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51mm"/>
    </style:style>
    <style:style style:name="co2" style:family="table-column">
      <style:table-column-properties fo:break-before="auto" style:column-width="12.84mm"/>
    </style:style>
    <style:style style:name="co3" style:family="table-column">
      <style:table-column-properties fo:break-before="auto" style:column-width="11.73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7.37mm"/>
    </style:style>
    <style:style style:name="co6" style:family="table-column">
      <style:table-column-properties fo:break-before="auto" style:column-width="1.94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2.5mm"/>
    </style:style>
    <style:style style:name="co10" style:family="table-column">
      <style:table-column-properties fo:break-before="auto" style:column-width="14.66mm"/>
    </style:style>
    <style:style style:name="co11" style:family="table-column">
      <style:table-column-properties fo:break-before="auto" style:column-width="6.14mm"/>
    </style:style>
    <style:style style:name="co12" style:family="table-column">
      <style:table-column-properties fo:break-before="auto" style:column-width="9.77mm"/>
    </style:style>
    <style:style style:name="co13" style:family="table-column">
      <style:table-column-properties fo:break-before="auto" style:column-width="14.13mm"/>
    </style:style>
    <style:style style:name="co14" style:family="table-column">
      <style:table-column-properties fo:break-before="auto" style:column-width="5.57mm"/>
    </style:style>
    <style:style style:name="co15" style:family="table-column">
      <style:table-column-properties fo:break-before="auto" style:column-width="14.25mm"/>
    </style:style>
    <style:style style:name="co16" style:family="table-column">
      <style:table-column-properties fo:break-before="auto" style:column-width="13.97mm"/>
    </style:style>
    <style:style style:name="co17" style:family="table-column">
      <style:table-column-properties fo:break-before="auto" style:column-width="18.71mm"/>
    </style:style>
    <style:style style:name="co18" style:family="table-column">
      <style:table-column-properties fo:break-before="auto" style:column-width="22.63mm"/>
    </style:style>
    <style:style style:name="co19" style:family="table-column">
      <style:table-column-properties fo:break-before="auto" style:column-width="26mm"/>
    </style:style>
    <style:style style:name="co20" style:family="table-column">
      <style:table-column-properties fo:break-before="auto" style:column-width="49.76mm"/>
    </style:style>
    <style:style style:name="co21" style:family="table-column">
      <style:table-column-properties fo:break-before="auto" style:column-width="24.87mm"/>
    </style:style>
    <style:style style:name="co22" style:family="table-column">
      <style:table-column-properties fo:break-before="auto" style:column-width="8.1mm"/>
    </style:style>
    <style:style style:name="co23" style:family="table-column">
      <style:table-column-properties fo:break-before="auto" style:column-width="17.04mm"/>
    </style:style>
    <style:style style:name="co24" style:family="table-column">
      <style:table-column-properties fo:break-before="auto" style:column-width="19.84mm"/>
    </style:style>
    <style:style style:name="co25" style:family="table-column">
      <style:table-column-properties fo:break-before="auto" style:column-width="27.96mm"/>
    </style:style>
    <style:style style:name="co26" style:family="table-column">
      <style:table-column-properties fo:break-before="auto" style:column-width="21.24mm"/>
    </style:style>
    <style:style style:name="co27" style:family="table-column">
      <style:table-column-properties fo:break-before="auto" style:column-width="4.18mm"/>
    </style:style>
    <style:style style:name="co28" style:family="table-column">
      <style:table-column-properties fo:break-before="auto" style:column-width="29.07mm"/>
    </style:style>
    <style:style style:name="co29" style:family="table-column">
      <style:table-column-properties fo:break-before="auto" style:column-width="18.43mm"/>
    </style:style>
    <style:style style:name="co30" style:family="table-column">
      <style:table-column-properties fo:break-before="auto" style:column-width="7.53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3.69mm"/>
    </style:style>
    <style:style style:name="co33" style:family="table-column">
      <style:table-column-properties fo:break-before="auto" style:column-width="29.35mm"/>
    </style:style>
    <style:style style:name="co34" style:family="table-column">
      <style:table-column-properties fo:break-before="auto" style:column-width="7.25mm"/>
    </style:style>
    <style:style style:name="co35" style:family="table-column">
      <style:table-column-properties fo:break-before="auto" style:column-width="19.28mm"/>
    </style:style>
    <style:style style:name="co36" style:family="table-column">
      <style:table-column-properties fo:break-before="auto" style:column-width="17.73mm"/>
    </style:style>
    <style:style style:name="co37" style:family="table-column">
      <style:table-column-properties fo:break-before="auto" style:column-width="20.13mm"/>
    </style:style>
    <style:style style:name="co38" style:family="table-column">
      <style:table-column-properties fo:break-before="auto" style:column-width="12.56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3.12mm"/>
    </style:style>
    <style:style style:name="co41" style:family="table-column">
      <style:table-column-properties fo:break-before="auto" style:column-width="24.5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4.76mm" fo:break-before="auto" style:use-optimal-row-height="true"/>
    </style:style>
    <style:style style:name="ro8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PageStyle_5f_DIŞ_20_CEPHE_20_">
      <style:table-properties table:display="true" style:writing-mode="lr-tb"/>
    </style:style>
    <style:style style:name="ta2" style:family="table" style:master-page-name="PageStyle_5f_MLZM">
      <style:table-properties table:display="true" style:writing-mode="lr-tb"/>
    </style:style>
    <style:style style:name="ta3" style:family="table" style:master-page-name="PageStyle_5f_Sayfa1">
      <style:table-properties table:display="true" style:writing-mode="lr-tb"/>
    </style:style>
    <style:style style:name="ta4" style:family="table" style:master-page-name="PageStyle_5f_merme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>
      <style:table-cell-properties fo:padding="0.71mm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">
      <style:table-cell-properties fo:padding="0.71mm"/>
    </style:style>
    <style:style style:name="ce6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2">
      <style:table-cell-properties fo:border-bottom="none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</style:style>
    <style:style style:name="ce9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</style:style>
    <style:style style:name="ce11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2e3436"/>
    </style:style>
    <style:style style:name="ce1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1.76pt solid #2e3436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diagonal-bl-tr="none" style:diagonal-tl-br="none" fo:border="none" fo:padding="0.71mm" style:rotation-align="none"/>
    </style:style>
    <style:style style:name="ce22" style:family="table-cell" style:parent-style-name="Default" style:data-style-name="N2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4">
      <style:table-cell-properties fo:border-bottom="1.76pt solid #2e3436" style:diagonal-bl-tr="none" style:diagonal-tl-br="none" fo:border-left="none" fo:padding="0.71mm" fo:border-right="none" style:rotation-align="none" fo:border-top="1.76pt solid #2e3436"/>
    </style:style>
    <style:style style:name="ce25" style:family="table-cell" style:parent-style-name="Default" style:data-style-name="N4">
      <style:table-cell-properties style:diagonal-bl-tr="none" style:diagonal-tl-br="none" fo:border="none" fo:padding="0.71mm" style:rotation-align="none"/>
    </style:style>
    <style:style style:name="ce26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27" style:family="table-cell" style:parent-style-name="Default" style:data-style-name="N2">
      <style:table-cell-properties fo:border-bottom="1.76pt solid #2e3436" style:diagonal-bl-tr="none" style:diagonal-tl-br="none" fo:border-left="none" fo:padding="0.71mm" fo:border-right="none" style:rotation-align="none" fo:border-top="1.76pt solid #2e3436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0">
      <style:table-cell-properties style:diagonal-bl-tr="none" style:diagonal-tl-br="none" fo:border="none" fo:padding="0.71mm" style:rotation-align="none"/>
    </style:style>
    <style:style style:name="ce30" style:family="table-cell" style:parent-style-name="Default" style:data-style-name="N0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31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4">
      <style:table-cell-properties style:diagonal-bl-tr="none" style:diagonal-tl-br="none" fo:background-color="transparent" fo:border="none" fo:padding="0.71mm" style:rotation-align="none"/>
    </style:style>
    <style:style style:name="ce36" style:family="table-cell" style:parent-style-name="Default" style:data-style-name="N4">
      <style:table-cell-properties fo:padding="0.71mm"/>
    </style:style>
    <style:style style:name="ce37" style:family="table-cell" style:parent-style-name="Default">
      <style:table-cell-properties fo:border-bottom="1.76pt solid #2e3436" style:diagonal-bl-tr="none" style:diagonal-tl-br="none" fo:background-color="transparent" fo:border-left="none" fo:padding="0.71mm" fo:border-right="none" style:rotation-align="none" fo:border-top="non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9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4">
      <style:table-cell-properties fo:background-color="#ffff00" fo:padding="0.71mm"/>
    </style:style>
    <style:style style:name="ce41" style:family="table-cell" style:parent-style-name="Default" style:data-style-name="N4">
      <style:table-cell-properties fo:background-color="#99cc00" fo:padding="0.71mm"/>
    </style:style>
    <style:style style:name="ce42" style:family="table-cell" style:parent-style-name="Default" style:data-style-name="N4">
      <style:table-cell-properties fo:border-bottom="none" style:diagonal-bl-tr="none" style:diagonal-tl-br="none" fo:border-left="none" fo:padding="0.71mm" fo:border-right="none" style:rotation-align="none" fo:border-top="1.76pt solid #2e3436"/>
    </style:style>
    <style:style style:name="ce4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4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45" style:family="table-cell" style:parent-style-name="Default" style:data-style-name="N4">
      <style:table-cell-properties fo:background-color="transparent" fo:padding="0.71mm"/>
    </style:style>
    <style:style style:name="ce4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1.76pt solid #2e3436"/>
    </style:style>
    <style:style style:name="ce49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none"/>
    </style:style>
    <style:style style:name="ce50" style:family="table-cell" style:parent-style-name="Default" style:data-style-name="N4">
      <style:table-cell-properties fo:border-bottom="1.76pt solid #2e3436" style:diagonal-bl-tr="none" style:diagonal-tl-br="none" fo:border-left="none" fo:padding="0.71mm" fo:border-right="1.76pt solid #2e3436" style:rotation-align="none" fo:border-top="none"/>
    </style:style>
    <style:style style:name="ce51" style:family="table-cell" style:parent-style-name="Default" style:data-style-name="N4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</style:style>
    <style:style style:name="ce52" style:family="table-cell" style:parent-style-name="Default" style:data-style-name="N4">
      <style:table-cell-properties fo:border-bottom="none" style:diagonal-bl-tr="none" style:diagonal-tl-br="none" fo:border-left="none" fo:padding="0.71mm" fo:border-right="1.76pt solid #2e3436" style:rotation-align="none" fo:border-top="none"/>
    </style:style>
    <style:style style:name="ce53" style:family="table-cell" style:parent-style-name="Default" style:data-style-name="N0">
      <style:table-cell-properties fo:border-bottom="1.76pt solid #2e3436" style:diagonal-bl-tr="none" style:diagonal-tl-br="none" fo:border-left="none" fo:padding="0.71mm" fo:border-right="1.76pt solid #2e3436" style:rotation-align="none" fo:border-top="none"/>
    </style:style>
    <style:style style:name="ce54" style:family="table-cell" style:parent-style-name="Default" style:data-style-name="N0">
      <style:table-cell-properties fo:padding="0.71mm"/>
    </style:style>
    <style:style style:name="ce55" style:family="table-cell" style:parent-style-name="Default" style:data-style-name="N4">
      <style:table-cell-properties fo:background-color="#ffff00" style:diagonal-bl-tr="none" style:diagonal-tl-br="none" fo:border="none" fo:padding="0.71mm" style:rotation-align="none"/>
    </style:style>
    <style:style style:name="ce56" style:family="table-cell" style:parent-style-name="Default" style:data-style-name="N4">
      <style:table-cell-properties fo:border-bottom="1.76pt solid #2e3436" fo:background-color="#ffff00" style:diagonal-bl-tr="none" style:diagonal-tl-br="none" fo:border-left="none" fo:padding="0.71mm" fo:border-right="none" style:rotation-align="none" fo:border-top="none"/>
    </style:style>
    <style:style style:name="ce57" style:family="table-cell" style:parent-style-name="Default" style:data-style-name="N2">
      <style:table-cell-properties fo:background-color="#ccffcc" fo:padding="0.71mm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ccffcc" fo:padding="0.71mm"/>
    </style:style>
    <style:style style:name="ce60" style:family="table-cell" style:parent-style-name="Default">
      <style:table-cell-properties fo:background-color="transparent" fo:padding="0.71mm"/>
    </style:style>
    <style:style style:name="ce61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Ş CEPHE 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5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03" table:default-cell-style-name="ce1"/>
        <table:table-column table:style-name="co18" table:number-columns-repeated="801" table:default-cell-style-name="Default"/>
        <table:table-row table:style-name="ro1">
          <table:table-cell table:number-columns-repeated="4"/>
          <table:table-cell table:formula="of:=[.D2]+[.J1]" office:value-type="float" office:value="1939.353" calcext:value-type="float">
            <text:p>1939,35</text:p>
          </table:table-cell>
          <table:table-cell table:number-columns-repeated="4"/>
          <table:table-cell table:style-name="ce3" table:formula="of:=SUM([.J5:.J59])" office:value-type="float" office:value="103.653" calcext:value-type="float">
            <text:p>103,6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formula="of:=SUM([.D6:.D59])" office:value-type="float" office:value="1835.7" calcext:value-type="float">
            <text:p>1835,70</text:p>
          </table:table-cell>
          <table:table-cell table:style-name="ce3"/>
          <table:table-cell table:style-name="ce3" table:formula="of:=SUM([.F6:.F59])" office:value-type="float" office:value="147.6" calcext:value-type="float">
            <text:p>147,60</text:p>
          </table:table-cell>
          <table:table-cell table:number-columns-repeated="3"/>
          <table:table-cell table:style-name="ce3"/>
          <table:table-cell table:number-columns-repeated="5"/>
          <table:table-cell table:style-name="ce3" table:formula="of:=SUM([.P6:.P59])" office:value-type="float" office:value="334.45" calcext:value-type="float">
            <text:p>334,45</text:p>
          </table:table-cell>
          <table:table-cell/>
          <table:table-cell table:style-name="ce3" table:formula="of:=SUM([.R6:.R59])" office:value-type="float" office:value="214.7" calcext:value-type="float">
            <text:p>214,70</text:p>
          </table:table-cell>
          <table:table-cell table:style-name="ce3" table:formula="of:=SUM([.S6:.S59])" office:value-type="float" office:value="689.4" calcext:value-type="float">
            <text:p>689,40</text:p>
          </table:table-cell>
          <table:table-cell table:style-name="ce3" table:formula="of:=SUM([.T6:.T59])" office:value-type="float" office:value="68.94" calcext:value-type="float">
            <text:p>68,9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2</text:p>
          </table:table-cell>
          <table:table-cell table:number-columns-repeated="3"/>
          <table:table-cell table:style-name="ce4" office:value-type="string" calcext:value-type="string">
            <text:p>Balkon sayısı * h</text:p>
          </table:table-cell>
          <table:table-cell table:style-name="ce4" office:value-type="string" calcext:value-type="string">
            <text:p>Balkon Yüzeyi</text:p>
          </table:table-cell>
          <table:table-cell table:style-name="ce2"/>
          <table:table-cell office:value-type="string" calcext:value-type="string">
            <text:p>BALKON ALTI</text:p>
          </table:table-cell>
          <table:table-cell table:style-name="ce2" table:number-columns-repeated="2"/>
          <table:table-cell/>
          <table:table-cell office:value-type="string" calcext:value-type="string">
            <text:p>M2</text:p>
          </table:table-cell>
          <table:table-cell table:number-columns-repeated="5"/>
          <table:table-cell table:number-columns-repeated="2" office:value-type="string" calcext:value-type="string">
            <text:p>MT</text:p>
          </table:table-cell>
          <table:table-cell office:value-type="string" calcext:value-type="string">
            <text:p>M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Ş CEPHE</text:p>
          </table:table-cell>
          <table:table-cell table:number-columns-repeated="5"/>
          <table:table-cell table:style-name="ce2" table:number-columns-repeated="4"/>
          <table:table-cell/>
          <table:table-cell office:value-type="string" calcext:value-type="string">
            <text:p>PENCERE BOŞLUKLARI</text:p>
          </table:table-cell>
          <table:table-cell table:number-columns-repeated="5"/>
          <table:table-cell office:value-type="string" calcext:value-type="string">
            <text:p>DNZLK</text:p>
          </table:table-cell>
          <table:table-cell office:value-type="string" calcext:value-type="string">
            <text:p>SÖVE</text:p>
          </table:table-cell>
          <table:table-cell office:value-type="string" calcext:value-type="string">
            <text:p>KRK ÖLÇ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ön sol</text:p>
          </table:table-cell>
          <table:table-cell office:value-type="float" office:value="2.2" calcext:value-type="float">
            <text:p>2,20</text:p>
          </table:table-cell>
          <table:table-cell office:value-type="float" office:value="15" calcext:value-type="float">
            <text:p>15,00</text:p>
          </table:table-cell>
          <table:table-cell table:formula="of:=[.C6]*[.B6]" office:value-type="float" office:value="33" calcext:value-type="float">
            <text:p>33,00</text:p>
          </table:table-cell>
          <table:table-cell table:number-columns-repeated="5"/>
          <table:table-cell table:style-name="ce3" table:formula="of:=[.I6]*[.H6]" office:value-type="float" office:value="0" calcext:value-type="float">
            <text:p>0,00</text:p>
          </table:table-cell>
          <table:table-cell/>
          <table:table-cell table:style-name="ce2" office:value-type="string" calcext:value-type="string">
            <text:p>balk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,50</text:p>
          </table:table-cell>
          <table:table-cell table:formula="of:=[.O6]*[.N6]*[.M6]" office:value-type="float" office:value="11.25" calcext:value-type="float">
            <text:p>11,25</text:p>
          </table:table-cell>
          <table:table-cell/>
          <table:table-cell table:formula="of:=[.N6]*[.M6]" office:value-type="float" office:value="7.5" calcext:value-type="float">
            <text:p>7,50</text:p>
          </table:table-cell>
          <table:table-cell table:formula="of:=[.M6]*((2*[.N6])+[.O6])" office:value-type="float" office:value="22.5" calcext:value-type="float">
            <text:p>22,50</text:p>
          </table:table-cell>
          <table:table-cell table:formula="of:=[.S6]*0.1" office:value-type="float" office:value="2.25" calcext:value-type="float">
            <text:p>2,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kon</text:p>
          </table:table-cell>
          <table:table-cell office:value-type="float" office:value="1.5" calcext:value-type="float">
            <text:p>1,50</text:p>
          </table:table-cell>
          <table:table-cell office:value-type="float" office:value="15" calcext:value-type="float">
            <text:p>15,00</text:p>
          </table:table-cell>
          <table:table-cell table:formula="of:=[.C7]*[.B7]" office:value-type="float" office:value="22.5" calcext:value-type="float">
            <text:p>22,50</text:p>
          </table:table-cell>
          <table:table-cell office:value-type="float" office:value="4" calcext:value-type="float">
            <text:p>4,00</text:p>
          </table:table-cell>
          <table:table-cell table:formula="of:=[.E7]*[.B7]" office:value-type="float" office:value="6" calcext:value-type="float">
            <text:p>6,00</text:p>
          </table:table-cell>
          <table:table-cell/>
          <table:table-cell office:value-type="float" office:value="1.5" calcext:value-type="float">
            <text:p>1,50</text:p>
          </table:table-cell>
          <table:table-cell office:value-type="float" office:value="3.1" calcext:value-type="float">
            <text:p>3,10</text:p>
          </table:table-cell>
          <table:table-cell table:style-name="ce3" table:formula="of:=[.I7]*[.H7]" office:value-type="float" office:value="4.65" calcext:value-type="float">
            <text:p>4,65</text:p>
          </table:table-cell>
          <table:table-cell/>
          <table:table-cell office:value-type="string" calcext:value-type="string">
            <text:p>kapı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formula="of:=[.O7]*[.N7]*[.M7]" office:value-type="float" office:value="8" calcext:value-type="float">
            <text:p>8,00</text:p>
          </table:table-cell>
          <table:table-cell/>
          <table:table-cell table:formula="of:=[.N7]*[.M7]" office:value-type="float" office:value="4" calcext:value-type="float">
            <text:p>4,00</text:p>
          </table:table-cell>
          <table:table-cell table:formula="of:=[.M7]*((2*[.N7])+[.O7])" office:value-type="float" office:value="18" calcext:value-type="float">
            <text:p>18,00</text:p>
          </table:table-cell>
          <table:table-cell table:formula="of:=[.S7]*0.1" office:value-type="float" office:value="1.8" calcext:value-type="float">
            <text:p>1,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.1" calcext:value-type="float">
            <text:p>3,10</text:p>
          </table:table-cell>
          <table:table-cell office:value-type="float" office:value="15" calcext:value-type="float">
            <text:p>15,00</text:p>
          </table:table-cell>
          <table:table-cell table:formula="of:=[.C8]*[.B8]" office:value-type="float" office:value="46.5" calcext:value-type="float">
            <text:p>46,50</text:p>
          </table:table-cell>
          <table:table-cell office:value-type="float" office:value="4" calcext:value-type="float">
            <text:p>4,00</text:p>
          </table:table-cell>
          <table:table-cell table:formula="of:=[.E8]*[.B8]" office:value-type="float" office:value="12.4" calcext:value-type="float">
            <text:p>12,40</text:p>
          </table:table-cell>
          <table:table-cell table:style-name="ce2"/>
          <table:table-cell/>
          <table:table-cell table:style-name="ce2"/>
          <table:table-cell table:style-name="ce3" table:formula="of:=[.I8]*[.H8]" office:value-type="float" office:value="0" calcext:value-type="float">
            <text:p>0,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8]*[.N8]*[.M8]" office:value-type="float" office:value="28.8" calcext:value-type="float">
            <text:p>28,80</text:p>
          </table:table-cell>
          <table:table-cell/>
          <table:table-cell table:formula="of:=[.N8]*[.M8]" office:value-type="float" office:value="19.2" calcext:value-type="float">
            <text:p>19,20</text:p>
          </table:table-cell>
          <table:table-cell table:formula="of:=[.M8]*((2*[.N8])+[.O8])" office:value-type="float" office:value="62.4" calcext:value-type="float">
            <text:p>62,40</text:p>
          </table:table-cell>
          <table:table-cell table:formula="of:=[.S8]*0.1" office:value-type="float" office:value="6.24" calcext:value-type="float">
            <text:p>6,2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office:value-type="float" office:value="0.4" calcext:value-type="float">
            <text:p>0,40</text:p>
          </table:table-cell>
          <table:table-cell office:value-type="float" office:value="15" calcext:value-type="float">
            <text:p>15,00</text:p>
          </table:table-cell>
          <table:table-cell table:formula="of:=[.C9]*[.B9]"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table:formula="of:=[.E9]*[.B9]" office:value-type="float" office:value="1.6" calcext:value-type="float">
            <text:p>1,60</text:p>
          </table:table-cell>
          <table:table-cell table:style-name="ce2"/>
          <table:table-cell table:number-columns-repeated="2"/>
          <table:table-cell table:style-name="ce3" table:formula="of:=[.I9]*[.H9]" office:value-type="float" office:value="0" calcext:value-type="float">
            <text:p>0,00</text:p>
          </table:table-cell>
          <table:table-cell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9]*[.N9]*[.M9]" office:value-type="float" office:value="28.8" calcext:value-type="float">
            <text:p>28,80</text:p>
          </table:table-cell>
          <table:table-cell/>
          <table:table-cell table:formula="of:=[.N9]*[.M9]" office:value-type="float" office:value="19.2" calcext:value-type="float">
            <text:p>19,20</text:p>
          </table:table-cell>
          <table:table-cell table:formula="of:=[.M9]*((2*[.N9])+[.O9])" office:value-type="float" office:value="62.4" calcext:value-type="float">
            <text:p>62,40</text:p>
          </table:table-cell>
          <table:table-cell table:formula="of:=[.S9]*0.1" office:value-type="float" office:value="6.24" calcext:value-type="float">
            <text:p>6,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9.2" calcext:value-type="float">
            <text:p>9,20</text:p>
          </table:table-cell>
          <table:table-cell office:value-type="float" office:value="15" calcext:value-type="float">
            <text:p>15,00</text:p>
          </table:table-cell>
          <table:table-cell table:formula="of:=[.C10]*[.B10]" office:value-type="float" office:value="138" calcext:value-type="float">
            <text:p>138,00</text:p>
          </table:table-cell>
          <table:table-cell table:number-columns-repeated="2"/>
          <table:table-cell table:style-name="ce2"/>
          <table:table-cell office:value-type="float" office:value="9.2" calcext:value-type="float">
            <text:p>9,20</text:p>
          </table:table-cell>
          <table:table-cell office:value-type="float" office:value="1.1" calcext:value-type="float">
            <text:p>1,10</text:p>
          </table:table-cell>
          <table:table-cell table:style-name="ce3" table:formula="of:=[.I10]*[.H10]" office:value-type="float" office:value="10.12" calcext:value-type="float">
            <text:p>10,12</text:p>
          </table:table-cell>
          <table:table-cell/>
          <table:table-cell office:value-type="string" calcext:value-type="string">
            <text:p>kapı</text:p>
          </table:table-cell>
          <table:table-cell table:number-columns-repeated="3"/>
          <table:table-cell table:formula="of:=[.O10]*[.N10]*[.M10]" office:value-type="float" office:value="0" calcext:value-type="float">
            <text:p>0,00</text:p>
          </table:table-cell>
          <table:table-cell/>
          <table:table-cell table:formula="of:=[.N10]*[.M10]" office:value-type="float" office:value="0" calcext:value-type="float">
            <text:p>0,00</text:p>
          </table:table-cell>
          <table:table-cell table:formula="of:=[.M10]*((2*[.N10])+[.O10])" office:value-type="float" office:value="0" calcext:value-type="float">
            <text:p>0,00</text:p>
          </table:table-cell>
          <table:table-cell table:formula="of:=[.S10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" calcext:value-type="float">
            <text:p>15,00</text:p>
          </table:table-cell>
          <table:table-cell table:formula="of:=[.C11]*[.B11]" office:value-type="float" office:value="0" calcext:value-type="float">
            <text:p>0,00</text:p>
          </table:table-cell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" table:formula="of:=[.I11]*[.H11]" office:value-type="float" office:value="0" calcext:value-type="float">
            <text:p>0,00</text:p>
          </table:table-cell>
          <table:table-cell/>
          <table:table-cell table:style-name="ce2"/>
          <table:table-cell table:number-columns-repeated="3"/>
          <table:table-cell table:formula="of:=[.O11]*[.N11]*[.M11]" office:value-type="float" office:value="0" calcext:value-type="float">
            <text:p>0,00</text:p>
          </table:table-cell>
          <table:table-cell/>
          <table:table-cell table:formula="of:=[.N11]*[.M11]" office:value-type="float" office:value="0" calcext:value-type="float">
            <text:p>0,00</text:p>
          </table:table-cell>
          <table:table-cell table:formula="of:=[.M11]*((2*[.N11])+[.O11])" office:value-type="float" office:value="0" calcext:value-type="float">
            <text:p>0,00</text:p>
          </table:table-cell>
          <table:table-cell table:formula="of:=[.S11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.6" calcext:value-type="float">
            <text:p>1,60</text:p>
          </table:table-cell>
          <table:table-cell office:value-type="float" office:value="15" calcext:value-type="float">
            <text:p>15,00</text:p>
          </table:table-cell>
          <table:table-cell table:formula="of:=[.C12]*[.B12]" office:value-type="float" office:value="24" calcext:value-type="float">
            <text:p>24,00</text:p>
          </table:table-cell>
          <table:table-cell table:number-columns-repeated="2"/>
          <table:table-cell table:style-name="ce2"/>
          <table:table-cell/>
          <table:table-cell table:style-name="ce2"/>
          <table:table-cell table:style-name="ce3" table:formula="of:=[.I12]*[.H12]" office:value-type="float" office:value="0" calcext:value-type="float">
            <text:p>0,00</text:p>
          </table:table-cell>
          <table:table-cell/>
          <table:table-cell table:style-name="ce2"/>
          <table:table-cell table:number-columns-repeated="3"/>
          <table:table-cell table:formula="of:=[.O12]*[.N12]*[.M12]" office:value-type="float" office:value="0" calcext:value-type="float">
            <text:p>0,00</text:p>
          </table:table-cell>
          <table:table-cell/>
          <table:table-cell table:formula="of:=[.N12]*[.M12]" office:value-type="float" office:value="0" calcext:value-type="float">
            <text:p>0,00</text:p>
          </table:table-cell>
          <table:table-cell table:formula="of:=[.M12]*((2*[.N12])+[.O12])" office:value-type="float" office:value="0" calcext:value-type="float">
            <text:p>0,00</text:p>
          </table:table-cell>
          <table:table-cell table:formula="of:=[.S12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8.7" calcext:value-type="float">
            <text:p>8,70</text:p>
          </table:table-cell>
          <table:table-cell office:value-type="float" office:value="15" calcext:value-type="float">
            <text:p>15,00</text:p>
          </table:table-cell>
          <table:table-cell table:formula="of:=[.C13]*[.B13]" office:value-type="float" office:value="130.5" calcext:value-type="float">
            <text:p>130,50</text:p>
          </table:table-cell>
          <table:table-cell table:number-columns-repeated="2"/>
          <table:table-cell table:style-name="ce2"/>
          <table:table-cell office:value-type="float" office:value="8.7" calcext:value-type="float">
            <text:p>8,70</text:p>
          </table:table-cell>
          <table:table-cell office:value-type="float" office:value="1.1" calcext:value-type="float">
            <text:p>1,10</text:p>
          </table:table-cell>
          <table:table-cell table:style-name="ce3" table:formula="of:=[.I13]*[.H13]" office:value-type="float" office:value="9.57" calcext:value-type="float">
            <text:p>9,57</text:p>
          </table:table-cell>
          <table:table-cell/>
          <table:table-cell table:style-name="ce2"/>
          <table:table-cell table:number-columns-repeated="3"/>
          <table:table-cell table:formula="of:=[.O13]*[.N13]*[.M13]" office:value-type="float" office:value="0" calcext:value-type="float">
            <text:p>0,00</text:p>
          </table:table-cell>
          <table:table-cell/>
          <table:table-cell table:formula="of:=[.N13]*[.M13]" office:value-type="float" office:value="0" calcext:value-type="float">
            <text:p>0,00</text:p>
          </table:table-cell>
          <table:table-cell table:formula="of:=[.M13]*((2*[.N13])+[.O13])" office:value-type="float" office:value="0" calcext:value-type="float">
            <text:p>0,00</text:p>
          </table:table-cell>
          <table:table-cell table:formula="of:=[.S13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n</text:p>
          </table:table-cell>
          <table:table-cell office:value-type="float" office:value="1.1" calcext:value-type="float">
            <text:p>1,10</text:p>
          </table:table-cell>
          <table:table-cell office:value-type="float" office:value="15" calcext:value-type="float">
            <text:p>15,00</text:p>
          </table:table-cell>
          <table:table-cell table:formula="of:=[.C14]*[.B14]" office:value-type="float" office:value="16.5" calcext:value-type="float">
            <text:p>16,50</text:p>
          </table:table-cell>
          <table:table-cell table:number-columns-repeated="5"/>
          <table:table-cell table:style-name="ce3" table:formula="of:=[.I14]*[.H14]" office:value-type="float" office:value="0" calcext:value-type="float">
            <text:p>0,00</text:p>
          </table:table-cell>
          <table:table-cell/>
          <table:table-cell table:style-name="ce2"/>
          <table:table-cell table:number-columns-repeated="3"/>
          <table:table-cell table:formula="of:=[.O14]*[.N14]*[.M14]" office:value-type="float" office:value="0" calcext:value-type="float">
            <text:p>0,00</text:p>
          </table:table-cell>
          <table:table-cell/>
          <table:table-cell table:formula="of:=[.N14]*[.M14]" office:value-type="float" office:value="0" calcext:value-type="float">
            <text:p>0,00</text:p>
          </table:table-cell>
          <table:table-cell table:formula="of:=[.M14]*((2*[.N14])+[.O14])" office:value-type="float" office:value="0" calcext:value-type="float">
            <text:p>0,00</text:p>
          </table:table-cell>
          <table:table-cell table:formula="of:=[.S14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.3" calcext:value-type="float">
            <text:p>3,30</text:p>
          </table:table-cell>
          <table:table-cell office:value-type="float" office:value="15" calcext:value-type="float">
            <text:p>15,00</text:p>
          </table:table-cell>
          <table:table-cell table:formula="of:=[.C15]*[.B15]" office:value-type="float" office:value="49.5" calcext:value-type="float">
            <text:p>49,50</text:p>
          </table:table-cell>
          <table:table-cell table:number-columns-repeated="3"/>
          <table:table-cell office:value-type="float" office:value="3.3" calcext:value-type="float">
            <text:p>3,30</text:p>
          </table:table-cell>
          <table:table-cell office:value-type="float" office:value="1.21" calcext:value-type="float">
            <text:p>1,21</text:p>
          </table:table-cell>
          <table:table-cell table:style-name="ce3" table:formula="of:=[.I15]*[.H15]" office:value-type="float" office:value="3.993" calcext:value-type="float">
            <text:p>3,99</text:p>
          </table:table-cell>
          <table:table-cell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15]*[.N15]*[.M15]" office:value-type="float" office:value="9" calcext:value-type="float">
            <text:p>9,00</text:p>
          </table:table-cell>
          <table:table-cell/>
          <table:table-cell table:formula="of:=[.N15]*[.M15]" office:value-type="float" office:value="6" calcext:value-type="float">
            <text:p>6,00</text:p>
          </table:table-cell>
          <table:table-cell table:formula="of:=[.M15]*((2*[.N15])+[.O15])" office:value-type="float" office:value="19.5" calcext:value-type="float">
            <text:p>19,50</text:p>
          </table:table-cell>
          <table:table-cell table:formula="of:=[.S15]*0.1" office:value-type="float" office:value="1.95" calcext:value-type="float">
            <text:p>1,9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float" office:value="0.4" calcext:value-type="float">
            <text:p>0,40</text:p>
          </table:table-cell>
          <table:table-cell office:value-type="float" office:value="15" calcext:value-type="float">
            <text:p>15,00</text:p>
          </table:table-cell>
          <table:table-cell table:formula="of:=[.C16]*[.B16]"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table:formula="of:=[.E16]*[.B16]" office:value-type="float" office:value="1.6" calcext:value-type="float">
            <text:p>1,60</text:p>
          </table:table-cell>
          <table:table-cell table:style-name="ce2"/>
          <table:table-cell table:number-columns-repeated="2"/>
          <table:table-cell table:style-name="ce3" table:formula="of:=[.I16]*[.H16]" office:value-type="float" office:value="0" calcext:value-type="float">
            <text:p>0,00</text:p>
          </table:table-cell>
          <table:table-cell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formula="of:=[.O16]*[.N16]*[.M16]" office:value-type="float" office:value="8" calcext:value-type="float">
            <text:p>8,00</text:p>
          </table:table-cell>
          <table:table-cell table:style-name="ce6"/>
          <table:table-cell table:formula="of:=[.N16]*[.M16]" office:value-type="float" office:value="4" calcext:value-type="float">
            <text:p>4,00</text:p>
          </table:table-cell>
          <table:table-cell table:formula="of:=[.M16]*((2*[.N16])+[.O16])" office:value-type="float" office:value="18" calcext:value-type="float">
            <text:p>18,00</text:p>
          </table:table-cell>
          <table:table-cell table:formula="of:=[.S16]*0.1" office:value-type="float" office:value="1.8" calcext:value-type="float">
            <text:p>1,8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float" office:value="2.5" calcext:value-type="float">
            <text:p>2,50</text:p>
          </table:table-cell>
          <table:table-cell office:value-type="float" office:value="15" calcext:value-type="float">
            <text:p>15,00</text:p>
          </table:table-cell>
          <table:table-cell table:formula="of:=[.C17]*[.B17]" office:value-type="float" office:value="37.5" calcext:value-type="float">
            <text:p>37,50</text:p>
          </table:table-cell>
          <table:table-cell office:value-type="float" office:value="4" calcext:value-type="float">
            <text:p>4,00</text:p>
          </table:table-cell>
          <table:table-cell table:formula="of:=[.E17]*[.B17]" office:value-type="float" office:value="10" calcext:value-type="float">
            <text:p>10,00</text:p>
          </table:table-cell>
          <table:table-cell/>
          <table:table-cell office:value-type="float" office:value="2.5" calcext:value-type="float">
            <text:p>2,50</text:p>
          </table:table-cell>
          <table:table-cell office:value-type="float" office:value="1.4" calcext:value-type="float">
            <text:p>1,40</text:p>
          </table:table-cell>
          <table:table-cell table:style-name="ce3" table:formula="of:=[.I17]*[.H17]" office:value-type="float" office:value="3.5" calcext:value-type="float">
            <text:p>3,50</text:p>
          </table:table-cell>
          <table:table-cell/>
          <table:table-cell office:value-type="string" calcext:value-type="string">
            <text:p>kapı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formula="of:=[.O17]*[.N17]*[.M17]" office:value-type="float" office:value="8" calcext:value-type="float">
            <text:p>8,00</text:p>
          </table:table-cell>
          <table:table-cell table:style-name="ce6"/>
          <table:table-cell table:formula="of:=[.N17]*[.M17]" office:value-type="float" office:value="4" calcext:value-type="float">
            <text:p>4,00</text:p>
          </table:table-cell>
          <table:table-cell table:formula="of:=[.M17]*((2*[.N17])+[.O17])" office:value-type="float" office:value="18" calcext:value-type="float">
            <text:p>18,00</text:p>
          </table:table-cell>
          <table:table-cell table:formula="of:=[.S17]*0.1" office:value-type="float" office:value="1.8" calcext:value-type="float">
            <text:p>1,8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float" office:value="1.4" calcext:value-type="float">
            <text:p>1,40</text:p>
          </table:table-cell>
          <table:table-cell office:value-type="float" office:value="15" calcext:value-type="float">
            <text:p>15,00</text:p>
          </table:table-cell>
          <table:table-cell table:formula="of:=[.C18]*[.B18]" office:value-type="float" office:value="21" calcext:value-type="float">
            <text:p>21,00</text:p>
          </table:table-cell>
          <table:table-cell office:value-type="float" office:value="4" calcext:value-type="float">
            <text:p>4,00</text:p>
          </table:table-cell>
          <table:table-cell table:formula="of:=[.E18]*[.B18]" office:value-type="float" office:value="5.6" calcext:value-type="float">
            <text:p>5,60</text:p>
          </table:table-cell>
          <table:table-cell table:style-name="ce2"/>
          <table:table-cell table:number-columns-repeated="2"/>
          <table:table-cell table:style-name="ce3" table:formula="of:=[.I18]*[.H18]" office:value-type="float" office:value="0" calcext:value-type="float">
            <text:p>0,00</text:p>
          </table:table-cell>
          <table:table-cell/>
          <table:table-cell table:style-name="ce2"/>
          <table:table-cell table:number-columns-repeated="3"/>
          <table:table-cell table:formula="of:=[.O18]*[.N18]*[.M18]" office:value-type="float" office:value="0" calcext:value-type="float">
            <text:p>0,00</text:p>
          </table:table-cell>
          <table:table-cell table:style-name="ce6"/>
          <table:table-cell table:formula="of:=[.N18]*[.M18]" office:value-type="float" office:value="0" calcext:value-type="float">
            <text:p>0,00</text:p>
          </table:table-cell>
          <table:table-cell table:formula="of:=[.M18]*((2*[.N18])+[.O18])" office:value-type="float" office:value="0" calcext:value-type="float">
            <text:p>0,00</text:p>
          </table:table-cell>
          <table:table-cell table:formula="of:=[.S18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float" office:value="0.6" calcext:value-type="float">
            <text:p>0,60</text:p>
          </table:table-cell>
          <table:table-cell office:value-type="float" office:value="15" calcext:value-type="float">
            <text:p>15,00</text:p>
          </table:table-cell>
          <table:table-cell table:formula="of:=[.C19]*[.B19]"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table:formula="of:=[.E19]*[.B19]" office:value-type="float" office:value="2.4" calcext:value-type="float">
            <text:p>2,40</text:p>
          </table:table-cell>
          <table:table-cell table:style-name="ce2"/>
          <table:table-cell table:number-columns-repeated="2"/>
          <table:table-cell table:style-name="ce3" table:formula="of:=[.I19]*[.H19]" office:value-type="float" office:value="0" calcext:value-type="float">
            <text:p>0,00</text:p>
          </table:table-cell>
          <table:table-cell/>
          <table:table-cell office:value-type="string" calcext:value-type="string">
            <text:p>kapı</text:p>
          </table:table-cell>
          <table:table-cell table:number-columns-repeated="3"/>
          <table:table-cell table:formula="of:=[.O19]*[.N19]*[.M19]" office:value-type="float" office:value="0" calcext:value-type="float">
            <text:p>0,00</text:p>
          </table:table-cell>
          <table:table-cell table:style-name="ce6"/>
          <table:table-cell table:formula="of:=[.N19]*[.M19]" office:value-type="float" office:value="0" calcext:value-type="float">
            <text:p>0,00</text:p>
          </table:table-cell>
          <table:table-cell table:formula="of:=[.M19]*((2*[.N19])+[.O19])" office:value-type="float" office:value="0" calcext:value-type="float">
            <text:p>0,00</text:p>
          </table:table-cell>
          <table:table-cell table:formula="of:=[.S19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.7" calcext:value-type="float">
            <text:p>3,70</text:p>
          </table:table-cell>
          <table:table-cell office:value-type="float" office:value="15" calcext:value-type="float">
            <text:p>15,00</text:p>
          </table:table-cell>
          <table:table-cell table:formula="of:=[.C20]*[.B20]" office:value-type="float" office:value="55.5" calcext:value-type="float">
            <text:p>55,50</text:p>
          </table:table-cell>
          <table:table-cell table:number-columns-repeated="3"/>
          <table:table-cell office:value-type="float" office:value="3.7" calcext:value-type="float">
            <text:p>3,70</text:p>
          </table:table-cell>
          <table:table-cell office:value-type="float" office:value="1.1" calcext:value-type="float">
            <text:p>1,10</text:p>
          </table:table-cell>
          <table:table-cell table:style-name="ce3" table:formula="of:=[.I20]*[.H20]" office:value-type="float" office:value="4.07" calcext:value-type="float">
            <text:p>4,07</text:p>
          </table:table-cell>
          <table:table-cell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20]*[.N20]*[.M20]" office:value-type="float" office:value="9" calcext:value-type="float">
            <text:p>9,00</text:p>
          </table:table-cell>
          <table:table-cell/>
          <table:table-cell table:formula="of:=[.N20]*[.M20]" office:value-type="float" office:value="6" calcext:value-type="float">
            <text:p>6,00</text:p>
          </table:table-cell>
          <table:table-cell table:formula="of:=[.M20]*((2*[.N20])+[.O20])" office:value-type="float" office:value="19.5" calcext:value-type="float">
            <text:p>19,50</text:p>
          </table:table-cell>
          <table:table-cell table:formula="of:=[.S20]*0.1" office:value-type="float" office:value="1.95" calcext:value-type="float">
            <text:p>1,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 office:value-type="float" office:value="15" calcext:value-type="float">
            <text:p>15,00</text:p>
          </table:table-cell>
          <table:table-cell table:formula="of:=[.C21]*[.B21]"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table:formula="of:=[.E21]*[.B21]" office:value-type="float" office:value="2.4" calcext:value-type="float">
            <text:p>2,40</text:p>
          </table:table-cell>
          <table:table-cell table:number-columns-repeated="3"/>
          <table:table-cell table:style-name="ce3" table:formula="of:=[.I21]*[.H21]" office:value-type="float" office:value="0" calcext:value-type="float">
            <text:p>0,00</text:p>
          </table:table-cell>
          <table:table-cell table:number-columns-repeated="5"/>
          <table:table-cell table:formula="of:=[.O21]*[.N21]*[.M21]" office:value-type="float" office:value="0" calcext:value-type="float">
            <text:p>0,00</text:p>
          </table:table-cell>
          <table:table-cell/>
          <table:table-cell table:formula="of:=[.N21]*[.M21]" office:value-type="float" office:value="0" calcext:value-type="float">
            <text:p>0,00</text:p>
          </table:table-cell>
          <table:table-cell table:formula="of:=[.M21]*((2*[.N21])+[.O21])" office:value-type="float" office:value="0" calcext:value-type="float">
            <text:p>0,00</text:p>
          </table:table-cell>
          <table:table-cell table:formula="of:=[.S21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.1" calcext:value-type="float">
            <text:p>6,10</text:p>
          </table:table-cell>
          <table:table-cell office:value-type="float" office:value="15" calcext:value-type="float">
            <text:p>15,00</text:p>
          </table:table-cell>
          <table:table-cell table:formula="of:=[.C22]*[.B22]" office:value-type="float" office:value="91.5" calcext:value-type="float">
            <text:p>91,50</text:p>
          </table:table-cell>
          <table:table-cell office:value-type="float" office:value="4" calcext:value-type="float">
            <text:p>4,00</text:p>
          </table:table-cell>
          <table:table-cell table:formula="of:=[.E22]*[.B22]" office:value-type="float" office:value="24.4" calcext:value-type="float">
            <text:p>24,40</text:p>
          </table:table-cell>
          <table:table-cell/>
          <table:table-cell office:value-type="float" office:value="6.1" calcext:value-type="float">
            <text:p>6,10</text:p>
          </table:table-cell>
          <table:table-cell office:value-type="float" office:value="1.5" calcext:value-type="float">
            <text:p>1,50</text:p>
          </table:table-cell>
          <table:table-cell table:style-name="ce3" table:formula="of:=[.I22]*[.H22]" office:value-type="float" office:value="9.15" calcext:value-type="float">
            <text:p>9,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1.5" calcext:value-type="float">
            <text:p>1,50</text:p>
          </table:table-cell>
          <table:table-cell table:formula="of:=[.O22]*[.N22]*[.M22]" office:value-type="float" office:value="27" calcext:value-type="float">
            <text:p>27,00</text:p>
          </table:table-cell>
          <table:table-cell/>
          <table:table-cell table:formula="of:=[.N22]*[.M22]" office:value-type="float" office:value="18" calcext:value-type="float">
            <text:p>18,00</text:p>
          </table:table-cell>
          <table:table-cell table:formula="of:=[.M22]*((2*[.N22])+[.O22])" office:value-type="float" office:value="54" calcext:value-type="float">
            <text:p>54,00</text:p>
          </table:table-cell>
          <table:table-cell table:formula="of:=[.S22]*0.1" office:value-type="float" office:value="5.4" calcext:value-type="float">
            <text:p>5,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 office:value-type="float" office:value="15" calcext:value-type="float">
            <text:p>15,00</text:p>
          </table:table-cell>
          <table:table-cell table:formula="of:=[.C23]*[.B23]"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table:formula="of:=[.E23]*[.B23]" office:value-type="float" office:value="2.4" calcext:value-type="float">
            <text:p>2,40</text:p>
          </table:table-cell>
          <table:table-cell table:number-columns-repeated="3"/>
          <table:table-cell table:style-name="ce3" table:formula="of:=[.I23]*[.H23]" office:value-type="float" office:value="0" calcext:value-type="float">
            <text:p>0,00</text:p>
          </table:table-cell>
          <table:table-cell/>
          <table:table-cell office:value-type="string" calcext:value-type="string">
            <text:p>balkon dışı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0</text:p>
          </table:table-cell>
          <table:table-cell office:value-type="float" office:value="1.5" calcext:value-type="float">
            <text:p>1,50</text:p>
          </table:table-cell>
          <table:table-cell table:formula="of:=[.O23]*[.N23]*[.M23]" office:value-type="float" office:value="43.2" calcext:value-type="float">
            <text:p>43,20</text:p>
          </table:table-cell>
          <table:table-cell/>
          <table:table-cell table:formula="of:=[.N23]*[.M23]" office:value-type="float" office:value="28.8" calcext:value-type="float">
            <text:p>28,80</text:p>
          </table:table-cell>
          <table:table-cell table:formula="of:=[.M23]*((2*[.N23])+[.O23])" office:value-type="float" office:value="75.6" calcext:value-type="float">
            <text:p>75,60</text:p>
          </table:table-cell>
          <table:table-cell table:formula="of:=[.S23]*0.1" office:value-type="float" office:value="7.56" calcext:value-type="float">
            <text:p>7,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.5" calcext:value-type="float">
            <text:p>3,50</text:p>
          </table:table-cell>
          <table:table-cell office:value-type="float" office:value="15" calcext:value-type="float">
            <text:p>15,00</text:p>
          </table:table-cell>
          <table:table-cell table:formula="of:=[.C24]*[.B24]" office:value-type="float" office:value="52.5" calcext:value-type="float">
            <text:p>52,50</text:p>
          </table:table-cell>
          <table:table-cell table:number-columns-repeated="2"/>
          <table:table-cell table:style-name="ce3"/>
          <table:table-cell office:value-type="float" office:value="3.4" calcext:value-type="float">
            <text:p>3,40</text:p>
          </table:table-cell>
          <table:table-cell table:style-name="ce3" office:value-type="float" office:value="1.1" calcext:value-type="float">
            <text:p>1,10</text:p>
          </table:table-cell>
          <table:table-cell table:style-name="ce3" table:formula="of:=[.I24]*[.H24]" office:value-type="float" office:value="3.74" calcext:value-type="float">
            <text:p>3,74</text:p>
          </table:table-cell>
          <table:table-cell table:style-name="ce3"/>
          <table:table-cell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24]*[.N24]*[.M24]" office:value-type="float" office:value="9" calcext:value-type="float">
            <text:p>9,00</text:p>
          </table:table-cell>
          <table:table-cell/>
          <table:table-cell table:formula="of:=[.N24]*[.M24]" office:value-type="float" office:value="6" calcext:value-type="float">
            <text:p>6,00</text:p>
          </table:table-cell>
          <table:table-cell table:formula="of:=[.M24]*((2*[.N24])+[.O24])" office:value-type="float" office:value="19.5" calcext:value-type="float">
            <text:p>19,50</text:p>
          </table:table-cell>
          <table:table-cell table:formula="of:=[.S24]*0.1" office:value-type="float" office:value="1.95" calcext:value-type="float">
            <text:p>1,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 office:value-type="float" office:value="15" calcext:value-type="float">
            <text:p>15,00</text:p>
          </table:table-cell>
          <table:table-cell table:formula="of:=[.C25]*[.B25]"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table:formula="of:=[.E25]*[.B25]" office:value-type="float" office:value="2.4" calcext:value-type="float">
            <text:p>2,40</text:p>
          </table:table-cell>
          <table:table-cell table:number-columns-repeated="3"/>
          <table:table-cell table:style-name="ce3" table:formula="of:=[.I25]*[.H25]" office:value-type="float" office:value="0" calcext:value-type="float">
            <text:p>0,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formula="of:=[.O25]*[.N25]*[.M25]" office:value-type="float" office:value="19.2" calcext:value-type="float">
            <text:p>19,20</text:p>
          </table:table-cell>
          <table:table-cell/>
          <table:table-cell table:formula="of:=[.N25]*[.M25]" office:value-type="float" office:value="9.6" calcext:value-type="float">
            <text:p>9,60</text:p>
          </table:table-cell>
          <table:table-cell table:formula="of:=[.M25]*((2*[.N25])+[.O25])" office:value-type="float" office:value="43.2" calcext:value-type="float">
            <text:p>43,20</text:p>
          </table:table-cell>
          <table:table-cell table:formula="of:=[.S25]*0.1" office:value-type="float" office:value="4.32" calcext:value-type="float">
            <text:p>4,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.5" calcext:value-type="float">
            <text:p>1,50</text:p>
          </table:table-cell>
          <table:table-cell office:value-type="float" office:value="15" calcext:value-type="float">
            <text:p>15,00</text:p>
          </table:table-cell>
          <table:table-cell table:formula="of:=[.C26]*[.B26]" office:value-type="float" office:value="22.5" calcext:value-type="float">
            <text:p>22,50</text:p>
          </table:table-cell>
          <table:table-cell office:value-type="float" office:value="4" calcext:value-type="float">
            <text:p>4,00</text:p>
          </table:table-cell>
          <table:table-cell table:formula="of:=[.E26]*[.B26]" office:value-type="float" office:value="6" calcext:value-type="float">
            <text:p>6,00</text:p>
          </table:table-cell>
          <table:table-cell table:style-name="ce2"/>
          <table:table-cell office:value-type="float" office:value="1.5" calcext:value-type="float">
            <text:p>1,50</text:p>
          </table:table-cell>
          <table:table-cell office:value-type="float" office:value="2.6" calcext:value-type="float">
            <text:p>2,60</text:p>
          </table:table-cell>
          <table:table-cell table:style-name="ce3" table:formula="of:=[.I26]*[.H26]" office:value-type="float" office:value="3.9" calcext:value-type="float">
            <text:p>3,90</text:p>
          </table:table-cell>
          <table:table-cell table:style-name="ce2"/>
          <table:table-cell table:number-columns-repeated="4"/>
          <table:table-cell table:formula="of:=[.O26]*[.N26]*[.M26]" office:value-type="float" office:value="0" calcext:value-type="float">
            <text:p>0,00</text:p>
          </table:table-cell>
          <table:table-cell/>
          <table:table-cell table:formula="of:=[.N26]*[.M26]" office:value-type="float" office:value="0" calcext:value-type="float">
            <text:p>0,00</text:p>
          </table:table-cell>
          <table:table-cell table:formula="of:=[.M26]*((2*[.N26])+[.O26])" office:value-type="float" office:value="0" calcext:value-type="float">
            <text:p>0,00</text:p>
          </table:table-cell>
          <table:table-cell table:formula="of:=[.S26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.6" calcext:value-type="float">
            <text:p>2,60</text:p>
          </table:table-cell>
          <table:table-cell office:value-type="float" office:value="15" calcext:value-type="float">
            <text:p>15,00</text:p>
          </table:table-cell>
          <table:table-cell table:formula="of:=[.C27]*[.B27]" office:value-type="float" office:value="39" calcext:value-type="float">
            <text:p>39,00</text:p>
          </table:table-cell>
          <table:table-cell office:value-type="float" office:value="4" calcext:value-type="float">
            <text:p>4,00</text:p>
          </table:table-cell>
          <table:table-cell table:formula="of:=[.E27]*[.B27]" office:value-type="float" office:value="10.4" calcext:value-type="float">
            <text:p>10,40</text:p>
          </table:table-cell>
          <table:table-cell table:style-name="ce3"/>
          <table:table-cell/>
          <table:table-cell table:style-name="ce3"/>
          <table:table-cell table:style-name="ce3" table:formula="of:=[.I27]*[.H27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27]*[.N27]*[.M27]" office:value-type="float" office:value="0" calcext:value-type="float">
            <text:p>0,00</text:p>
          </table:table-cell>
          <table:table-cell/>
          <table:table-cell table:formula="of:=[.N27]*[.M27]" office:value-type="float" office:value="0" calcext:value-type="float">
            <text:p>0,00</text:p>
          </table:table-cell>
          <table:table-cell table:formula="of:=[.M27]*((2*[.N27])+[.O27])" office:value-type="float" office:value="0" calcext:value-type="float">
            <text:p>0,00</text:p>
          </table:table-cell>
          <table:table-cell table:formula="of:=[.S27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4" calcext:value-type="float">
            <text:p>0,40</text:p>
          </table:table-cell>
          <table:table-cell office:value-type="float" office:value="15" calcext:value-type="float">
            <text:p>15,00</text:p>
          </table:table-cell>
          <table:table-cell table:formula="of:=[.C28]*[.B28]"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table:formula="of:=[.E28]*[.B28]" office:value-type="float" office:value="1.6" calcext:value-type="float">
            <text:p>1,60</text:p>
          </table:table-cell>
          <table:table-cell table:style-name="ce3"/>
          <table:table-cell/>
          <table:table-cell table:style-name="ce3"/>
          <table:table-cell table:style-name="ce3" table:formula="of:=[.I28]*[.H28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28]*[.N28]*[.M28]" office:value-type="float" office:value="0" calcext:value-type="float">
            <text:p>0,00</text:p>
          </table:table-cell>
          <table:table-cell/>
          <table:table-cell table:formula="of:=[.N28]*[.M28]" office:value-type="float" office:value="0" calcext:value-type="float">
            <text:p>0,00</text:p>
          </table:table-cell>
          <table:table-cell table:formula="of:=[.M28]*((2*[.N28])+[.O28])" office:value-type="float" office:value="0" calcext:value-type="float">
            <text:p>0,00</text:p>
          </table:table-cell>
          <table:table-cell table:formula="of:=[.S28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.3" calcext:value-type="float">
            <text:p>3,30</text:p>
          </table:table-cell>
          <table:table-cell office:value-type="float" office:value="15" calcext:value-type="float">
            <text:p>15,00</text:p>
          </table:table-cell>
          <table:table-cell table:formula="of:=[.C29]*[.B29]" office:value-type="float" office:value="49.5" calcext:value-type="float">
            <text:p>49,50</text:p>
          </table:table-cell>
          <table:table-cell table:number-columns-repeated="2"/>
          <table:table-cell table:style-name="ce3"/>
          <table:table-cell office:value-type="float" office:value="3.3" calcext:value-type="float">
            <text:p>3,30</text:p>
          </table:table-cell>
          <table:table-cell table:style-name="ce3" office:value-type="float" office:value="1.1" calcext:value-type="float">
            <text:p>1,10</text:p>
          </table:table-cell>
          <table:table-cell table:style-name="ce3" table:formula="of:=[.I29]*[.H29]" office:value-type="float" office:value="3.63" calcext:value-type="float">
            <text:p>3,63</text:p>
          </table:table-cell>
          <table:table-cell table:style-name="ce3"/>
          <table:table-cell/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29]*[.N29]*[.M29]" office:value-type="float" office:value="7.2" calcext:value-type="float">
            <text:p>7,20</text:p>
          </table:table-cell>
          <table:table-cell/>
          <table:table-cell table:formula="of:=[.N29]*[.M29]" office:value-type="float" office:value="4.8" calcext:value-type="float">
            <text:p>4,80</text:p>
          </table:table-cell>
          <table:table-cell table:formula="of:=[.M29]*((2*[.N29])+[.O29])" office:value-type="float" office:value="15.6" calcext:value-type="float">
            <text:p>15,60</text:p>
          </table:table-cell>
          <table:table-cell table:formula="of:=[.S29]*0.1" office:value-type="float" office:value="1.56" calcext:value-type="float">
            <text:p>1,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" calcext:value-type="float">
            <text:p>0,70</text:p>
          </table:table-cell>
          <table:table-cell office:value-type="float" office:value="15" calcext:value-type="float">
            <text:p>15,00</text:p>
          </table:table-cell>
          <table:table-cell table:formula="of:=[.C30]*[.B30]" office:value-type="float" office:value="10.5" calcext:value-type="float">
            <text:p>10,50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3" table:formula="of:=[.I30]*[.H30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30]*[.N30]*[.M30]" office:value-type="float" office:value="0" calcext:value-type="float">
            <text:p>0,00</text:p>
          </table:table-cell>
          <table:table-cell/>
          <table:table-cell table:formula="of:=[.N30]*[.M30]" office:value-type="float" office:value="0" calcext:value-type="float">
            <text:p>0,00</text:p>
          </table:table-cell>
          <table:table-cell table:formula="of:=[.M30]*((2*[.N30])+[.O30])" office:value-type="float" office:value="0" calcext:value-type="float">
            <text:p>0,00</text:p>
          </table:table-cell>
          <table:table-cell table:formula="of:=[.S30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.9" calcext:value-type="float">
            <text:p>8,90</text:p>
          </table:table-cell>
          <table:table-cell office:value-type="float" office:value="15" calcext:value-type="float">
            <text:p>15,00</text:p>
          </table:table-cell>
          <table:table-cell table:formula="of:=[.C31]*[.B31]" office:value-type="float" office:value="133.5" calcext:value-type="float">
            <text:p>133,50</text:p>
          </table:table-cell>
          <table:table-cell table:number-columns-repeated="2"/>
          <table:table-cell table:style-name="ce3"/>
          <table:table-cell office:value-type="float" office:value="8.9" calcext:value-type="float">
            <text:p>8,90</text:p>
          </table:table-cell>
          <table:table-cell table:style-name="ce3" office:value-type="float" office:value="1.1" calcext:value-type="float">
            <text:p>1,10</text:p>
          </table:table-cell>
          <table:table-cell table:style-name="ce3" table:formula="of:=[.I31]*[.H31]" office:value-type="float" office:value="9.79" calcext:value-type="float">
            <text:p>9,79</text:p>
          </table:table-cell>
          <table:table-cell table:style-name="ce3"/>
          <table:table-cell/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31]*[.N31]*[.M31]" office:value-type="float" office:value="21.6" calcext:value-type="float">
            <text:p>21,60</text:p>
          </table:table-cell>
          <table:table-cell/>
          <table:table-cell table:formula="of:=[.N31]*[.M31]" office:value-type="float" office:value="14.4" calcext:value-type="float">
            <text:p>14,40</text:p>
          </table:table-cell>
          <table:table-cell table:formula="of:=[.M31]*((2*[.N31])+[.O31])" office:value-type="float" office:value="46.8" calcext:value-type="float">
            <text:p>46,80</text:p>
          </table:table-cell>
          <table:table-cell table:formula="of:=[.S31]*0.1" office:value-type="float" office:value="4.68" calcext:value-type="float">
            <text:p>4,68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0.5" calcext:value-type="float">
            <text:p>0,50</text:p>
          </table:table-cell>
          <table:table-cell office:value-type="float" office:value="15" calcext:value-type="float">
            <text:p>15,00</text:p>
          </table:table-cell>
          <table:table-cell table:formula="of:=[.C32]*[.B32]" office:value-type="float" office:value="7.5" calcext:value-type="float">
            <text:p>7,50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3" table:formula="of:=[.I32]*[.H32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32]*[.N32]*[.M32]" office:value-type="float" office:value="0" calcext:value-type="float">
            <text:p>0,00</text:p>
          </table:table-cell>
          <table:table-cell/>
          <table:table-cell table:formula="of:=[.N32]*[.M32]" office:value-type="float" office:value="0" calcext:value-type="float">
            <text:p>0,00</text:p>
          </table:table-cell>
          <table:table-cell table:formula="of:=[.M32]*((2*[.N32])+[.O32])" office:value-type="float" office:value="0" calcext:value-type="float">
            <text:p>0,00</text:p>
          </table:table-cell>
          <table:table-cell table:formula="of:=[.S32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0.7" calcext:value-type="float">
            <text:p>0,70</text:p>
          </table:table-cell>
          <table:table-cell office:value-type="float" office:value="15" calcext:value-type="float">
            <text:p>15,00</text:p>
          </table:table-cell>
          <table:table-cell table:formula="of:=[.C33]*[.B33]" office:value-type="float" office:value="10.5" calcext:value-type="float">
            <text:p>10,50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3" table:formula="of:=[.I33]*[.H33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33]*[.N33]*[.M33]" office:value-type="float" office:value="0" calcext:value-type="float">
            <text:p>0,00</text:p>
          </table:table-cell>
          <table:table-cell/>
          <table:table-cell table:formula="of:=[.N33]*[.M33]" office:value-type="float" office:value="0" calcext:value-type="float">
            <text:p>0,00</text:p>
          </table:table-cell>
          <table:table-cell table:formula="of:=[.M33]*((2*[.N33])+[.O33])" office:value-type="float" office:value="0" calcext:value-type="float">
            <text:p>0,00</text:p>
          </table:table-cell>
          <table:table-cell table:formula="of:=[.S33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0.7" calcext:value-type="float">
            <text:p>0,70</text:p>
          </table:table-cell>
          <table:table-cell office:value-type="float" office:value="15" calcext:value-type="float">
            <text:p>15,00</text:p>
          </table:table-cell>
          <table:table-cell table:formula="of:=[.C34]*[.B34]" office:value-type="float" office:value="10.5" calcext:value-type="float">
            <text:p>10,50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3" table:formula="of:=[.I34]*[.H34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34]*[.N34]*[.M34]" office:value-type="float" office:value="0" calcext:value-type="float">
            <text:p>0,00</text:p>
          </table:table-cell>
          <table:table-cell/>
          <table:table-cell table:formula="of:=[.N34]*[.M34]" office:value-type="float" office:value="0" calcext:value-type="float">
            <text:p>0,00</text:p>
          </table:table-cell>
          <table:table-cell table:formula="of:=[.M34]*((2*[.N34])+[.O34])" office:value-type="float" office:value="0" calcext:value-type="float">
            <text:p>0,00</text:p>
          </table:table-cell>
          <table:table-cell table:formula="of:=[.S34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.7" calcext:value-type="float">
            <text:p>8,70</text:p>
          </table:table-cell>
          <table:table-cell office:value-type="float" office:value="15" calcext:value-type="float">
            <text:p>15,00</text:p>
          </table:table-cell>
          <table:table-cell table:formula="of:=[.C35]*[.B35]" office:value-type="float" office:value="130.5" calcext:value-type="float">
            <text:p>130,50</text:p>
          </table:table-cell>
          <table:table-cell table:number-columns-repeated="2"/>
          <table:table-cell table:style-name="ce3"/>
          <table:table-cell office:value-type="float" office:value="8.7" calcext:value-type="float">
            <text:p>8,70</text:p>
          </table:table-cell>
          <table:table-cell table:style-name="ce3" office:value-type="float" office:value="1.1" calcext:value-type="float">
            <text:p>1,10</text:p>
          </table:table-cell>
          <table:table-cell table:style-name="ce3" table:formula="of:=[.I35]*[.H35]" office:value-type="float" office:value="9.57" calcext:value-type="float">
            <text:p>9,57</text:p>
          </table:table-cell>
          <table:table-cell table:style-name="ce3"/>
          <table:table-cell/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35]*[.N35]*[.M35]" office:value-type="float" office:value="21.6" calcext:value-type="float">
            <text:p>21,60</text:p>
          </table:table-cell>
          <table:table-cell/>
          <table:table-cell table:formula="of:=[.N35]*[.M35]" office:value-type="float" office:value="14.4" calcext:value-type="float">
            <text:p>14,40</text:p>
          </table:table-cell>
          <table:table-cell table:formula="of:=[.M35]*((2*[.N35])+[.O35])" office:value-type="float" office:value="46.8" calcext:value-type="float">
            <text:p>46,80</text:p>
          </table:table-cell>
          <table:table-cell table:formula="of:=[.S35]*0.1" office:value-type="float" office:value="4.68" calcext:value-type="float">
            <text:p>4,68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0.4" calcext:value-type="float">
            <text:p>0,40</text:p>
          </table:table-cell>
          <table:table-cell office:value-type="float" office:value="15" calcext:value-type="float">
            <text:p>15,00</text:p>
          </table:table-cell>
          <table:table-cell table:formula="of:=[.C36]*[.B36]"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table:formula="of:=[.E36]*[.B36]" office:value-type="float" office:value="1.6" calcext:value-type="float">
            <text:p>1,60</text:p>
          </table:table-cell>
          <table:table-cell table:number-columns-repeated="3"/>
          <table:table-cell table:style-name="ce3" table:formula="of:=[.I36]*[.H36]" office:value-type="float" office:value="0" calcext:value-type="float">
            <text:p>0,00</text:p>
          </table:table-cell>
          <table:table-cell table:number-columns-repeated="5"/>
          <table:table-cell table:formula="of:=[.O36]*[.N36]*[.M36]" office:value-type="float" office:value="0" calcext:value-type="float">
            <text:p>0,00</text:p>
          </table:table-cell>
          <table:table-cell/>
          <table:table-cell table:formula="of:=[.N36]*[.M36]" office:value-type="float" office:value="0" calcext:value-type="float">
            <text:p>0,00</text:p>
          </table:table-cell>
          <table:table-cell table:formula="of:=[.M36]*((2*[.N36])+[.O36])" office:value-type="float" office:value="0" calcext:value-type="float">
            <text:p>0,00</text:p>
          </table:table-cell>
          <table:table-cell table:formula="of:=[.S36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.1" calcext:value-type="float">
            <text:p>3,10</text:p>
          </table:table-cell>
          <table:table-cell office:value-type="float" office:value="15" calcext:value-type="float">
            <text:p>15,00</text:p>
          </table:table-cell>
          <table:table-cell table:formula="of:=[.C37]*[.B37]" office:value-type="float" office:value="46.5" calcext:value-type="float">
            <text:p>46,50</text:p>
          </table:table-cell>
          <table:table-cell office:value-type="float" office:value="4" calcext:value-type="float">
            <text:p>4,00</text:p>
          </table:table-cell>
          <table:table-cell table:formula="of:=[.E37]*[.B37]" office:value-type="float" office:value="12.4" calcext:value-type="float">
            <text:p>12,40</text:p>
          </table:table-cell>
          <table:table-cell table:style-name="ce3"/>
          <table:table-cell office:value-type="float" office:value="3.1" calcext:value-type="float">
            <text:p>3,10</text:p>
          </table:table-cell>
          <table:table-cell table:style-name="ce3" office:value-type="float" office:value="1.5" calcext:value-type="float">
            <text:p>1,50</text:p>
          </table:table-cell>
          <table:table-cell table:style-name="ce3" table:formula="of:=[.I37]*[.H37]" office:value-type="float" office:value="4.65" calcext:value-type="float">
            <text:p>4,65</text:p>
          </table:table-cell>
          <table:table-cell table:style-name="ce3"/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formula="of:=[.O37]*[.N37]*[.M37]" office:value-type="float" office:value="6.4" calcext:value-type="float">
            <text:p>6,40</text:p>
          </table:table-cell>
          <table:table-cell/>
          <table:table-cell table:formula="of:=[.N37]*[.M37]" office:value-type="float" office:value="3.2" calcext:value-type="float">
            <text:p>3,20</text:p>
          </table:table-cell>
          <table:table-cell table:formula="of:=[.M37]*((2*[.N37])+[.O37])" office:value-type="float" office:value="14.4" calcext:value-type="float">
            <text:p>14,40</text:p>
          </table:table-cell>
          <table:table-cell table:formula="of:=[.S37]*0.1" office:value-type="float" office:value="1.44" calcext:value-type="float">
            <text:p>1,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.5" calcext:value-type="float">
            <text:p>1,50</text:p>
          </table:table-cell>
          <table:table-cell office:value-type="float" office:value="15" calcext:value-type="float">
            <text:p>15,00</text:p>
          </table:table-cell>
          <table:table-cell table:formula="of:=[.C38]*[.B38]" office:value-type="float" office:value="22.5" calcext:value-type="float">
            <text:p>22,50</text:p>
          </table:table-cell>
          <table:table-cell office:value-type="float" office:value="4" calcext:value-type="float">
            <text:p>4,00</text:p>
          </table:table-cell>
          <table:table-cell table:formula="of:=[.E38]*[.B38]" office:value-type="float" office:value="6" calcext:value-type="float">
            <text:p>6,00</text:p>
          </table:table-cell>
          <table:table-cell table:number-columns-repeated="3"/>
          <table:table-cell table:style-name="ce3" table:formula="of:=[.I38]*[.H38]" office:value-type="float" office:value="0" calcext:value-type="float">
            <text:p>0,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38]*[.N38]*[.M38]" office:value-type="float" office:value="7.2" calcext:value-type="float">
            <text:p>7,20</text:p>
          </table:table-cell>
          <table:table-cell/>
          <table:table-cell table:formula="of:=[.N38]*[.M38]" office:value-type="float" office:value="4.8" calcext:value-type="float">
            <text:p>4,80</text:p>
          </table:table-cell>
          <table:table-cell table:formula="of:=[.M38]*((2*[.N38])+[.O38])" office:value-type="float" office:value="15.6" calcext:value-type="float">
            <text:p>15,60</text:p>
          </table:table-cell>
          <table:table-cell table:formula="of:=[.S38]*0.1" office:value-type="float" office:value="1.56" calcext:value-type="float">
            <text:p>1,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.4" calcext:value-type="float">
            <text:p>2,40</text:p>
          </table:table-cell>
          <table:table-cell office:value-type="float" office:value="15" calcext:value-type="float">
            <text:p>15,00</text:p>
          </table:table-cell>
          <table:table-cell table:formula="of:=[.C39]*[.B39]" office:value-type="float" office:value="36" calcext:value-type="float">
            <text:p>36,00</text:p>
          </table:table-cell>
          <table:table-cell table:number-columns-repeated="3"/>
          <table:table-cell office:value-type="float" office:value="2.4" calcext:value-type="float">
            <text:p>2,40</text:p>
          </table:table-cell>
          <table:table-cell office:value-type="float" office:value="1.1" calcext:value-type="float">
            <text:p>1,10</text:p>
          </table:table-cell>
          <table:table-cell table:style-name="ce3" table:formula="of:=[.I39]*[.H39]" office:value-type="float" office:value="2.64" calcext:value-type="float">
            <text:p>2,64</text:p>
          </table:table-cell>
          <table:table-cell table:number-columns-repeated="5"/>
          <table:table-cell table:formula="of:=[.O39]*[.N39]*[.M39]" office:value-type="float" office:value="0" calcext:value-type="float">
            <text:p>0,00</text:p>
          </table:table-cell>
          <table:table-cell/>
          <table:table-cell table:formula="of:=[.N39]*[.M39]" office:value-type="float" office:value="0" calcext:value-type="float">
            <text:p>0,00</text:p>
          </table:table-cell>
          <table:table-cell table:formula="of:=[.M39]*((2*[.N39])+[.O39])" office:value-type="float" office:value="0" calcext:value-type="float">
            <text:p>0,00</text:p>
          </table:table-cell>
          <table:table-cell table:formula="of:=[.S39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" calcext:value-type="float">
            <text:p>4,90</text:p>
          </table:table-cell>
          <table:table-cell office:value-type="float" office:value="15" calcext:value-type="float">
            <text:p>15,00</text:p>
          </table:table-cell>
          <table:table-cell table:formula="of:=[.C40]*[.B40]" office:value-type="float" office:value="73.5" calcext:value-type="float">
            <text:p>73,50</text:p>
          </table:table-cell>
          <table:table-cell table:number-columns-repeated="3"/>
          <table:table-cell office:value-type="float" office:value="4.9" calcext:value-type="float">
            <text:p>4,90</text:p>
          </table:table-cell>
          <table:table-cell office:value-type="float" office:value="1.1" calcext:value-type="float">
            <text:p>1,10</text:p>
          </table:table-cell>
          <table:table-cell table:style-name="ce3" table:formula="of:=[.I40]*[.H40]" office:value-type="float" office:value="5.39" calcext:value-type="float">
            <text:p>5,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40]*[.N40]*[.M40]" office:value-type="float" office:value="7.2" calcext:value-type="float">
            <text:p>7,20</text:p>
          </table:table-cell>
          <table:table-cell/>
          <table:table-cell table:formula="of:=[.N40]*[.M40]" office:value-type="float" office:value="4.8" calcext:value-type="float">
            <text:p>4,80</text:p>
          </table:table-cell>
          <table:table-cell table:formula="of:=[.M40]*((2*[.N40])+[.O40])" office:value-type="float" office:value="15.6" calcext:value-type="float">
            <text:p>15,60</text:p>
          </table:table-cell>
          <table:table-cell table:formula="of:=[.S40]*0.1" office:value-type="float" office:value="1.56" calcext:value-type="float">
            <text:p>1,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.5" calcext:value-type="float">
            <text:p>1,50</text:p>
          </table:table-cell>
          <table:table-cell office:value-type="float" office:value="15" calcext:value-type="float">
            <text:p>15,00</text:p>
          </table:table-cell>
          <table:table-cell table:formula="of:=[.C41]*[.B41]" office:value-type="float" office:value="22.5" calcext:value-type="float">
            <text:p>22,50</text:p>
          </table:table-cell>
          <table:table-cell office:value-type="float" office:value="4" calcext:value-type="float">
            <text:p>4,00</text:p>
          </table:table-cell>
          <table:table-cell table:formula="of:=[.E41]*[.B41]" office:value-type="float" office:value="6" calcext:value-type="float">
            <text:p>6,00</text:p>
          </table:table-cell>
          <table:table-cell table:number-columns-repeated="3"/>
          <table:table-cell table:style-name="ce3" table:formula="of:=[.I41]*[.H41]" office:value-type="float" office:value="0" calcext:value-type="float">
            <text:p>0,00</text:p>
          </table:table-cell>
          <table:table-cell/>
          <table:table-cell office:value-type="string" calcext:value-type="string">
            <text:p>balkon dışı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,40</text:p>
          </table:table-cell>
          <table:table-cell office:value-type="float" office:value="1.5" calcext:value-type="float">
            <text:p>1,50</text:p>
          </table:table-cell>
          <table:table-cell table:formula="of:=[.O41]*[.N41]*[.M41]" office:value-type="float" office:value="28.8" calcext:value-type="float">
            <text:p>28,80</text:p>
          </table:table-cell>
          <table:table-cell/>
          <table:table-cell table:formula="of:=[.N41]*[.M41]" office:value-type="float" office:value="19.2" calcext:value-type="float">
            <text:p>19,20</text:p>
          </table:table-cell>
          <table:table-cell table:formula="of:=[.M41]*((2*[.N41])+[.O41])" office:value-type="float" office:value="50.4" calcext:value-type="float">
            <text:p>50,40</text:p>
          </table:table-cell>
          <table:table-cell table:formula="of:=[.S41]*0.1" office:value-type="float" office:value="5.04" calcext:value-type="float">
            <text:p>5,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.6" calcext:value-type="float">
            <text:p>6,60</text:p>
          </table:table-cell>
          <table:table-cell office:value-type="float" office:value="15" calcext:value-type="float">
            <text:p>15,00</text:p>
          </table:table-cell>
          <table:table-cell table:formula="of:=[.C42]*[.B42]" office:value-type="float" office:value="99" calcext:value-type="float">
            <text:p>99,00</text:p>
          </table:table-cell>
          <table:table-cell office:value-type="float" office:value="4" calcext:value-type="float">
            <text:p>4,00</text:p>
          </table:table-cell>
          <table:table-cell table:formula="of:=[.E42]*[.B42]" office:value-type="float" office:value="26.4" calcext:value-type="float">
            <text:p>26,40</text:p>
          </table:table-cell>
          <table:table-cell/>
          <table:table-cell office:value-type="float" office:value="6.6" calcext:value-type="float">
            <text:p>6,60</text:p>
          </table:table-cell>
          <table:table-cell office:value-type="float" office:value="1.5" calcext:value-type="float">
            <text:p>1,50</text:p>
          </table:table-cell>
          <table:table-cell table:style-name="ce3" table:formula="of:=[.I42]*[.H42]" office:value-type="float" office:value="9.9" calcext:value-type="float">
            <text:p>9,9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,50</text:p>
          </table:table-cell>
          <table:table-cell table:formula="of:=[.O42]*[.N42]*[.M42]" office:value-type="float" office:value="18" calcext:value-type="float">
            <text:p>18,00</text:p>
          </table:table-cell>
          <table:table-cell/>
          <table:table-cell table:formula="of:=[.N42]*[.M42]" office:value-type="float" office:value="12" calcext:value-type="float">
            <text:p>12,00</text:p>
          </table:table-cell>
          <table:table-cell table:formula="of:=[.M42]*((2*[.N42])+[.O42])" office:value-type="float" office:value="36" calcext:value-type="float">
            <text:p>36,00</text:p>
          </table:table-cell>
          <table:table-cell table:formula="of:=[.S42]*0.1" office:value-type="float" office:value="3.6" calcext:value-type="float">
            <text:p>3,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.5" calcext:value-type="float">
            <text:p>1,50</text:p>
          </table:table-cell>
          <table:table-cell office:value-type="float" office:value="15" calcext:value-type="float">
            <text:p>15,00</text:p>
          </table:table-cell>
          <table:table-cell table:formula="of:=[.C43]*[.B43]" office:value-type="float" office:value="22.5" calcext:value-type="float">
            <text:p>22,50</text:p>
          </table:table-cell>
          <table:table-cell office:value-type="float" office:value="4" calcext:value-type="float">
            <text:p>4,00</text:p>
          </table:table-cell>
          <table:table-cell table:formula="of:=[.E43]*[.B43]" office:value-type="float" office:value="6" calcext:value-type="float">
            <text:p>6,00</text:p>
          </table:table-cell>
          <table:table-cell table:number-columns-repeated="3"/>
          <table:table-cell table:style-name="ce3" table:formula="of:=[.I43]*[.H43]" office:value-type="float" office:value="0" calcext:value-type="float">
            <text:p>0,00</text:p>
          </table:table-cell>
          <table:table-cell table:number-columns-repeated="5"/>
          <table:table-cell table:formula="of:=[.O43]*[.N43]*[.M43]" office:value-type="float" office:value="0" calcext:value-type="float">
            <text:p>0,00</text:p>
          </table:table-cell>
          <table:table-cell/>
          <table:table-cell table:formula="of:=[.N43]*[.M43]" office:value-type="float" office:value="0" calcext:value-type="float">
            <text:p>0,00</text:p>
          </table:table-cell>
          <table:table-cell table:formula="of:=[.M43]*((2*[.N43])+[.O43])" office:value-type="float" office:value="0" calcext:value-type="float">
            <text:p>0,00</text:p>
          </table:table-cell>
          <table:table-cell table:formula="of:=[.S43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.9" calcext:value-type="float">
            <text:p>4,90</text:p>
          </table:table-cell>
          <table:table-cell office:value-type="float" office:value="15" calcext:value-type="float">
            <text:p>15,00</text:p>
          </table:table-cell>
          <table:table-cell table:formula="of:=[.C44]*[.B44]" office:value-type="float" office:value="73.5" calcext:value-type="float">
            <text:p>73,50</text:p>
          </table:table-cell>
          <table:table-cell table:number-columns-repeated="3"/>
          <table:table-cell office:value-type="float" office:value="4.9" calcext:value-type="float">
            <text:p>4,90</text:p>
          </table:table-cell>
          <table:table-cell office:value-type="float" office:value="1.1" calcext:value-type="float">
            <text:p>1,10</text:p>
          </table:table-cell>
          <table:table-cell table:style-name="ce3" table:formula="of:=[.I44]*[.H44]" office:value-type="float" office:value="5.39" calcext:value-type="float">
            <text:p>5,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44]*[.N44]*[.M44]" office:value-type="float" office:value="7.2" calcext:value-type="float">
            <text:p>7,20</text:p>
          </table:table-cell>
          <table:table-cell/>
          <table:table-cell table:formula="of:=[.N44]*[.M44]" office:value-type="float" office:value="4.8" calcext:value-type="float">
            <text:p>4,80</text:p>
          </table:table-cell>
          <table:table-cell table:formula="of:=[.M44]*((2*[.N44])+[.O44])" office:value-type="float" office:value="15.6" calcext:value-type="float">
            <text:p>15,60</text:p>
          </table:table-cell>
          <table:table-cell table:formula="of:=[.S44]*0.1" office:value-type="float" office:value="1.56" calcext:value-type="float">
            <text:p>1,56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/>
          <table:table-cell table:formula="of:=SUM([.B6:.B45])" office:value-type="float" office:value="105.9" calcext:value-type="float">
            <text:p>105,9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odrum tavanı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office:value-type="float" office:value="1.6" calcext:value-type="float">
            <text:p>1,60</text:p>
          </table:table-cell>
          <table:table-cell table:style-name="ce3" table:formula="of:=[.C51]*[.B51]" office:value-type="float" office:value="11.2" calcext:value-type="float">
            <text:p>11,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6" calcext:value-type="float">
            <text:p>6,00</text:p>
          </table:table-cell>
          <table:table-cell table:style-name="ce3" table:formula="of:=[.C52]*[.B52]" office:value-type="float" office:value="66" calcext:value-type="float">
            <text:p>66,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table:style-name="ce3" table:formula="of:=[.C53]*[.B53]" office:value-type="float" office:value="20" calcext:value-type="float">
            <text:p>20,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</text:p>
          </table:table-cell>
          <table:table-cell table:style-name="ce3" table:formula="of:=[.C54]*[.B54]" office:value-type="float" office:value="28" calcext:value-type="float">
            <text:p>28,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table:style-name="ce3" table:formula="of:=[.C55]*[.B55]" office:value-type="float" office:value="14" calcext:value-type="float">
            <text:p>14,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table:style-name="ce3" table:formula="of:=[.C56]*[.B56]" office:value-type="float" office:value="28" calcext:value-type="float">
            <text:p>28,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,00</text:p>
          </table:table-cell>
          <table:table-cell office:value-type="float" office:value="16" calcext:value-type="float">
            <text:p>16,00</text:p>
          </table:table-cell>
          <table:table-cell table:style-name="ce3" table:formula="of:=[.C57]*[.B57]" office:value-type="float" office:value="80" calcext:value-type="float">
            <text:p>80,00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4" table:number-rows-repeated="1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LZM" table:style-name="ta2">
        <office:forms form:automatic-focus="false" form:apply-design-mode="false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36"/>
        <table:table-column table:style-name="co26" table:default-cell-style-name="ce36"/>
        <table:table-column table:style-name="co4" table:default-cell-style-name="ce36"/>
        <table:table-column table:style-name="co21" table:default-cell-style-name="ce36"/>
        <table:table-column table:style-name="co21" table:default-cell-style-name="ce2"/>
        <table:table-column table:style-name="co18" table:number-columns-repeated="246" table:default-cell-style-name="ce2"/>
        <table:table-column table:style-name="co18" table:number-columns-repeated="767" table:default-cell-style-name="Default"/>
        <table:table-row table:style-name="ro5">
          <table:table-cell/>
          <table:table-cell office:value-type="string" calcext:value-type="string">
            <text:p>TUNCAY BEY</text:p>
          </table:table-cell>
          <table:table-cell office:value-type="string" calcext:value-type="string">
            <text:p>çevre 100 mt</text:p>
          </table:table-cell>
          <table:table-cell table:number-columns-repeated="2"/>
          <table:table-cell table:style-name="ce38" office:value-type="string" calcext:value-type="string">
            <text:p>BİRİM FİYAT</text:p>
          </table:table-cell>
          <table:table-cell/>
          <table:table-cell office:value-type="string" calcext:value-type="string">
            <text:p>BRM FİYAT</text:p>
          </table:table-cell>
          <table:table-cell table:number-columns-repeated="5"/>
          <table:table-cell office:value-type="string" calcext:value-type="string">
            <text:p>TUNCAY BEY</text:p>
          </table:table-cell>
          <table:table-cell table:style-name="ce38" office:value-type="string" calcext:value-type="string">
            <text:p>çevre 100 mt</text:p>
          </table:table-cell>
          <table:table-cell table:style-name="ce36" table:number-columns-repeated="2"/>
          <table:table-cell table:style-name="ce36" office:value-type="string" calcext:value-type="string">
            <text:p>BİRİM FİYAT</text:p>
          </table:table-cell>
          <table:table-cell/>
          <table:table-cell office:value-type="string" calcext:value-type="string">
            <text:p>BRM FİYAT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 calcext:value-type="string">
            <text:p>m2</text:p>
          </table:table-cell>
          <table:table-cell office:value-type="string" calcext:value-type="string">
            <text:p>MLZM </text:p>
          </table:table-cell>
          <table:table-cell table:style-name="ce2"/>
          <table:table-cell table:style-name="ce2" office:value-type="string" calcext:value-type="string">
            <text:p>İŞÇİLİK</text:p>
          </table:table-cell>
          <table:table-cell table:formula="of:=[$'DIŞ CEPHE '.P2]" office:value-type="float" office:value="334.45" calcext:value-type="float">
            <text:p>334,45</text:p>
          </table:table-cell>
          <table:table-cell table:number-columns-repeated="7"/>
          <table:table-cell office:value-type="string" calcext:value-type="string">
            <text:p>m2</text:p>
          </table:table-cell>
          <table:table-cell table:style-name="ce36" office:value-type="string" calcext:value-type="string">
            <text:p>MLZM </text:p>
          </table:table-cell>
          <table:table-cell/>
          <table:table-cell office:value-type="string" calcext:value-type="string">
            <text:p>İŞÇİLİK</text:p>
          </table:table-cell>
          <table:table-cell office:value-type="float" office:value="334.45" calcext:value-type="float">
            <text:p>334,45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Kaba Sıva</text:p>
          </table:table-cell>
          <table:table-cell table:number-columns-repeated="4"/>
          <table:table-cell table:formula="of:=[.K89]" office:value-type="float" office:value="0" calcext:value-type="float">
            <text:p>0,00</text:p>
          </table:table-cell>
          <table:table-cell table:style-name="ce2"/>
          <table:table-cell table:formula="of:=[.H3]*[.E3]" office:value-type="float" office:value="0" calcext:value-type="float">
            <text:p>0,00</text:p>
          </table:table-cell>
          <table:table-cell table:number-columns-repeated="4"/>
          <table:table-cell office:value-type="string" calcext:value-type="string">
            <text:p>Kaba Sıva</text:p>
          </table:table-cell>
          <table:table-cell/>
          <table:table-cell table:style-name="ce36"/>
          <table:table-cell/>
          <table:table-cell table:style-name="ce3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Dış Cephe yalıtım malzeme</text:p>
          </table:table-cell>
          <table:table-cell office:value-type="string" calcext:value-type="string">
            <text:p>XPS 5 cm 28-32</text:p>
          </table:table-cell>
          <table:table-cell/>
          <table:table-cell table:style-name="ce1" table:formula="of:=[.A58]-[$'DIŞ CEPHE '.P2]" office:value-type="float" office:value="1495.99" calcext:value-type="float">
            <text:p>1495,99</text:p>
          </table:table-cell>
          <table:table-cell table:formula="of:=[$Sayfa1.K13]" office:value-type="float" office:value="22.042" calcext:value-type="float">
            <text:p>22,042</text:p>
          </table:table-cell>
          <table:table-cell table:formula="of:=[.F4]*[.E4]" office:value-type="float" office:value="32974.61158" calcext:value-type="float">
            <text:p>32.974,61</text:p>
          </table:table-cell>
          <table:table-cell table:style-name="ce2" office:value-type="float" office:value="25" calcext:value-type="float">
            <text:p>25</text:p>
          </table:table-cell>
          <table:table-cell table:formula="of:=[.H4]*([.E4]+[.I2])" office:value-type="float" office:value="45761" calcext:value-type="float">
            <text:p>45.761,00</text:p>
          </table:table-cell>
          <table:table-cell table:number-columns-repeated="4"/>
          <table:table-cell table:style-name="ce1" office:value-type="string" calcext:value-type="string">
            <text:p>Dış Cephe yalıtım malzeme</text:p>
          </table:table-cell>
          <table:table-cell office:value-type="string" calcext:value-type="string">
            <text:p>XPS 5 cm 28-32</text:p>
          </table:table-cell>
          <table:table-cell table:style-name="ce36"/>
          <table:table-cell office:value-type="float" office:value="1248.79" calcext:value-type="float">
            <text:p>1248,79</text:p>
          </table:table-cell>
          <table:table-cell table:style-name="ce36" office:value-type="float" office:value="17" calcext:value-type="float">
            <text:p>17,00</text:p>
          </table:table-cell>
          <table:table-cell table:style-name="ce36" table:formula="of:=[.R4]*[.Q4]" office:value-type="float" office:value="21229.43" calcext:value-type="float">
            <text:p>21.229,43</text:p>
          </table:table-cell>
          <table:table-cell office:value-type="float" office:value="17" calcext:value-type="float">
            <text:p>17</text:p>
          </table:table-cell>
          <table:table-cell office:value-type="float" office:value="26915.08" calcext:value-type="float">
            <text:p>26915,08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Balkon yüzeyleri</text:p>
          </table:table-cell>
          <table:table-cell office:value-type="string" calcext:value-type="string">
            <text:p>tamirat mineral</text:p>
          </table:table-cell>
          <table:table-cell/>
          <table:table-cell table:style-name="ce1" table:formula="of:=[$'DIŞ CEPHE '.F2]" office:value-type="float" office:value="147.6" calcext:value-type="float">
            <text:p>147,60</text:p>
          </table:table-cell>
          <table:table-cell office:value-type="float" office:value="5" calcext:value-type="float">
            <text:p>5</text:p>
          </table:table-cell>
          <table:table-cell table:formula="of:=[.F5]*[.E5]" office:value-type="float" office:value="738" calcext:value-type="float">
            <text:p>738,00</text:p>
          </table:table-cell>
          <table:table-cell table:style-name="ce2" office:value-type="float" office:value="5" calcext:value-type="float">
            <text:p>5</text:p>
          </table:table-cell>
          <table:table-cell table:formula="of:=[.H5]*[.E5]" office:value-type="float" office:value="738" calcext:value-type="float">
            <text:p>738,00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Balkon yüzeyleri</text:p>
          </table:table-cell>
          <table:table-cell office:value-type="string" calcext:value-type="string">
            <text:p>tamirat mineral</text:p>
          </table:table-cell>
          <table:table-cell table:style-name="ce36"/>
          <table:table-cell office:value-type="float" office:value="147.6" calcext:value-type="float">
            <text:p>147,6</text:p>
          </table:table-cell>
          <table:table-cell table:style-name="ce36" office:value-type="float" office:value="5" calcext:value-type="float">
            <text:p>5,00</text:p>
          </table:table-cell>
          <table:table-cell table:style-name="ce36" table:formula="of:=[.R5]*[.Q5]" office:value-type="float" office:value="738" calcext:value-type="float">
            <text:p>738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Mermer Denizlik</text:p>
          </table:table-cell>
          <table:table-cell table:number-columns-repeated="2"/>
          <table:table-cell table:style-name="ce1" table:formula="of:=[$'DIŞ CEPHE '.R2]" office:value-type="float" office:value="214.7" calcext:value-type="float">
            <text:p>214,70</text:p>
          </table:table-cell>
          <table:table-cell office:value-type="float" office:value="35" calcext:value-type="float">
            <text:p>35</text:p>
          </table:table-cell>
          <table:table-cell table:formula="of:=[.F6]*[.E6]" office:value-type="float" office:value="7514.5" calcext:value-type="float">
            <text:p>7.514,50</text:p>
          </table:table-cell>
          <table:table-cell table:style-name="ce45" office:value-type="float" office:value="10" calcext:value-type="float">
            <text:p>10,00</text:p>
          </table:table-cell>
          <table:table-cell table:formula="of:=[.H6]*[.E6]" office:value-type="float" office:value="2147" calcext:value-type="float">
            <text:p>2.147,00</text:p>
          </table:table-cell>
          <table:table-cell table:number-columns-repeated="4"/>
          <table:table-cell table:style-name="ce1" office:value-type="string" calcext:value-type="string">
            <text:p>Mermer Denizlik</text:p>
          </table:table-cell>
          <table:table-cell/>
          <table:table-cell table:style-name="ce36"/>
          <table:table-cell table:style-name="ce45" office:value-type="float" office:value="239.165872766824" calcext:value-type="float">
            <text:p>239,17</text:p>
          </table:table-cell>
          <table:table-cell table:style-name="ce36" office:value-type="float" office:value="35" calcext:value-type="float">
            <text:p>35,00</text:p>
          </table:table-cell>
          <table:table-cell table:style-name="ce36" table:formula="of:=[.R6]*[.Q6]" office:value-type="float" office:value="8370.80554683885" calcext:value-type="float">
            <text:p>8.370,81</text:p>
          </table:table-cell>
          <table:table-cell table:number-columns-repeated="1005"/>
        </table:table-row>
        <table:table-row table:style-name="ro5">
          <table:table-cell table:number-columns-repeated="4"/>
          <table:table-cell table:style-name="ce1"/>
          <table:table-cell table:number-columns-repeated="2"/>
          <table:table-cell table:style-name="ce45"/>
          <table:table-cell table:number-columns-repeated="5"/>
          <table:table-cell table:style-name="ce1"/>
          <table:table-cell/>
          <table:table-cell table:style-name="ce36"/>
          <table:table-cell table:style-name="ce45"/>
          <table:table-cell table:style-name="ce36"/>
          <table:table-cell table:number-columns-repeated="1006"/>
        </table:table-row>
        <table:table-row table:style-name="ro5">
          <table:table-cell/>
          <table:table-cell office:value-type="string" calcext:value-type="string">
            <text:p>Diğer malzeme</text:p>
          </table:table-cell>
          <table:table-cell table:number-columns-repeated="4"/>
          <table:table-cell table:formula="of:=[.K87]" office:value-type="float" office:value="2453" calcext:value-type="float">
            <text:p>2.453,00</text:p>
          </table:table-cell>
          <table:table-cell table:style-name="ce2"/>
          <table:table-cell table:formula="of:=[.H8]*[.E8]" office:value-type="float" office:value="0" calcext:value-type="float">
            <text:p>0,00</text:p>
          </table:table-cell>
          <table:table-cell table:number-columns-repeated="4"/>
          <table:table-cell office:value-type="string" calcext:value-type="string">
            <text:p>Diğer malzeme</text:p>
          </table:table-cell>
          <table:table-cell/>
          <table:table-cell table:style-name="ce36"/>
          <table:table-cell/>
          <table:table-cell table:style-name="ce36"/>
          <table:table-cell office:value-type="float" office:value="1025" calcext:value-type="float">
            <text:p>10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iskele</text:p>
          </table:table-cell>
          <table:table-cell table:number-columns-repeated="4"/>
          <table:table-cell table:formula="of:=[.K91]" office:value-type="float" office:value="5507.1" calcext:value-type="float">
            <text:p>5.507,10</text:p>
          </table:table-cell>
          <table:table-cell table:style-name="ce2"/>
          <table:table-cell table:formula="of:=[.H9]*[.E9]" office:value-type="float" office:value="0" calcext:value-type="float">
            <text:p>0,00</text:p>
          </table:table-cell>
          <table:table-cell table:number-columns-repeated="4"/>
          <table:table-cell table:style-name="ce1" office:value-type="string" calcext:value-type="string">
            <text:p>iskele</text:p>
          </table:table-cell>
          <table:table-cell/>
          <table:table-cell table:style-name="ce36"/>
          <table:table-cell/>
          <table:table-cell table:style-name="ce36"/>
          <table:table-cell office:value-type="float" office:value="4765.5" calcext:value-type="float">
            <text:p>4765,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Nakliye </text:p>
          </table:table-cell>
          <table:table-cell table:number-columns-repeated="4"/>
          <table:table-cell table:formula="of:=[.K104]" office:value-type="float" office:value="1000" calcext:value-type="float">
            <text:p>1.000,00</text:p>
          </table:table-cell>
          <table:table-cell table:style-name="ce2"/>
          <table:table-cell table:formula="of:=[.H10]*[.E10]" office:value-type="float" office:value="0" calcext:value-type="float">
            <text:p>0,00</text:p>
          </table:table-cell>
          <table:table-cell table:number-columns-repeated="4"/>
          <table:table-cell office:value-type="string" calcext:value-type="string">
            <text:p>Nakliye </text:p>
          </table:table-cell>
          <table:table-cell/>
          <table:table-cell table:style-name="ce36"/>
          <table:table-cell/>
          <table:table-cell table:style-name="ce36"/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nerji Kimlik Belgesi</text:p>
          </table:table-cell>
          <table:table-cell table:number-columns-repeated="4"/>
          <table:table-cell office:value-type="float" office:value="2500" calcext:value-type="float">
            <text:p>2.500,00</text:p>
          </table:table-cell>
          <table:table-cell table:style-name="ce45"/>
          <table:table-cell table:formula="of:=[.H11]*[.E11]" office:value-type="float" office:value="0" calcext:value-type="float">
            <text:p>0,00</text:p>
          </table:table-cell>
          <table:table-cell table:number-columns-repeated="4"/>
          <table:table-cell office:value-type="string" calcext:value-type="string">
            <text:p>Enerji Kimlik Belgesi</text:p>
          </table:table-cell>
          <table:table-cell/>
          <table:table-cell table:style-name="ce36"/>
          <table:table-cell table:style-name="ce45"/>
          <table:table-cell table:style-name="ce36"/>
          <table:table-cell office:value-type="float" office:value="5000" calcext:value-type="float">
            <text:p>5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6">
          <table:table-cell/>
          <table:table-cell office:value-type="string" calcext:value-type="string">
            <text:p>zzz</text:p>
          </table:table-cell>
          <table:table-cell table:number-columns-repeated="3"/>
          <table:table-cell table:style-name="ce39"/>
          <table:table-cell table:formula="of:=[.K121]" office:value-type="float" office:value="3410.431776" calcext:value-type="float">
            <text:p>3.410,43</text:p>
          </table:table-cell>
          <table:table-cell table:style-name="ce45"/>
          <table:table-cell table:number-columns-repeated="5"/>
          <table:table-cell office:value-type="string" calcext:value-type="string">
            <text:p>zzz</text:p>
          </table:table-cell>
          <table:table-cell table:style-name="ce39"/>
          <table:table-cell table:style-name="ce36"/>
          <table:table-cell table:style-name="ce45"/>
          <table:table-cell table:style-name="ce36"/>
          <table:table-cell office:value-type="float" office:value="7301.0573048" calcext:value-type="float">
            <text:p>7301,0573048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"/>
          <table:table-cell table:style-name="ce36" table:formula="of:=SUM([.G4:.G12])" office:value-type="float" office:value="56097.643356" calcext:value-type="float">
            <text:p>56.097,64</text:p>
          </table:table-cell>
          <table:table-cell/>
          <table:table-cell table:formula="of:=SUM([.I4:.I12])" office:value-type="float" office:value="48646" calcext:value-type="float">
            <text:p>48.646,00</text:p>
          </table:table-cell>
          <table:table-cell/>
          <table:table-cell table:formula="of:=[.H13]+[.F13]" office:value-type="float" office:value="104743.643356" calcext:value-type="float">
            <text:p>104.743,64</text:p>
          </table:table-cell>
          <table:table-cell table:number-columns-repeated="3"/>
          <table:table-cell table:style-name="ce1"/>
          <table:table-cell/>
          <table:table-cell table:style-name="ce36"/>
          <table:table-cell/>
          <table:table-cell table:style-name="ce36" office:value-type="float" office:value="55726.1920316389" calcext:value-type="float">
            <text:p>55.726,19</text:p>
          </table:table-cell>
          <table:table-cell/>
          <table:table-cell office:value-type="float" office:value="26915.08" calcext:value-type="float">
            <text:p>26915,08</text:p>
          </table:table-cell>
          <table:table-cell/>
          <table:table-cell office:value-type="float" office:value="82641.2720316388" calcext:value-type="float">
            <text:p>82641,2720316388</text:p>
          </table:table-cell>
          <table:table-cell table:number-columns-repeated="1002"/>
        </table:table-row>
        <table:table-row table:style-name="ro5">
          <table:table-cell table:number-columns-repeated="4"/>
          <table:table-cell table:style-name="ce1"/>
          <table:table-cell table:number-columns-repeated="2"/>
          <table:table-cell table:style-name="ce2"/>
          <table:table-cell/>
          <table:table-cell office:value-type="float" office:value="16" calcext:value-type="float">
            <text:p>16,00</text:p>
          </table:table-cell>
          <table:table-cell table:number-columns-repeated="3"/>
          <table:table-cell table:style-name="ce1"/>
          <table:table-cell/>
          <table:table-cell table:style-name="ce36"/>
          <table:table-cell/>
          <table:table-cell table:style-name="ce36"/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5">
          <table:table-cell table:number-columns-repeated="4"/>
          <table:table-cell table:style-name="ce1"/>
          <table:table-cell table:number-columns-repeated="2"/>
          <table:table-cell table:style-name="ce2"/>
          <table:table-cell/>
          <table:table-cell table:formula="of:=[.J13]/[.J14]" office:value-type="float" office:value="6546.47770975" calcext:value-type="float">
            <text:p>6.546,48</text:p>
          </table:table-cell>
          <table:table-cell table:number-columns-repeated="3"/>
          <table:table-cell table:style-name="ce1"/>
          <table:table-cell/>
          <table:table-cell table:style-name="ce36"/>
          <table:table-cell/>
          <table:table-cell table:style-name="ce36"/>
          <table:table-cell table:number-columns-repeated="3"/>
          <table:table-cell office:value-type="float" office:value="5165.07950197743" calcext:value-type="float">
            <text:p>5165,07950197743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>
            <text:p>balkon altı yalıtım malzeme</text:p>
          </table:table-cell>
          <table:table-cell office:value-type="string" calcext:value-type="string">
            <text:p>XPS 5 cm 28-32</text:p>
          </table:table-cell>
          <table:table-cell/>
          <table:table-cell table:style-name="ce1" table:formula="of:=[$'DIŞ CEPHE '.J1]" office:value-type="float" office:value="103.653" calcext:value-type="float">
            <text:p>103,65</text:p>
          </table:table-cell>
          <table:table-cell table:formula="of:=[$Sayfa1.K13]" office:value-type="float" office:value="22.042" calcext:value-type="float">
            <text:p>22,042</text:p>
          </table:table-cell>
          <table:table-cell table:formula="of:=[.F16]*[.E16]" office:value-type="float" office:value="2284.719426" calcext:value-type="float">
            <text:p>2.284,72</text:p>
          </table:table-cell>
          <table:table-cell table:style-name="ce2" office:value-type="float" office:value="25" calcext:value-type="float">
            <text:p>25</text:p>
          </table:table-cell>
          <table:table-cell table:formula="of:=[.H16]*[.E16]" office:value-type="float" office:value="2591.325" calcext:value-type="float">
            <text:p>2.591,33</text:p>
          </table:table-cell>
          <table:table-cell table:number-columns-repeated="4"/>
          <table:table-cell table:style-name="ce1" office:value-type="string" calcext:value-type="string">
            <text:p>balkon altı yalıtım malzeme</text:p>
          </table:table-cell>
          <table:table-cell office:value-type="string" calcext:value-type="string">
            <text:p>XPS 5 cm 28-32</text:p>
          </table:table-cell>
          <table:table-cell table:style-name="ce36"/>
          <table:table-cell office:value-type="float" office:value="103.653" calcext:value-type="float">
            <text:p>103,653</text:p>
          </table:table-cell>
          <table:table-cell table:style-name="ce36" office:value-type="float" office:value="17" calcext:value-type="float">
            <text:p>17,00</text:p>
          </table:table-cell>
          <table:table-cell table:style-name="ce36" table:formula="of:=[.R16]*[.Q16]" office:value-type="float" office:value="1762.101" calcext:value-type="float">
            <text:p>1.762,10</text:p>
          </table:table-cell>
          <table:table-cell office:value-type="float" office:value="17" calcext:value-type="float">
            <text:p>17</text:p>
          </table:table-cell>
          <table:table-cell office:value-type="float" office:value="1762.101" calcext:value-type="float">
            <text:p>1762,10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odrum tavanı yalıtım</text:p>
          </table:table-cell>
          <table:table-cell office:value-type="string" calcext:value-type="string">
            <text:p>XPS 5 cm 28-32</text:p>
          </table:table-cell>
          <table:table-cell/>
          <table:table-cell table:style-name="ce1" office:value-type="float" office:value="350" calcext:value-type="float">
            <text:p>350,00</text:p>
          </table:table-cell>
          <table:table-cell table:formula="of:=[$Sayfa1.K13]" office:value-type="float" office:value="22.042" calcext:value-type="float">
            <text:p>22,042</text:p>
          </table:table-cell>
          <table:table-cell table:formula="of:=[.F17]*[.E17]" office:value-type="float" office:value="7714.7" calcext:value-type="float">
            <text:p>7.714,70</text:p>
          </table:table-cell>
          <table:table-cell table:style-name="ce2" office:value-type="float" office:value="25" calcext:value-type="float">
            <text:p>25</text:p>
          </table:table-cell>
          <table:table-cell table:formula="of:=[.H17]*[.E17]" office:value-type="float" office:value="8750" calcext:value-type="float">
            <text:p>8.750,00</text:p>
          </table:table-cell>
          <table:table-cell table:number-columns-repeated="4"/>
          <table:table-cell table:style-name="ce1" office:value-type="string" calcext:value-type="string">
            <text:p>Bodrum tavanı yalıtım</text:p>
          </table:table-cell>
          <table:table-cell office:value-type="string" calcext:value-type="string">
            <text:p>XPS 5 cm 28-32</text:p>
          </table:table-cell>
          <table:table-cell table:style-name="ce36"/>
          <table:table-cell office:value-type="float" office:value="350" calcext:value-type="float">
            <text:p>350</text:p>
          </table:table-cell>
          <table:table-cell table:style-name="ce36" office:value-type="float" office:value="17" calcext:value-type="float">
            <text:p>17,00</text:p>
          </table:table-cell>
          <table:table-cell table:style-name="ce36" table:formula="of:=[.R17]*[.Q17]" office:value-type="float" office:value="5950" calcext:value-type="float">
            <text:p>5.950,00</text:p>
          </table:table-cell>
          <table:table-cell office:value-type="float" office:value="17" calcext:value-type="float">
            <text:p>17</text:p>
          </table:table-cell>
          <table:table-cell office:value-type="float" office:value="5950" calcext:value-type="float">
            <text:p>5950</text:p>
          </table:table-cell>
          <table:table-cell table:number-columns-repeated="1003"/>
        </table:table-row>
        <table:table-row table:style-name="ro5"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5"/>
          <table:table-cell table:style-name="ce1"/>
          <table:table-cell/>
          <table:table-cell table:style-name="ce36"/>
          <table:table-cell/>
          <table:table-cell table:style-name="ce36"/>
          <table:table-cell table:number-columns-repeated="1006"/>
        </table:table-row>
        <table:table-row table:style-name="ro5">
          <table:table-cell/>
          <table:table-cell office:value-type="string" calcext:value-type="string">
            <text:p>oluk inişleri</text:p>
          </table:table-cell>
          <table:table-cell table:number-columns-repeated="2"/>
          <table:table-cell table:style-name="ce1" office:value-type="float" office:value="200" calcext:value-type="float">
            <text:p>200,00</text:p>
          </table:table-cell>
          <table:table-cell office:value-type="float" office:value="25" calcext:value-type="float">
            <text:p>25</text:p>
          </table:table-cell>
          <table:table-cell table:formula="of:=[.F19]*[.E19]" office:value-type="float" office:value="5000" calcext:value-type="float">
            <text:p>5.000,00</text:p>
          </table:table-cell>
          <table:table-cell table:style-name="ce2"/>
          <table:table-cell/>
          <table:table-cell table:style-name="ce2"/>
          <table:table-cell table:number-columns-repeated="3"/>
          <table:table-cell table:style-name="ce1" office:value-type="string" calcext:value-type="string">
            <text:p>oluk inişleri</text:p>
          </table:table-cell>
          <table:table-cell/>
          <table:table-cell table:style-name="ce36"/>
          <table:table-cell office:value-type="float" office:value="200" calcext:value-type="float">
            <text:p>200</text:p>
          </table:table-cell>
          <table:table-cell table:style-name="ce36" office:value-type="float" office:value="8" calcext:value-type="float">
            <text:p>8,00</text:p>
          </table:table-cell>
          <table:table-cell table:style-name="ce36" table:formula="of:=[.R19]*[.Q19]" office:value-type="float" office:value="1600" calcext:value-type="float">
            <text:p>1.600,00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öve</text:p>
          </table:table-cell>
          <table:table-cell table:number-columns-repeated="2"/>
          <table:table-cell table:style-name="ce1" table:formula="of:=[$'DIŞ CEPHE '.S2]" office:value-type="float" office:value="689.4" calcext:value-type="float">
            <text:p>689,40</text:p>
          </table:table-cell>
          <table:table-cell office:value-type="float" office:value="7" calcext:value-type="float">
            <text:p>7</text:p>
          </table:table-cell>
          <table:table-cell table:formula="of:=[.F21]*[.E21]" office:value-type="float" office:value="4825.8" calcext:value-type="float">
            <text:p>4.825,80</text:p>
          </table:table-cell>
          <table:table-cell table:style-name="ce2"/>
          <table:table-cell table:number-columns-repeated="5"/>
          <table:table-cell table:style-name="ce1" office:value-type="string" calcext:value-type="string">
            <text:p>söve</text:p>
          </table:table-cell>
          <table:table-cell/>
          <table:table-cell table:style-name="ce36"/>
          <table:table-cell office:value-type="float" office:value="689.4" calcext:value-type="float">
            <text:p>689,4</text:p>
          </table:table-cell>
          <table:table-cell table:style-name="ce36" office:value-type="float" office:value="6" calcext:value-type="float">
            <text:p>6,00</text:p>
          </table:table-cell>
          <table:table-cell table:style-name="ce36" table:formula="of:=[.R21]*[.Q21]" office:value-type="float" office:value="4136.4" calcext:value-type="float">
            <text:p>4.136,4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kat silmesi</text:p>
          </table:table-cell>
          <table:table-cell table:number-columns-repeated="2"/>
          <table:table-cell table:style-name="ce1" office:value-type="float" office:value="500" calcext:value-type="float">
            <text:p>500,00</text:p>
          </table:table-cell>
          <table:table-cell office:value-type="float" office:value="7" calcext:value-type="float">
            <text:p>7</text:p>
          </table:table-cell>
          <table:table-cell table:formula="of:=[.F22]*[.E22]" office:value-type="float" office:value="3500" calcext:value-type="float">
            <text:p>3.500,00</text:p>
          </table:table-cell>
          <table:table-cell table:style-name="ce2"/>
          <table:table-cell/>
          <table:table-cell table:style-name="ce2"/>
          <table:table-cell table:number-columns-repeated="3"/>
          <table:table-cell table:style-name="ce1" office:value-type="string" calcext:value-type="string">
            <text:p>kat silmesi</text:p>
          </table:table-cell>
          <table:table-cell/>
          <table:table-cell table:style-name="ce36"/>
          <table:table-cell office:value-type="float" office:value="500" calcext:value-type="float">
            <text:p>500</text:p>
          </table:table-cell>
          <table:table-cell table:style-name="ce36" office:value-type="float" office:value="7" calcext:value-type="float">
            <text:p>7,00</text:p>
          </table:table-cell>
          <table:table-cell table:style-name="ce36" table:formula="of:=[.R22]*[.Q22]" office:value-type="float" office:value="3500" calcext:value-type="float">
            <text:p>3.500,0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köşe</text:p>
          </table:table-cell>
          <table:table-cell table:number-columns-repeated="2"/>
          <table:table-cell table:style-name="ce1" office:value-type="float" office:value="150" calcext:value-type="float">
            <text:p>150,00</text:p>
          </table:table-cell>
          <table:table-cell office:value-type="float" office:value="9" calcext:value-type="float">
            <text:p>9</text:p>
          </table:table-cell>
          <table:table-cell table:formula="of:=[.F23]*[.E23]" office:value-type="float" office:value="1350" calcext:value-type="float">
            <text:p>1.350,00</text:p>
          </table:table-cell>
          <table:table-cell table:style-name="ce2"/>
          <table:table-cell/>
          <table:table-cell table:style-name="ce2"/>
          <table:table-cell table:number-columns-repeated="3"/>
          <table:table-cell table:style-name="ce1" office:value-type="string" calcext:value-type="string">
            <text:p>köşe</text:p>
          </table:table-cell>
          <table:table-cell/>
          <table:table-cell table:style-name="ce36"/>
          <table:table-cell office:value-type="float" office:value="150" calcext:value-type="float">
            <text:p>150</text:p>
          </table:table-cell>
          <table:table-cell table:style-name="ce36" office:value-type="float" office:value="9" calcext:value-type="float">
            <text:p>9,00</text:p>
          </table:table-cell>
          <table:table-cell table:style-name="ce36" table:formula="of:=[.R23]*[.Q23]" office:value-type="float" office:value="1350" calcext:value-type="float">
            <text:p>1.350,00</text:p>
          </table:table-cell>
          <table:table-cell table:number-columns-repeated="1005"/>
        </table:table-row>
        <table:table-row table:style-name="ro5" table:number-rows-repeated="4">
          <table:table-cell table:number-columns-repeated="4"/>
          <table:table-cell table:style-name="ce1"/>
          <table:table-cell table:number-columns-repeated="2"/>
          <table:table-cell table:style-name="ce2"/>
          <table:table-cell/>
          <table:table-cell table:style-name="ce2"/>
          <table:table-cell table:number-columns-repeated="3"/>
          <table:table-cell table:style-name="ce1"/>
          <table:table-cell/>
          <table:table-cell table:style-name="ce36"/>
          <table:table-cell/>
          <table:table-cell table:style-name="ce36"/>
          <table:table-cell table:number-columns-repeated="1006"/>
        </table:table-row>
        <table:table-row table:style-name="ro5">
          <table:table-cell/>
          <table:table-cell office:value-type="string" calcext:value-type="string">
            <text:p>çatı onarımı</text:p>
          </table:table-cell>
          <table:table-cell table:number-columns-repeated="2"/>
          <table:table-cell table:style-name="ce1" office:value-type="float" office:value="1000" calcext:value-type="float">
            <text:p>1000,00</text:p>
          </table:table-cell>
          <table:table-cell office:value-type="float" office:value="8" calcext:value-type="float">
            <text:p>8</text:p>
          </table:table-cell>
          <table:table-cell table:formula="of:=[.F28]*[.E28]" office:value-type="float" office:value="8000" calcext:value-type="float">
            <text:p>8.000,00</text:p>
          </table:table-cell>
          <table:table-cell table:style-name="ce2" office:value-type="float" office:value="8" calcext:value-type="float">
            <text:p>8</text:p>
          </table:table-cell>
          <table:table-cell table:formula="of:=[.H28]*[.E28]" office:value-type="float" office:value="8000" calcext:value-type="float">
            <text:p>8.000,00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çatı onarımı</text:p>
          </table:table-cell>
          <table:table-cell/>
          <table:table-cell table:style-name="ce36"/>
          <table:table-cell office:value-type="float" office:value="1000" calcext:value-type="float">
            <text:p>1000</text:p>
          </table:table-cell>
          <table:table-cell table:style-name="ce36" office:value-type="float" office:value="2" calcext:value-type="float">
            <text:p>2,00</text:p>
          </table:table-cell>
          <table:table-cell table:style-name="ce36" table:formula="of:=[.R28]*[.Q28]" office:value-type="float" office:value="2000" calcext:value-type="float">
            <text:p>2.000,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oluk yapımı</text:p>
          </table:table-cell>
          <table:table-cell table:number-columns-repeated="2"/>
          <table:table-cell table:style-name="ce1" office:value-type="float" office:value="150" calcext:value-type="float">
            <text:p>150,00</text:p>
          </table:table-cell>
          <table:table-cell office:value-type="float" office:value="25" calcext:value-type="float">
            <text:p>25</text:p>
          </table:table-cell>
          <table:table-cell table:formula="of:=[.F29]*[.E29]" office:value-type="float" office:value="3750" calcext:value-type="float">
            <text:p>3.750,00</text:p>
          </table:table-cell>
          <table:table-cell table:style-name="ce2"/>
          <table:table-cell/>
          <table:table-cell table:style-name="ce2"/>
          <table:table-cell table:number-columns-repeated="3"/>
          <table:table-cell table:style-name="ce1" office:value-type="string" calcext:value-type="string">
            <text:p>oluk yapımı</text:p>
          </table:table-cell>
          <table:table-cell/>
          <table:table-cell table:style-name="ce36"/>
          <table:table-cell office:value-type="float" office:value="150" calcext:value-type="float">
            <text:p>150</text:p>
          </table:table-cell>
          <table:table-cell table:style-name="ce36" office:value-type="float" office:value="16" calcext:value-type="float">
            <text:p>16,00</text:p>
          </table:table-cell>
          <table:table-cell table:style-name="ce36" table:formula="of:=[.R29]*[.Q29]" office:value-type="float" office:value="2400" calcext:value-type="float">
            <text:p>2.400,0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çatı arası yalıtım Malzeme</text:p>
          </table:table-cell>
          <table:table-cell office:value-type="string" calcext:value-type="string">
            <text:p><text:s/>Taşyünü 3 cm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5" calcext:value-type="float">
            <text:p>25</text:p>
          </table:table-cell>
          <table:table-cell table:formula="of:=[.F30]*[.E30]" office:value-type="float" office:value="12150" calcext:value-type="float">
            <text:p>12.150,00</text:p>
          </table:table-cell>
          <table:table-cell table:style-name="ce2" office:value-type="float" office:value="10" calcext:value-type="float">
            <text:p>10</text:p>
          </table:table-cell>
          <table:table-cell table:formula="of:=[.H30]*[.E30]" office:value-type="float" office:value="4860" calcext:value-type="float">
            <text:p>4.860,00</text:p>
          </table:table-cell>
          <table:table-cell table:style-name="ce2"/>
          <table:table-cell table:number-columns-repeated="3"/>
          <table:table-cell office:value-type="string" calcext:value-type="string">
            <text:p>çatı arası yalıtım Malzeme</text:p>
          </table:table-cell>
          <table:table-cell office:value-type="string" calcext:value-type="string">
            <text:p><text:s/>Taşyünü 3 cm</text:p>
          </table:table-cell>
          <table:table-cell table:style-name="ce36"/>
          <table:table-cell office:value-type="float" office:value="486" calcext:value-type="float">
            <text:p>486</text:p>
          </table:table-cell>
          <table:table-cell table:style-name="ce36" office:value-type="float" office:value="10" calcext:value-type="float">
            <text:p>10,00</text:p>
          </table:table-cell>
          <table:table-cell table:style-name="ce36" table:formula="of:=[.R30]*[.Q30]" office:value-type="float" office:value="4860" calcext:value-type="float">
            <text:p>4.860,00</text:p>
          </table:table-cell>
          <table:table-cell office:value-type="float" office:value="3" calcext:value-type="float">
            <text:p>3</text:p>
          </table:table-cell>
          <table:table-cell office:value-type="float" office:value="1458" calcext:value-type="float">
            <text:p>1458</text:p>
          </table:table-cell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number-columns-repeated="4"/>
          <table:table-cell table:style-name="ce1"/>
          <table:table-cell table:number-columns-repeated="2"/>
          <table:table-cell table:style-name="ce2"/>
          <table:table-cell/>
          <table:table-cell table:style-name="ce2"/>
          <table:table-cell table:number-columns-repeated="3"/>
          <table:table-cell table:style-name="ce1"/>
          <table:table-cell/>
          <table:table-cell table:style-name="ce36"/>
          <table:table-cell/>
          <table:table-cell table:style-name="ce36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Mermer Mrdv</text:p>
          </table:table-cell>
          <table:table-cell table:number-columns-repeated="4"/>
          <table:table-cell table:formula="of:=[.F36]*[.E36]" office:value-type="float" office:value="0" calcext:value-type="float">
            <text:p>0,00</text:p>
          </table:table-cell>
          <table:table-cell table:style-name="ce2"/>
          <table:table-cell table:number-columns-repeated="5"/>
          <table:table-cell office:value-type="string" calcext:value-type="string">
            <text:p>Mermer Mrdv</text:p>
          </table:table-cell>
          <table:table-cell/>
          <table:table-cell table:style-name="ce36"/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Mermer Lmbri 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[.F37]*[.E37]" office:value-type="float" office:value="6600" calcext:value-type="float">
            <text:p>6.600,00</text:p>
          </table:table-cell>
          <table:table-cell table:style-name="ce2"/>
          <table:table-cell table:number-columns-repeated="5"/>
          <table:table-cell office:value-type="string" calcext:value-type="string">
            <text:p>Mermer Lmbri </text:p>
          </table:table-cell>
          <table:table-cell/>
          <table:table-cell table:style-name="ce36"/>
          <table:table-cell office:value-type="float" office:value="110" calcext:value-type="float">
            <text:p>110</text:p>
          </table:table-cell>
          <table:table-cell table:style-name="ce36" office:value-type="float" office:value="60" calcext:value-type="float">
            <text:p>60,00</text:p>
          </table:table-cell>
          <table:table-cell table:style-name="ce36" table:formula="of:=[.R37]*[.Q37]" office:value-type="float" office:value="6600" calcext:value-type="float">
            <text:p>6.600,0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Merdiven Boyas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F38]*[.E38]" office:value-type="float" office:value="1000" calcext:value-type="float">
            <text:p>1.000,00</text:p>
          </table:table-cell>
          <table:table-cell table:style-name="ce2" office:value-type="float" office:value="1000" calcext:value-type="float">
            <text:p>1000</text:p>
          </table:table-cell>
          <table:table-cell office:value-type="float" office:value="250" calcext:value-type="float">
            <text:p>250,00</text:p>
          </table:table-cell>
          <table:table-cell table:number-columns-repeated="4"/>
          <table:table-cell office:value-type="string" calcext:value-type="string">
            <text:p>Merdiven Boyası</text:p>
          </table:table-cell>
          <table:table-cell/>
          <table:table-cell table:style-name="ce36"/>
          <table:table-cell office:value-type="float" office:value="1" calcext:value-type="float">
            <text:p>1</text:p>
          </table:table-cell>
          <table:table-cell table:style-name="ce36" office:value-type="float" office:value="500" calcext:value-type="float">
            <text:p>500,00</text:p>
          </table:table-cell>
          <table:table-cell table:style-name="ce36" table:formula="of:=[.R38]*[.Q38]" office:value-type="float" office:value="500" calcext:value-type="float">
            <text:p>500,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03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39"/>
          <table:table-cell table:style-name="ce40" table:formula="of:=SUM([.G4:.G38])" office:value-type="float" office:value="112272.862782" calcext:value-type="float">
            <text:p>112.272,86</text:p>
          </table:table-cell>
          <table:table-cell table:style-name="ce45"/>
          <table:table-cell table:style-name="ce40" table:formula="of:=SUM([.I4:.I38])" office:value-type="float" office:value="73097.325" calcext:value-type="float">
            <text:p>73.097,33</text:p>
          </table:table-cell>
          <table:table-cell table:number-columns-repeated="5"/>
          <table:table-cell table:style-name="ce39"/>
          <table:table-cell table:style-name="ce40"/>
          <table:table-cell table:style-name="ce45"/>
          <table:table-cell table:style-name="ce39"/>
          <table:table-cell table:style-name="ce40" table:formula="of:=SUM([.S4:.S38])" office:value-type="float" office:value="84088.2938516389" calcext:value-type="float">
            <text:p>84.088,29</text:p>
          </table:table-cell>
          <table:table-cell/>
          <table:table-cell office:value-type="float" office:value="42335.181" calcext:value-type="float">
            <text:p>42335,181</text:p>
          </table:table-cell>
          <table:table-cell table:number-columns-repeated="1003"/>
        </table:table-row>
        <table:table-row table:style-name="ro5">
          <table:table-cell table:number-columns-repeated="6"/>
          <table:table-cell table:style-name="ce41" table:formula="of:=[.G44]+[.I44]" office:value-type="float" office:value="185370.187782" calcext:value-type="float">
            <text:p>185.370,19</text:p>
          </table:table-cell>
          <table:table-cell table:style-name="ce2"/>
          <table:table-cell table:number-columns-repeated="7"/>
          <table:table-cell table:style-name="ce41"/>
          <table:table-cell table:number-columns-repeated="2"/>
          <table:table-cell table:style-name="ce41" table:formula="of:=[.S44]+[.U44]" office:value-type="float" office:value="126423.474851639" calcext:value-type="float">
            <text:p>126.423,47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Daire Sayısı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45]/[.E46]" office:value-type="float" office:value="11585.636736375" calcext:value-type="float">
            <text:p>11585,636736375</text:p>
          </table:table-cell>
          <table:table-cell table:formula="of:=[.F46]*[.E46]" office:value-type="float" office:value="185370.187782" calcext:value-type="float">
            <text:p>185.370,19</text:p>
          </table:table-cell>
          <table:table-cell table:style-name="ce2"/>
          <table:table-cell table:number-columns-repeated="5"/>
          <table:table-cell office:value-type="string" calcext:value-type="string">
            <text:p>Daire Sayısı</text:p>
          </table:table-cell>
          <table:table-cell/>
          <table:table-cell table:style-name="ce36"/>
          <table:table-cell office:value-type="float" office:value="16" calcext:value-type="float">
            <text:p>16</text:p>
          </table:table-cell>
          <table:table-cell table:formula="of:=[.S45]/[.Q46]" office:value-type="float" office:value="7901.46717822743" calcext:value-type="float">
            <text:p>7901,46717822743</text:p>
          </table:table-cell>
          <table:table-cell table:style-name="ce36" table:formula="of:=[.R46]*[.Q46]" office:value-type="float" office:value="126423.474851639" calcext:value-type="float">
            <text:p>126.423,47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nagi işçilik farkı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6" table:formula="of:=([.G45]-[.C47])/16" office:value-type="float" office:value="10835.636736375" calcext:value-type="float">
            <text:p>10.835,64</text:p>
          </table:table-cell>
          <table:table-cell table:formula="of:=[.F47]*[.E47]" office:value-type="float" office:value="173370.187782" calcext:value-type="float">
            <text:p>173.370,19</text:p>
          </table:table-cell>
          <table:table-cell table:number-columns-repeated="6"/>
          <table:table-cell office:value-type="string" calcext:value-type="string">
            <text:p>nagi işçilik farkı</text:p>
          </table:table-cell>
          <table:table-cell table:style-name="ce36" office:value-type="float" office:value="12000" calcext:value-type="float">
            <text:p>12.000,00</text:p>
          </table:table-cell>
          <table:table-cell table:style-name="ce36"/>
          <table:table-cell table:style-name="ce36" office:value-type="float" office:value="16" calcext:value-type="float">
            <text:p>16,00</text:p>
          </table:table-cell>
          <table:table-cell table:style-name="ce36" table:formula="of:=([.S45]-[.O47])/16" office:value-type="float" office:value="7151.46717822743" calcext:value-type="float">
            <text:p>7.151,47</text:p>
          </table:table-cell>
          <table:table-cell table:style-name="ce36" table:formula="of:=[.R47]*[.Q47]" office:value-type="float" office:value="114423.474851639" calcext:value-type="float">
            <text:p>114.423,47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nagiişçiliği 30000</text:p>
          </table:table-cell>
          <table:table-cell table:number-columns-repeated="11"/>
          <table:table-cell office:value-type="string" calcext:value-type="string">
            <text:p>nagiişçiliği 30000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vadeli 7500</text:p>
          </table:table-cell>
          <table:table-cell table:number-columns-repeated="11"/>
          <table:table-cell office:value-type="float" office:value="7000" calcext:value-type="float">
            <text:p>7000</text:p>
          </table:table-cell>
          <table:table-cell table:number-columns-repeated="1007"/>
        </table:table-row>
        <table:table-row table:style-name="ro5">
          <table:table-cell table:number-columns-repeated="4"/>
          <table:table-cell office:value-type="string" calcext:value-type="string">
            <text:p>peşin 7000</text:p>
          </table:table-cell>
          <table:table-cell table:number-columns-repeated="11"/>
          <table:table-cell office:value-type="float" office:value="6500" calcext:value-type="float">
            <text:p>6500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7"/>
          <table:table-cell table:style-name="ce2"/>
          <table:table-cell table:number-columns-repeated="1016"/>
        </table:table-row>
        <table:table-row table:style-name="ro5">
          <table:table-cell table:formula="of:=SUM([.A11:.A52])" office:value-type="float" office:value="0" calcext:value-type="float">
            <text:p>0</text:p>
          </table:table-cell>
          <table:table-cell table:number-columns-repeated="5"/>
          <table:table-cell table:style-name="ce40"/>
          <table:table-cell table:style-name="ce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style-name="ce7" table:formula="of:=[$'DIŞ CEPHE '.D2]-[$'DIŞ CEPHE '.P24]+[$'DIŞ CEPHE '.J24]" office:value-type="float" office:value="1830.44" calcext:value-type="float">
            <text:p>1830,44</text:p>
          </table:table-cell>
          <table:table-cell table:style-name="ce15" office:value-type="string" calcext:value-type="string">
            <text:p><text:s/>M2 DIŞ CEPHE YALITIM</text:p>
          </table:table-cell>
          <table:table-cell table:style-name="ce17" table:number-columns-repeated="4"/>
          <table:table-cell table:style-name="ce42" table:number-columns-repeated="4"/>
          <table:table-cell table:style-name="ce48"/>
          <table:table-cell table:number-columns-repeated="1013"/>
        </table:table-row>
        <table:table-row table:style-name="ro5">
          <table:table-cell table:style-name="ce8" office:value-type="string" calcext:value-type="string">
            <text:p>balkon</text:p>
          </table:table-cell>
          <table:table-cell table:style-name="ce14"/>
          <table:table-cell table:style-name="ce20" office:value-type="string" calcext:value-type="string">
            <text:p>M2 SARF</text:p>
          </table:table-cell>
          <table:table-cell table:style-name="ce28"/>
          <table:table-cell table:style-name="ce28" office:value-type="string" calcext:value-type="string">
            <text:p>SARF</text:p>
          </table:table-cell>
          <table:table-cell table:style-name="ce28" office:value-type="string" calcext:value-type="string">
            <text:p>TR KG</text:p>
          </table:table-cell>
          <table:table-cell table:style-name="ce43" office:value-type="string" calcext:value-type="string">
            <text:p>TOPLAM SARF</text:p>
          </table:table-cell>
          <table:table-cell table:style-name="ce46"/>
          <table:table-cell table:style-name="ce46" office:value-type="string" calcext:value-type="string">
            <text:p>BR FY</text:p>
          </table:table-cell>
          <table:table-cell table:style-name="ce46" office:value-type="string" calcext:value-type="string">
            <text:p>TUTAR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 office:value-type="string" calcext:value-type="string">
            <text:p>altı </text:p>
          </table:table-cell>
          <table:table-cell table:style-name="ce14" office:value-type="string" calcext:value-type="string">
            <text:p>XPS</text:p>
          </table:table-cell>
          <table:table-cell table:style-name="ce21" office:value-type="float" office:value="1" calcext:value-type="float">
            <text:p>1,0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60]*[.$A$58]" office:value-type="float" office:value="1830.44" calcext:value-type="float">
            <text:p>1830,44</text:p>
          </table:table-cell>
          <table:table-cell table:style-name="ce14"/>
          <table:table-cell table:style-name="ce25" table:formula="of:=[.E60]/[.C60]" office:value-type="float" office:value="1830.44" calcext:value-type="float">
            <text:p>1.830,44</text:p>
          </table:table-cell>
          <table:table-cell table:style-name="ce25" office:value-type="string" calcext:value-type="string">
            <text:p>m2</text:p>
          </table:table-cell>
          <table:table-cell table:style-name="ce25" office:value-type="float" office:value="22" calcext:value-type="float">
            <text:p>22,00</text:p>
          </table:table-cell>
          <table:table-cell table:style-name="ce25" table:formula="of:=[.I60]*[.G60]" office:value-type="float" office:value="40269.68" calcext:value-type="float">
            <text:p>40.269,68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 office:value-type="string" calcext:value-type="string">
            <text:p>dahil</text:p>
          </table:table-cell>
          <table:table-cell table:style-name="ce14" office:value-type="string" calcext:value-type="string">
            <text:p>YAPIŞTIRICI</text:p>
          </table:table-cell>
          <table:table-cell table:style-name="ce21" office:value-type="float" office:value="5" calcext:value-type="float">
            <text:p>5,0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61]*[.$A$58]" office:value-type="float" office:value="9152.2" calcext:value-type="float">
            <text:p>9152,2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61]/[.F61]" office:value-type="float" office:value="366.088" calcext:value-type="float">
            <text:p>366,09</text:p>
          </table:table-cell>
          <table:table-cell table:style-name="ce25" office:value-type="string" calcext:value-type="string">
            <text:p>TR</text:p>
          </table:table-cell>
          <table:table-cell table:style-name="ce25" office:value-type="float" office:value="13" calcext:value-type="float">
            <text:p>13,00</text:p>
          </table:table-cell>
          <table:table-cell table:style-name="ce25" table:formula="of:=[.I61]*[.G61]" office:value-type="float" office:value="4759.144" calcext:value-type="float">
            <text:p>4.759,14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SIVA</text:p>
          </table:table-cell>
          <table:table-cell table:style-name="ce21" office:value-type="float" office:value="5" calcext:value-type="float">
            <text:p>5,0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62]*[.$A$58]" office:value-type="float" office:value="9152.2" calcext:value-type="float">
            <text:p>9152,2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62]/[.F62]" office:value-type="float" office:value="366.088" calcext:value-type="float">
            <text:p>366,09</text:p>
          </table:table-cell>
          <table:table-cell table:style-name="ce25" office:value-type="string" calcext:value-type="string">
            <text:p>TR</text:p>
          </table:table-cell>
          <table:table-cell table:style-name="ce25" office:value-type="float" office:value="13" calcext:value-type="float">
            <text:p>13,00</text:p>
          </table:table-cell>
          <table:table-cell table:style-name="ce25" table:formula="of:=[.I62]*[.G62]" office:value-type="float" office:value="4759.144" calcext:value-type="float">
            <text:p>4.759,14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İNERAL</text:p>
          </table:table-cell>
          <table:table-cell table:style-name="ce21" office:value-type="float" office:value="4" calcext:value-type="float">
            <text:p>4,0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63]*[.$A$58]" office:value-type="float" office:value="7321.76" calcext:value-type="float">
            <text:p>7321,76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63]/[.F63]" office:value-type="float" office:value="292.8704" calcext:value-type="float">
            <text:p>292,87</text:p>
          </table:table-cell>
          <table:table-cell table:style-name="ce25" office:value-type="string" calcext:value-type="string">
            <text:p>TR</text:p>
          </table:table-cell>
          <table:table-cell table:style-name="ce25" office:value-type="float" office:value="18" calcext:value-type="float">
            <text:p>18,00</text:p>
          </table:table-cell>
          <table:table-cell table:style-name="ce25" table:formula="of:=[.I63]*[.G63]" office:value-type="float" office:value="5271.6672" calcext:value-type="float">
            <text:p>5.271,67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FİLE</text:p>
          </table:table-cell>
          <table:table-cell table:style-name="ce21" office:value-type="float" office:value="1.1" calcext:value-type="float">
            <text:p>1,1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64]*[.$A$58]" office:value-type="float" office:value="2013.484" calcext:value-type="float">
            <text:p>2013,484</text:p>
          </table:table-cell>
          <table:table-cell table:style-name="ce14" office:value-type="float" office:value="50" calcext:value-type="float">
            <text:p>50</text:p>
          </table:table-cell>
          <table:table-cell table:style-name="ce25" table:formula="of:=[.E64]/[.F64]" office:value-type="float" office:value="40.26968" calcext:value-type="float">
            <text:p>40,27</text:p>
          </table:table-cell>
          <table:table-cell table:style-name="ce25" office:value-type="string" calcext:value-type="string">
            <text:p>RL</text:p>
          </table:table-cell>
          <table:table-cell table:style-name="ce25" office:value-type="float" office:value="120" calcext:value-type="float">
            <text:p>120,00</text:p>
          </table:table-cell>
          <table:table-cell table:style-name="ce25" table:formula="of:=[.I64]*[.G64]" office:value-type="float" office:value="4832.3616" calcext:value-type="float">
            <text:p>4.832,36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DÜBEL</text:p>
          </table:table-cell>
          <table:table-cell table:style-name="ce21" office:value-type="float" office:value="6" calcext:value-type="float">
            <text:p>6,0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65]*[.$A$58]" office:value-type="float" office:value="10982.64" calcext:value-type="float">
            <text:p>10982,64</text:p>
          </table:table-cell>
          <table:table-cell table:style-name="ce14" office:value-type="float" office:value="500" calcext:value-type="float">
            <text:p>500</text:p>
          </table:table-cell>
          <table:table-cell table:style-name="ce25" table:formula="of:=[.E65]/[.F65]" office:value-type="float" office:value="21.96528" calcext:value-type="float">
            <text:p>21,97</text:p>
          </table:table-cell>
          <table:table-cell table:style-name="ce25" office:value-type="string" calcext:value-type="string">
            <text:p>TR</text:p>
          </table:table-cell>
          <table:table-cell table:style-name="ce25" office:value-type="float" office:value="150" calcext:value-type="float">
            <text:p>150,00</text:p>
          </table:table-cell>
          <table:table-cell table:style-name="ce25" table:formula="of:=[.I65]*[.G65]" office:value-type="float" office:value="3294.792" calcext:value-type="float">
            <text:p>3.294,79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astar</text:p>
          </table:table-cell>
          <table:table-cell table:style-name="ce21" office:value-type="float" office:value="0.2" calcext:value-type="float">
            <text:p>0,2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66]*[.$A$58]" office:value-type="float" office:value="366.088" calcext:value-type="float">
            <text:p>366,088</text:p>
          </table:table-cell>
          <table:table-cell table:style-name="ce14" office:value-type="float" office:value="20" calcext:value-type="float">
            <text:p>20</text:p>
          </table:table-cell>
          <table:table-cell table:style-name="ce25" table:formula="of:=[.E66]/[.F66]" office:value-type="float" office:value="18.3044" calcext:value-type="float">
            <text:p>18,30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float" office:value="150" calcext:value-type="float">
            <text:p>150,00</text:p>
          </table:table-cell>
          <table:table-cell table:style-name="ce25" table:formula="of:=[.I66]*[.G66]" office:value-type="float" office:value="2745.66" calcext:value-type="float">
            <text:p>2.745,66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9"/>
          <table:table-cell table:style-name="ce16" office:value-type="string" calcext:value-type="string">
            <text:p>dc boya</text:p>
          </table:table-cell>
          <table:table-cell table:style-name="ce22" office:value-type="float" office:value="0.2" calcext:value-type="float">
            <text:p>0,20</text:p>
          </table:table-cell>
          <table:table-cell table:style-name="ce16"/>
          <table:table-cell table:style-name="ce30" table:formula="of:=[.C67]*[.$A$58]" office:value-type="float" office:value="366.088" calcext:value-type="float">
            <text:p>366,088</text:p>
          </table:table-cell>
          <table:table-cell table:style-name="ce16" office:value-type="float" office:value="20" calcext:value-type="float">
            <text:p>20</text:p>
          </table:table-cell>
          <table:table-cell table:style-name="ce44" table:formula="of:=[.E67]/[.F67]" office:value-type="float" office:value="18.3044" calcext:value-type="float">
            <text:p>18,30</text:p>
          </table:table-cell>
          <table:table-cell table:style-name="ce44" office:value-type="string" calcext:value-type="string">
            <text:p>tn</text:p>
          </table:table-cell>
          <table:table-cell table:style-name="ce44" office:value-type="float" office:value="350" calcext:value-type="float">
            <text:p>350,00</text:p>
          </table:table-cell>
          <table:table-cell table:style-name="ce44" table:formula="of:=[.I67]*[.G67]" office:value-type="float" office:value="6406.54" calcext:value-type="float">
            <text:p>6.406,54</text:p>
          </table:table-cell>
          <table:table-cell table:style-name="ce50" table:formula="of:=SUM([.J60:.J67])" office:value-type="float" office:value="72338.9888" calcext:value-type="float">
            <text:p>72.338,99</text:p>
          </table:table-cell>
          <table:table-cell table:number-columns-repeated="1013"/>
        </table:table-row>
        <table:table-row table:style-name="ro7">
          <table:table-cell table:number-columns-repeated="9"/>
          <table:table-cell table:style-name="ce2"/>
          <table:table-cell table:number-columns-repeated="1014"/>
        </table:table-row>
        <table:table-row table:style-name="ro5">
          <table:table-cell table:style-name="ce7" table:formula="of:=[$'DIŞ CEPHE '.J2]" office:value-type="float" office:value="0" calcext:value-type="float">
            <text:p>0,00</text:p>
          </table:table-cell>
          <table:table-cell table:style-name="ce15" office:value-type="string" calcext:value-type="string">
            <text:p><text:s/>M2 BODRUM TAVAN YALITIMI</text:p>
          </table:table-cell>
          <table:table-cell table:style-name="ce15"/>
          <table:table-cell table:style-name="ce17" table:number-columns-repeated="3"/>
          <table:table-cell table:style-name="ce42" table:number-columns-repeated="4"/>
          <table:table-cell table:style-name="ce48"/>
          <table:table-cell table:number-columns-repeated="1013"/>
        </table:table-row>
        <table:table-row table:style-name="ro1">
          <table:table-cell table:style-name="ce8"/>
          <table:table-cell table:style-name="ce14" office:value-type="string" calcext:value-type="string">
            <text:p>DÜBEL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9" table:formula="of:=[.C70]*[.$A$69]" office:value-type="float" office:value="0" calcext:value-type="float">
            <text:p>0</text:p>
          </table:table-cell>
          <table:table-cell table:style-name="ce14" office:value-type="float" office:value="500" calcext:value-type="float">
            <text:p>500</text:p>
          </table:table-cell>
          <table:table-cell table:style-name="ce25" table:formula="of:=[.E70]/[.F70]" office:value-type="float" office:value="0" calcext:value-type="float">
            <text:p>0,00</text:p>
          </table:table-cell>
          <table:table-cell table:style-name="ce25"/>
          <table:table-cell table:style-name="ce25" office:value-type="float" office:value="150" calcext:value-type="float">
            <text:p>150,00</text:p>
          </table:table-cell>
          <table:table-cell table:style-name="ce25" table:formula="of:=[.I70]*[.G70]" office:value-type="float" office:value="0" calcext:value-type="float">
            <text:p>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XPS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9" table:formula="of:=[.C71]*[.$A$69]" office:value-type="float" office:value="0" calcext:value-type="float">
            <text:p>0</text:p>
          </table:table-cell>
          <table:table-cell table:style-name="ce14"/>
          <table:table-cell table:style-name="ce25" table:formula="of:=[.E71]" office:value-type="float" office:value="0" calcext:value-type="float">
            <text:p>0,00</text:p>
          </table:table-cell>
          <table:table-cell table:style-name="ce25"/>
          <table:table-cell table:style-name="ce25" table:formula="of:=[.I60]" office:value-type="float" office:value="22" calcext:value-type="float">
            <text:p>22,00</text:p>
          </table:table-cell>
          <table:table-cell table:style-name="ce25" table:formula="of:=[.I71]*[.G71]" office:value-type="float" office:value="0" calcext:value-type="float">
            <text:p>0,00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9"/>
          <table:table-cell table:style-name="ce16" office:value-type="string" calcext:value-type="string">
            <text:p>YAPIŞTIRICI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KG</text:p>
          </table:table-cell>
          <table:table-cell table:style-name="ce30" table:formula="of:=[.C72]*[.$A$69]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44" table:formula="of:=[.E72]/[.F72]" office:value-type="float" office:value="0" calcext:value-type="float">
            <text:p>0,00</text:p>
          </table:table-cell>
          <table:table-cell table:style-name="ce44" office:value-type="string" calcext:value-type="string">
            <text:p>TR</text:p>
          </table:table-cell>
          <table:table-cell table:style-name="ce44" table:formula="of:=[.I61]" office:value-type="float" office:value="13" calcext:value-type="float">
            <text:p>13,00</text:p>
          </table:table-cell>
          <table:table-cell table:style-name="ce44" table:formula="of:=[.I72]*[.G72]" office:value-type="float" office:value="0" calcext:value-type="float">
            <text:p>0,00</text:p>
          </table:table-cell>
          <table:table-cell table:style-name="ce50" table:formula="of:=SUM([.J70:.J72])" office:value-type="float" office:value="0" calcext:value-type="float">
            <text:p>0,00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5">
          <table:table-cell table:style-name="ce10" office:value-type="string" calcext:value-type="string">
            <text:p>SÖVE</text:p>
          </table:table-cell>
          <table:table-cell table:style-name="ce17" office:value-type="string" calcext:value-type="string">
            <text:p>söve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42" office:value-type="float" office:value="600" calcext:value-type="float">
            <text:p>600,00</text:p>
          </table:table-cell>
          <table:table-cell table:style-name="ce42"/>
          <table:table-cell table:style-name="ce42" office:value-type="float" office:value="9" calcext:value-type="float">
            <text:p>9,00</text:p>
          </table:table-cell>
          <table:table-cell table:style-name="ce42" table:formula="of:=[.I74]*[.G74]*[.C74]" office:value-type="float" office:value="5400" calcext:value-type="float">
            <text:p>5.400,00</text:p>
          </table:table-cell>
          <table:table-cell table:style-name="ce48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kat silmesi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25" office:value-type="float" office:value="500" calcext:value-type="float">
            <text:p>500,00</text:p>
          </table:table-cell>
          <table:table-cell table:style-name="ce25"/>
          <table:table-cell table:style-name="ce25" office:value-type="float" office:value="9" calcext:value-type="float">
            <text:p>9,00</text:p>
          </table:table-cell>
          <table:table-cell table:style-name="ce25" table:formula="of:=[.I75]*[.G75]*[.C75]" office:value-type="float" office:value="4500" calcext:value-type="float">
            <text:p>4.50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döşeme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büyük cam altları</text:p>
          </table:table-cell>
          <table:table-cell table:style-name="ce14"/>
          <table:table-cell table:style-name="ce25" office:value-type="float" office:value="50" calcext:value-type="float">
            <text:p>50,00</text:p>
          </table:table-cell>
          <table:table-cell table:style-name="ce25"/>
          <table:table-cell table:style-name="ce25" office:value-type="float" office:value="20" calcext:value-type="float">
            <text:p>20,00</text:p>
          </table:table-cell>
          <table:table-cell table:style-name="ce25" table:formula="of:=[.I76]*[.G76]*[.C76]" office:value-type="float" office:value="1000" calcext:value-type="float">
            <text:p>1.000,00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9"/>
          <table:table-cell table:style-name="ce16" office:value-type="string" calcext:value-type="string">
            <text:p>sutun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ön cephe 6 adet</text:p>
          </table:table-cell>
          <table:table-cell table:style-name="ce16"/>
          <table:table-cell table:style-name="ce44" office:value-type="float" office:value="150" calcext:value-type="float">
            <text:p>150,00</text:p>
          </table:table-cell>
          <table:table-cell table:style-name="ce44"/>
          <table:table-cell table:style-name="ce44" office:value-type="float" office:value="15" calcext:value-type="float">
            <text:p>15,00</text:p>
          </table:table-cell>
          <table:table-cell table:style-name="ce44" table:formula="of:=[.I77]*[.G77]*[.C77]" office:value-type="float" office:value="2250" calcext:value-type="float">
            <text:p>2.250,00</text:p>
          </table:table-cell>
          <table:table-cell table:style-name="ce50" table:formula="of:=SUM([.J74:.J77])" office:value-type="float" office:value="13150" calcext:value-type="float">
            <text:p>13.150,00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8">
          <table:table-cell table:style-name="ce11" office:value-type="string" calcext:value-type="string">
            <text:p>MLZM</text:p>
          </table:table-cell>
          <table:table-cell table:style-name="ce18"/>
          <table:table-cell table:style-name="ce23" office:value-type="string" calcext:value-type="string">
            <text:p>ad</text:p>
          </table:table-cell>
          <table:table-cell table:style-name="ce17"/>
          <table:table-cell table:style-name="ce17" office:value-type="string" calcext:value-type="string">
            <text:p>fiyat</text:p>
          </table:table-cell>
          <table:table-cell table:style-name="ce17"/>
          <table:table-cell table:style-name="ce42" table:number-columns-repeated="4"/>
          <table:table-cell table:style-name="ce48"/>
          <table:table-cell table:number-columns-repeated="1013"/>
        </table:table-row>
        <table:table-row table:style-name="ro6">
          <table:table-cell table:style-name="ce12"/>
          <table:table-cell table:style-name="ce18" office:value-type="string" calcext:value-type="string">
            <text:p>YAĞLI BOYA</text:p>
          </table:table-cell>
          <table:table-cell table:style-name="ce23" office:value-type="float" office:value="5" calcext:value-type="float">
            <text:p>5</text:p>
          </table:table-cell>
          <table:table-cell table:style-name="ce17" office:value-type="string" calcext:value-type="string">
            <text:p>gl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42" table:number-columns-repeated="3"/>
          <table:table-cell table:style-name="ce42" table:formula="of:=[.E80]*[.C80]" office:value-type="float" office:value="400" calcext:value-type="float">
            <text:p>400,00</text:p>
          </table:table-cell>
          <table:table-cell table:style-name="ce48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tine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gl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25" table:number-columns-repeated="3"/>
          <table:table-cell table:style-name="ce25" table:formula="of:=[.E81]*[.C81]" office:value-type="float" office:value="250" calcext:value-type="float">
            <text:p>25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tavan boyası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20" calcext:value-type="float">
            <text:p>120</text:p>
          </table:table-cell>
          <table:table-cell table:style-name="ce14"/>
          <table:table-cell table:style-name="ce25" table:number-columns-repeated="3"/>
          <table:table-cell table:style-name="ce25" table:formula="of:=[.E82]*[.C82]" office:value-type="float" office:value="1200" calcext:value-type="float">
            <text:p>1.20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RULO <text:s/>DC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25" office:value-type="float" office:value="30" calcext:value-type="float">
            <text:p>30,00</text:p>
          </table:table-cell>
          <table:table-cell table:style-name="ce14"/>
          <table:table-cell table:style-name="ce25" table:number-columns-repeated="3"/>
          <table:table-cell table:style-name="ce25" table:formula="of:=[.E83]*[.C83]" office:value-type="float" office:value="240" calcext:value-type="float">
            <text:p>24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RULO PARMAK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5" office:value-type="float" office:value="8" calcext:value-type="float">
            <text:p>8,00</text:p>
          </table:table-cell>
          <table:table-cell table:style-name="ce14"/>
          <table:table-cell table:style-name="ce25" table:number-columns-repeated="3"/>
          <table:table-cell table:style-name="ce25" table:formula="of:=[.E84]*[.C84]" office:value-type="float" office:value="48" calcext:value-type="float">
            <text:p>48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TIFRIL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5" office:value-type="float" office:value="25" calcext:value-type="float">
            <text:p>25,00</text:p>
          </table:table-cell>
          <table:table-cell table:style-name="ce14"/>
          <table:table-cell table:style-name="ce25" table:number-columns-repeated="3"/>
          <table:table-cell table:style-name="ce25" table:formula="of:=[.E85]*[.C85]" office:value-type="float" office:value="225" calcext:value-type="float">
            <text:p>225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SÜNGER</text:p>
          </table:table-cell>
          <table:table-cell table:style-name="ce14" table:number-columns-repeated="2"/>
          <table:table-cell table:style-name="ce25" office:value-type="float" office:value="2" calcext:value-type="float">
            <text:p>2,00</text:p>
          </table:table-cell>
          <table:table-cell table:style-name="ce14"/>
          <table:table-cell table:style-name="ce25" table:number-columns-repeated="3"/>
          <table:table-cell table:style-name="ce25" table:formula="of:=[.E86]*[.C86]" office:value-type="float" office:value="0" calcext:value-type="float">
            <text:p>0,00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9"/>
          <table:table-cell table:style-name="ce16" office:value-type="string" calcext:value-type="string">
            <text:p>KESTİRME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/>
          <table:table-cell table:style-name="ce44" table:number-columns-repeated="3"/>
          <table:table-cell table:style-name="ce44" table:formula="of:=[.E87]*[.C87]" office:value-type="float" office:value="90" calcext:value-type="float">
            <text:p>90,00</text:p>
          </table:table-cell>
          <table:table-cell table:style-name="ce50" table:formula="of:=SUM([.J80:.J87])" office:value-type="float" office:value="2453" calcext:value-type="float">
            <text:p>2.453,00</text:p>
          </table:table-cell>
          <table:table-cell table:number-columns-repeated="1013"/>
        </table:table-row>
        <table:table-row table:style-name="ro7">
          <table:table-cell table:number-columns-repeated="10"/>
          <table:table-cell table:style-name="ce36"/>
          <table:table-cell table:number-columns-repeated="1013"/>
        </table:table-row>
        <table:table-row table:style-name="ro7">
          <table:table-cell table:style-name="ce13" office:value-type="string" calcext:value-type="string">
            <text:p>SIVA</text:p>
          </table:table-cell>
          <table:table-cell table:style-name="ce19" office:value-type="string" calcext:value-type="string">
            <text:p>kara sıva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24" table:number-columns-repeated="3"/>
          <table:table-cell table:style-name="ce24" table:formula="of:=[.E89]*[.C89]" office:value-type="float" office:value="0" calcext:value-type="float">
            <text:p>0,00</text:p>
          </table:table-cell>
          <table:table-cell table:style-name="ce51" table:formula="of:=[.J89]" office:value-type="float" office:value="0" calcext:value-type="float">
            <text:p>0,00</text:p>
          </table:table-cell>
          <table:table-cell table:number-columns-repeated="1013"/>
        </table:table-row>
        <table:table-row table:style-name="ro7">
          <table:table-cell table:number-columns-repeated="6"/>
          <table:table-cell table:style-name="ce2" table:number-columns-repeated="4"/>
          <table:table-cell table:number-columns-repeated="1014"/>
        </table:table-row>
        <table:table-row table:style-name="ro7">
          <table:table-cell table:style-name="ce13" office:value-type="string" calcext:value-type="string">
            <text:p>İSKELE</text:p>
          </table:table-cell>
          <table:table-cell table:style-name="ce19"/>
          <table:table-cell table:style-name="ce24" table:formula="of:=[$'DIŞ CEPHE '.D2]" office:value-type="float" office:value="1835.7" calcext:value-type="float">
            <text:p>1.835,70</text:p>
          </table:table-cell>
          <table:table-cell table:style-name="ce19"/>
          <table:table-cell table:style-name="ce31" office:value-type="float" office:value="3" calcext:value-type="float">
            <text:p>3</text:p>
          </table:table-cell>
          <table:table-cell table:style-name="ce19"/>
          <table:table-cell table:style-name="ce24" table:number-columns-repeated="3"/>
          <table:table-cell table:style-name="ce24" table:formula="of:=[.E91]*[.C91]" office:value-type="float" office:value="5507.1" calcext:value-type="float">
            <text:p>5.507,10</text:p>
          </table:table-cell>
          <table:table-cell table:style-name="ce51" table:formula="of:=[.J91]" office:value-type="float" office:value="5507.1" calcext:value-type="float">
            <text:p>5.507,10</text:p>
          </table:table-cell>
          <table:table-cell table:number-columns-repeated="1013"/>
        </table:table-row>
        <table:table-row table:style-name="ro7">
          <table:table-cell table:number-columns-repeated="4"/>
          <table:table-cell table:style-name="ce32"/>
          <table:table-cell table:number-columns-repeated="5"/>
          <table:table-cell table:style-name="ce36"/>
          <table:table-cell table:number-columns-repeated="1013"/>
        </table:table-row>
        <table:table-row table:style-name="ro5">
          <table:table-cell table:style-name="ce10" office:value-type="string" calcext:value-type="string">
            <text:p>İŞÇİLİK</text:p>
          </table:table-cell>
          <table:table-cell table:style-name="ce17" office:value-type="string" calcext:value-type="string">
            <text:p>işçilik </text:p>
          </table:table-cell>
          <table:table-cell table:style-name="ce17" table:number-columns-repeated="2"/>
          <table:table-cell table:style-name="ce15"/>
          <table:table-cell table:style-name="ce17" table:number-columns-repeated="5"/>
          <table:table-cell table:style-name="ce48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yalıtım</text:p>
          </table:table-cell>
          <table:table-cell table:style-name="ce25" table:formula="of:=[.C91]" office:value-type="float" office:value="1835.7" calcext:value-type="float">
            <text:p>1.835,70</text:p>
          </table:table-cell>
          <table:table-cell table:style-name="ce14" office:value-type="string" calcext:value-type="string">
            <text:p>m2</text:p>
          </table:table-cell>
          <table:table-cell table:style-name="ce33" office:value-type="float" office:value="25" calcext:value-type="float">
            <text:p>25</text:p>
          </table:table-cell>
          <table:table-cell table:style-name="ce14"/>
          <table:table-cell table:style-name="ce25" table:number-columns-repeated="3"/>
          <table:table-cell table:style-name="ce25" table:formula="of:=[.E94]*[.C94]" office:value-type="float" office:value="45892.5" calcext:value-type="float">
            <text:p>45.892,5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oluk iniş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3" office:value-type="float" office:value="100" calcext:value-type="float">
            <text:p>100</text:p>
          </table:table-cell>
          <table:table-cell table:style-name="ce14"/>
          <table:table-cell table:style-name="ce25" table:number-columns-repeated="3"/>
          <table:table-cell table:style-name="ce25" table:formula="of:=[.E95]*[.C95]" office:value-type="float" office:value="3000" calcext:value-type="float">
            <text:p>3.00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yb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3" office:value-type="float" office:value="1000" calcext:value-type="float">
            <text:p>1000</text:p>
          </table:table-cell>
          <table:table-cell table:style-name="ce14"/>
          <table:table-cell table:style-name="ce25" table:number-columns-repeated="3"/>
          <table:table-cell table:style-name="ce25" table:formula="of:=[.E96]*[.C96]" office:value-type="float" office:value="1000" calcext:value-type="float">
            <text:p>1.00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balkon tvn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m2</text:p>
          </table:table-cell>
          <table:table-cell table:style-name="ce33" office:value-type="float" office:value="25" calcext:value-type="float">
            <text:p>25</text:p>
          </table:table-cell>
          <table:table-cell table:style-name="ce14"/>
          <table:table-cell table:style-name="ce25" table:number-columns-repeated="3"/>
          <table:table-cell table:style-name="ce25" table:formula="of:=[.E97]*[.C97]" office:value-type="float" office:value="2500" calcext:value-type="float">
            <text:p>2.50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table:number-columns-repeated="3"/>
          <table:table-cell table:style-name="ce33"/>
          <table:table-cell table:style-name="ce14"/>
          <table:table-cell table:style-name="ce25" table:number-columns-repeated="3"/>
          <table:table-cell table:style-name="ce25" table:formula="of:=[.E98]*[.C98]" office:value-type="float" office:value="0" calcext:value-type="float">
            <text:p>0,00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9"/>
          <table:table-cell table:style-name="ce16" table:number-columns-repeated="3"/>
          <table:table-cell table:style-name="ce34"/>
          <table:table-cell table:style-name="ce16"/>
          <table:table-cell table:style-name="ce44" table:number-columns-repeated="3"/>
          <table:table-cell table:style-name="ce44" table:formula="of:=[.E99]*[.C99]" office:value-type="float" office:value="0" calcext:value-type="float">
            <text:p>0,00</text:p>
          </table:table-cell>
          <table:table-cell table:style-name="ce50" table:formula="of:=SUM([.J93:.J99])" office:value-type="float" office:value="52392.5" calcext:value-type="float">
            <text:p>52.392,50</text:p>
          </table:table-cell>
          <table:table-cell table:number-columns-repeated="1013"/>
        </table:table-row>
        <table:table-row table:style-name="ro7">
          <table:table-cell table:number-columns-repeated="4"/>
          <table:table-cell table:style-name="ce32"/>
          <table:table-cell/>
          <table:table-cell table:style-name="ce2" table:number-columns-repeated="4"/>
          <table:table-cell table:number-columns-repeated="1014"/>
        </table:table-row>
        <table:table-row table:style-name="ro5">
          <table:table-cell table:style-name="ce10" office:value-type="string" calcext:value-type="string">
            <text:p>ÇATI</text:p>
          </table:table-cell>
          <table:table-cell table:style-name="ce17" office:value-type="string" calcext:value-type="string">
            <text:p>çatı</text:p>
          </table:table-cell>
          <table:table-cell table:style-name="ce17" office:value-type="float" office:value="600" calcext:value-type="float">
            <text:p>600</text:p>
          </table:table-cell>
          <table:table-cell table:style-name="ce17"/>
          <table:table-cell table:style-name="ce15" office:value-type="float" office:value="8" calcext:value-type="float">
            <text:p>8</text:p>
          </table:table-cell>
          <table:table-cell table:style-name="ce17" table:number-columns-repeated="4"/>
          <table:table-cell table:style-name="ce42" table:formula="of:=[.E101]*[.C101]" office:value-type="float" office:value="4800" calcext:value-type="float">
            <text:p>4.800,00</text:p>
          </table:table-cell>
          <table:table-cell table:style-name="ce48"/>
          <table:table-cell table:number-columns-repeated="1013"/>
        </table:table-row>
        <table:table-row table:style-name="ro7">
          <table:table-cell table:style-name="ce9"/>
          <table:table-cell table:style-name="ce16" office:value-type="string" calcext:value-type="string">
            <text:p>oluk</text:p>
          </table:table-cell>
          <table:table-cell table:style-name="ce16" office:value-type="float" office:value="150" calcext:value-type="float">
            <text:p>150</text:p>
          </table:table-cell>
          <table:table-cell table:style-name="ce16"/>
          <table:table-cell table:style-name="ce34" office:value-type="float" office:value="25" calcext:value-type="float">
            <text:p>25</text:p>
          </table:table-cell>
          <table:table-cell table:style-name="ce16"/>
          <table:table-cell table:style-name="ce44" table:number-columns-repeated="3"/>
          <table:table-cell table:style-name="ce44" table:formula="of:=[.E102]*[.C102]" office:value-type="float" office:value="3750" calcext:value-type="float">
            <text:p>3.750,00</text:p>
          </table:table-cell>
          <table:table-cell table:style-name="ce50" table:formula="of:=SUM([.J101:.J102])" office:value-type="float" office:value="8550" calcext:value-type="float">
            <text:p>8.550,00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3" office:value-type="string" calcext:value-type="string">
            <text:p>NAKLİY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24" table:number-columns-repeated="3"/>
          <table:table-cell table:style-name="ce24" table:formula="of:=[.E104]*[.C104]" office:value-type="float" office:value="1000" calcext:value-type="float">
            <text:p>1.000,00</text:p>
          </table:table-cell>
          <table:table-cell table:style-name="ce51" table:formula="of:=[.J104]" office:value-type="float" office:value="1000" calcext:value-type="float">
            <text:p>1.000,00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5">
          <table:table-cell table:style-name="ce10" office:value-type="string" calcext:value-type="string">
            <text:p>MERMER</text:p>
          </table:table-cell>
          <table:table-cell table:style-name="ce17" table:number-columns-repeated="5"/>
          <table:table-cell table:style-name="ce42" table:number-columns-repeated="4"/>
          <table:table-cell table:style-name="ce48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ermer denizlk</text:p>
          </table:table-cell>
          <table:table-cell table:style-name="ce21" table:formula="of:=[$'DIŞ CEPHE '.R24]" office:value-type="float" office:value="6" calcext:value-type="float">
            <text:p>6,00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style-name="ce25" table:formula="of:=[.E107]*[.C107]" office:value-type="float" office:value="180" calcext:value-type="float">
            <text:p>180,00</text:p>
          </table:table-cell>
          <table:table-cell table:style-name="ce52" table:formula="of:=[.J107]" office:value-type="float" office:value="180" calcext:value-type="float">
            <text:p>180,00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ermer Merdive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5" table:formula="of:=[$mermer.H10]" office:value-type="float" office:value="0" calcext:value-type="float">
            <text:p>0,00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style-name="ce25" table:formula="of:=[.E108]*[.C108]" office:value-type="float" office:value="0" calcext:value-type="float">
            <text:p>0,00</text:p>
          </table:table-cell>
          <table:table-cell table:style-name="ce52" table:formula="of:=[.J108]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ermer Mrdv İşçilik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5" table:formula="of:=[$mermer.H16]" office:value-type="float" office:value="0" calcext:value-type="float">
            <text:p>0,00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style-name="ce25" table:formula="of:=[.E109]*[.C109]" office:value-type="float" office:value="0" calcext:value-type="float">
            <text:p>0,00</text:p>
          </table:table-cell>
          <table:table-cell table:style-name="ce52" table:formula="of:=[.J109]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ermer Lambri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table:formula="of:=[$mermer.H18]" office:value-type="float" office:value="3150" calcext:value-type="float">
            <text:p>3.150,00</text:p>
          </table:table-cell>
          <table:table-cell table:style-name="ce14"/>
          <table:table-cell table:style-name="ce25" table:number-columns-repeated="3"/>
          <table:table-cell table:style-name="ce25" table:formula="of:=[.E110]*[.C110]" office:value-type="float" office:value="3150" calcext:value-type="float">
            <text:p>3.150,00</text:p>
          </table:table-cell>
          <table:table-cell table:style-name="ce52" table:formula="of:=[.J110]" office:value-type="float" office:value="3150" calcext:value-type="float">
            <text:p>3.150,00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ermer Lmbri İşçilik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36" table:formula="of:=[$mermer.H21]" office:value-type="float" office:value="1800" calcext:value-type="float">
            <text:p>1.800,00</text:p>
          </table:table-cell>
          <table:table-cell table:number-columns-repeated="4"/>
          <table:table-cell table:style-name="ce25" table:formula="of:=[.E111]*[.C111]" office:value-type="float" office:value="1800" calcext:value-type="float">
            <text:p>1.800,00</text:p>
          </table:table-cell>
          <table:table-cell table:style-name="ce52" table:formula="of:=[.J111]" office:value-type="float" office:value="1800" calcext:value-type="float">
            <text:p>1.800,0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16" table:number-columns-repeated="3"/>
          <table:table-cell table:style-name="ce37"/>
          <table:table-cell table:style-name="ce16"/>
          <table:table-cell table:style-name="ce44" table:number-columns-repeated="4"/>
          <table:table-cell table:style-name="ce53"/>
          <table:table-cell table:number-columns-repeated="1013"/>
        </table:table-row>
        <table:table-row table:style-name="ro7">
          <table:table-cell table:style-name="ce14" table:number-columns-repeated="6"/>
          <table:table-cell table:style-name="ce25" table:number-columns-repeated="5"/>
          <table:table-cell table:number-columns-repeated="1013"/>
        </table:table-row>
        <table:table-row table:style-name="ro7">
          <table:table-cell table:style-name="ce13" office:value-type="string" calcext:value-type="string">
            <text:p>MERDİVEN BOYASI</text:p>
          </table:table-cell>
          <table:table-cell table:style-name="ce19"/>
          <table:table-cell table:style-name="ce27"/>
          <table:table-cell table:style-name="ce19" table:number-columns-repeated="3"/>
          <table:table-cell table:style-name="ce24"/>
          <table:table-cell table:style-name="ce19"/>
          <table:table-cell table:style-name="ce24"/>
          <table:table-cell table:style-name="ce24" table:formula="of:=[.E114]*[.C114]" office:value-type="float" office:value="0" calcext:value-type="float">
            <text:p>0,00</text:p>
          </table:table-cell>
          <table:table-cell table:style-name="ce51" table:formula="of:=[.J114]" office:value-type="float" office:value="0" calcext:value-type="float">
            <text:p>0,00</text:p>
          </table:table-cell>
          <table:table-cell table:number-columns-repeated="1013"/>
        </table:table-row>
        <table:table-row table:style-name="ro7">
          <table:table-cell table:style-name="ce14" table:number-columns-repeated="2"/>
          <table:table-cell table:style-name="ce21"/>
          <table:table-cell table:style-name="ce14" table:number-columns-repeated="3"/>
          <table:table-cell table:style-name="ce25"/>
          <table:table-cell table:style-name="ce14"/>
          <table:table-cell table:style-name="ce25" table:number-columns-repeated="3"/>
          <table:table-cell table:number-columns-repeated="1013"/>
        </table:table-row>
        <table:table-row table:style-name="ro7">
          <table:table-cell table:style-name="ce13" office:value-type="string" calcext:value-type="string">
            <text:p>ENERJİ KİMLİK BELGESİ</text:p>
          </table:table-cell>
          <table:table-cell table:style-name="ce19"/>
          <table:table-cell table:style-name="ce27" office:value-type="float" office:value="1" calcext:value-type="float">
            <text:p>1,00</text:p>
          </table:table-cell>
          <table:table-cell table:style-name="ce19"/>
          <table:table-cell table:style-name="ce19" office:value-type="float" office:value="2500" calcext:value-type="float">
            <text:p>2500</text:p>
          </table:table-cell>
          <table:table-cell table:style-name="ce19"/>
          <table:table-cell table:style-name="ce24"/>
          <table:table-cell table:style-name="ce19"/>
          <table:table-cell table:style-name="ce24"/>
          <table:table-cell table:style-name="ce24" table:formula="of:=[.E116]*[.C116]" office:value-type="float" office:value="2500" calcext:value-type="float">
            <text:p>2.500,00</text:p>
          </table:table-cell>
          <table:table-cell table:style-name="ce51" table:formula="of:=[.J116]" office:value-type="float" office:value="2500" calcext:value-type="float">
            <text:p>2.500,00</text:p>
          </table:table-cell>
          <table:table-cell table:number-columns-repeated="1013"/>
        </table:table-row>
        <table:table-row table:style-name="ro7">
          <table:table-cell table:style-name="ce14" table:number-columns-repeated="2"/>
          <table:table-cell table:style-name="ce21"/>
          <table:table-cell table:style-name="ce14" table:number-columns-repeated="3"/>
          <table:table-cell table:style-name="ce25"/>
          <table:table-cell table:style-name="ce14"/>
          <table:table-cell table:style-name="ce25" table:number-columns-repeated="3"/>
          <table:table-cell table:number-columns-repeated="1013"/>
        </table:table-row>
        <table:table-row table:style-name="ro7">
          <table:table-cell table:style-name="ce13" office:value-type="string" calcext:value-type="string">
            <text:p>ÇATI ARASI YALITIM</text:p>
          </table:table-cell>
          <table:table-cell table:style-name="ce19"/>
          <table:table-cell table:style-name="ce27" office:value-type="float" office:value="500" calcext:value-type="float">
            <text:p>500,00</text:p>
          </table:table-cell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24"/>
          <table:table-cell table:style-name="ce19"/>
          <table:table-cell table:style-name="ce24"/>
          <table:table-cell table:style-name="ce24" table:formula="of:=[.E118]*[.C118]" office:value-type="float" office:value="7500" calcext:value-type="float">
            <text:p>7.500,00</text:p>
          </table:table-cell>
          <table:table-cell table:style-name="ce51" table:formula="of:=[.J118]" office:value-type="float" office:value="7500" calcext:value-type="float">
            <text:p>7.500,00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OPLAM MALZEME</text:p>
          </table:table-cell>
          <table:table-cell table:number-columns-repeated="7"/>
          <table:table-cell table:formula="of:=SUM([.J60:.J119])" office:value-type="float" office:value="170521.5888" calcext:value-type="float">
            <text:p>170.521,59</text:p>
          </table:table-cell>
          <table:table-cell table:style-name="ce36" table:formula="of:=SUM([.K60:.K119])" office:value-type="float" office:value="170521.5888" calcext:value-type="float">
            <text:p>170.521,59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zz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2" calcext:value-type="float">
            <text:p>0,02</text:p>
          </table:table-cell>
          <table:table-cell table:formula="of:=[.J120]*[.I121]" office:value-type="float" office:value="3410.431776" calcext:value-type="float">
            <text:p>3.410,43</text:p>
          </table:table-cell>
          <table:table-cell table:style-name="ce54" table:formula="of:=[.J121]" office:value-type="float" office:value="3410.431776" calcext:value-type="float">
            <text:p>3410,431776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TOPLAM MALZEME</text:p>
          </table:table-cell>
          <table:table-cell table:number-columns-repeated="7"/>
          <table:table-cell table:style-name="ce39" table:formula="of:=[.J121]+[.J120]" office:value-type="float" office:value="173932.020576" calcext:value-type="float">
            <text:p>173.932,02</text:p>
          </table:table-cell>
          <table:table-cell table:style-name="ce39" table:formula="of:=[.K121]+[.K120]" office:value-type="float" office:value="173932.020576" calcext:value-type="float">
            <text:p>173.932,02</text:p>
          </table:table-cell>
          <table:table-cell table:number-columns-repeated="1013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number-columns-repeated="9"/>
          <table:table-cell table:style-name="ce39"/>
          <table:table-cell table:number-columns-repeated="2"/>
          <table:table-cell table:style-name="ce54" table:formula="of:=[.J125]/[.$C$127]"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table:number-columns-repeated="9"/>
          <table:table-cell table:style-name="ce47"/>
          <table:table-cell table:number-columns-repeated="1014"/>
        </table:table-row>
        <table:table-row table:style-name="ro6">
          <table:table-cell office:value-type="string" calcext:value-type="string">
            <text:p>.</text:p>
          </table:table-cell>
          <table:table-cell office:value-type="string" calcext:value-type="string">
            <text:p>DAİRE SAYISI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9" table:formula="of:=[.J122]/[.C127]" office:value-type="float" office:value="9154.31687242105" calcext:value-type="float">
            <text:p>9.154,32</text:p>
          </table:table-cell>
          <table:table-cell table:style-name="ce1" table:formula="of:=[.K122]/[$'DIŞ CEPHE '.D2]" office:value-type="float" office:value="94.7496979767936" calcext:value-type="float">
            <text:p>94,75</text:p>
          </table:table-cell>
          <table:table-cell table:number-columns-repeated="1013"/>
        </table:table-row>
        <table:table-row table:style-name="ro9">
          <table:table-cell table:number-columns-repeated="9"/>
          <table:table-cell table:style-name="ce47" office:value-type="string" calcext:value-type="string">
            <text:p>TL/daire</text:p>
          </table:table-cell>
          <table:table-cell office:value-type="string" calcext:value-type="string">
            <text:p>TL/m2</text:p>
          </table:table-cell>
          <table:table-cell table:number-columns-repeated="1013"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yfa1" table:style-name="ta3">
        <office:forms form:automatic-focus="false" form:apply-design-mode="false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16" table:default-cell-style-name="ce2"/>
        <table:table-column table:style-name="co35" table:default-cell-style-name="ce2"/>
        <table:table-column table:style-name="co36" table:number-columns-repeated="1014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LITIM FİYAT</text:p>
          </table:table-cell>
          <table:table-cell table:number-columns-repeated="2"/>
          <table:table-cell table:style-name="ce1" table:formula="of:=[$'DIŞ CEPHE '.D2]" office:value-type="float" office:value="1835.7" calcext:value-type="float">
            <text:p>1835,7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4"/>
          <table:table-cell table:style-name="ce20" office:value-type="string" calcext:value-type="string">
            <text:p>M2 SARF</text:p>
          </table:table-cell>
          <table:table-cell table:style-name="ce28"/>
          <table:table-cell table:style-name="ce28" office:value-type="string" calcext:value-type="string">
            <text:p>SARF</text:p>
          </table:table-cell>
          <table:table-cell table:style-name="ce28" office:value-type="string" calcext:value-type="string">
            <text:p>TR KG</text:p>
          </table:table-cell>
          <table:table-cell table:style-name="ce43" office:value-type="string" calcext:value-type="string">
            <text:p>TOPLAM SARF</text:p>
          </table:table-cell>
          <table:table-cell table:style-name="ce46"/>
          <table:table-cell table:style-name="ce46" office:value-type="string" calcext:value-type="string">
            <text:p>BR FY</text:p>
          </table:table-cell>
          <table:table-cell table:style-name="ce46" office:value-type="string" calcext:value-type="string">
            <text:p>TUTAR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XPS</text:p>
          </table:table-cell>
          <table:table-cell table:style-name="ce21" office:value-type="float" office:value="1" calcext:value-type="float">
            <text:p>1,0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5]*[.$E$2]" office:value-type="float" office:value="1835.7" calcext:value-type="float">
            <text:p>1835,7</text:p>
          </table:table-cell>
          <table:table-cell table:style-name="ce14"/>
          <table:table-cell table:style-name="ce25" table:formula="of:=[.E5]/[.C5]" office:value-type="float" office:value="1835.7" calcext:value-type="float">
            <text:p>1.835,70</text:p>
          </table:table-cell>
          <table:table-cell table:style-name="ce25" office:value-type="string" calcext:value-type="string">
            <text:p>m2</text:p>
          </table:table-cell>
          <table:table-cell table:style-name="ce55" office:value-type="float" office:value="12" calcext:value-type="float">
            <text:p>12,00</text:p>
          </table:table-cell>
          <table:table-cell table:style-name="ce25" table:formula="of:=[.I5]*[.G5]" office:value-type="float" office:value="22028.4" calcext:value-type="float">
            <text:p>22.028,40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YAPIŞTIRICI</text:p>
          </table:table-cell>
          <table:table-cell table:style-name="ce21" office:value-type="float" office:value="4.5" calcext:value-type="float">
            <text:p>4,5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6]*[.$E$2]" office:value-type="float" office:value="8260.65" calcext:value-type="float">
            <text:p>8260,65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6]/[.F6]" office:value-type="float" office:value="330.426" calcext:value-type="float">
            <text:p>330,43</text:p>
          </table:table-cell>
          <table:table-cell table:style-name="ce25" office:value-type="string" calcext:value-type="string">
            <text:p>TR</text:p>
          </table:table-cell>
          <table:table-cell table:style-name="ce55" office:value-type="float" office:value="9" calcext:value-type="float">
            <text:p>9,00</text:p>
          </table:table-cell>
          <table:table-cell table:style-name="ce25" table:formula="of:=[.I6]*[.G6]" office:value-type="float" office:value="2973.834" calcext:value-type="float">
            <text:p>2.973,83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SIVA</text:p>
          </table:table-cell>
          <table:table-cell table:style-name="ce21" office:value-type="float" office:value="4.5" calcext:value-type="float">
            <text:p>4,5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7]*[.$E$2]" office:value-type="float" office:value="8260.65" calcext:value-type="float">
            <text:p>8260,65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7]/[.F7]" office:value-type="float" office:value="330.426" calcext:value-type="float">
            <text:p>330,43</text:p>
          </table:table-cell>
          <table:table-cell table:style-name="ce25" office:value-type="string" calcext:value-type="string">
            <text:p>TR</text:p>
          </table:table-cell>
          <table:table-cell table:style-name="ce55" office:value-type="float" office:value="10" calcext:value-type="float">
            <text:p>10,00</text:p>
          </table:table-cell>
          <table:table-cell table:style-name="ce25" table:formula="of:=[.I7]*[.G7]" office:value-type="float" office:value="3304.26" calcext:value-type="float">
            <text:p>3.304,26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MİNERAL</text:p>
          </table:table-cell>
          <table:table-cell table:style-name="ce21" office:value-type="float" office:value="2" calcext:value-type="float">
            <text:p>2,0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8]*[.$E$2]" office:value-type="float" office:value="3671.4" calcext:value-type="float">
            <text:p>3671,4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8]/[.F8]" office:value-type="float" office:value="146.856" calcext:value-type="float">
            <text:p>146,86</text:p>
          </table:table-cell>
          <table:table-cell table:style-name="ce25" office:value-type="string" calcext:value-type="string">
            <text:p>TR</text:p>
          </table:table-cell>
          <table:table-cell table:style-name="ce55" office:value-type="float" office:value="11.55" calcext:value-type="float">
            <text:p>11,55</text:p>
          </table:table-cell>
          <table:table-cell table:style-name="ce25" table:formula="of:=[.I8]*[.G8]" office:value-type="float" office:value="1696.1868" calcext:value-type="float">
            <text:p>1.696,19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FİLE</text:p>
          </table:table-cell>
          <table:table-cell table:style-name="ce21" office:value-type="float" office:value="1.1" calcext:value-type="float">
            <text:p>1,1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9]*[.$E$2]" office:value-type="float" office:value="2019.27" calcext:value-type="float">
            <text:p>2019,27</text:p>
          </table:table-cell>
          <table:table-cell table:style-name="ce14" office:value-type="float" office:value="50" calcext:value-type="float">
            <text:p>50</text:p>
          </table:table-cell>
          <table:table-cell table:style-name="ce25" table:formula="of:=[.E9]/[.F9]" office:value-type="float" office:value="40.3854" calcext:value-type="float">
            <text:p>40,39</text:p>
          </table:table-cell>
          <table:table-cell table:style-name="ce25" office:value-type="string" calcext:value-type="string">
            <text:p>RL</text:p>
          </table:table-cell>
          <table:table-cell table:style-name="ce55" office:value-type="float" office:value="49" calcext:value-type="float">
            <text:p>49,00</text:p>
          </table:table-cell>
          <table:table-cell table:style-name="ce25" table:formula="of:=[.I9]*[.G9]" office:value-type="float" office:value="1978.8846" calcext:value-type="float">
            <text:p>1.978,88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DÜBEL</text:p>
          </table:table-cell>
          <table:table-cell table:style-name="ce21" office:value-type="float" office:value="7" calcext:value-type="float">
            <text:p>7,0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10]*[.$E$2]" office:value-type="float" office:value="12849.9" calcext:value-type="float">
            <text:p>12849,9</text:p>
          </table:table-cell>
          <table:table-cell table:style-name="ce14" office:value-type="float" office:value="500" calcext:value-type="float">
            <text:p>500</text:p>
          </table:table-cell>
          <table:table-cell table:style-name="ce25" table:formula="of:=[.E10]/[.F10]" office:value-type="float" office:value="25.6998" calcext:value-type="float">
            <text:p>25,70</text:p>
          </table:table-cell>
          <table:table-cell table:style-name="ce25" office:value-type="string" calcext:value-type="string">
            <text:p>TR</text:p>
          </table:table-cell>
          <table:table-cell table:style-name="ce55" office:value-type="float" office:value="30" calcext:value-type="float">
            <text:p>30,00</text:p>
          </table:table-cell>
          <table:table-cell table:style-name="ce25" table:formula="of:=[.I10]*[.G10]" office:value-type="float" office:value="770.994" calcext:value-type="float">
            <text:p>770,99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astar</text:p>
          </table:table-cell>
          <table:table-cell table:style-name="ce21" office:value-type="float" office:value="0.3" calcext:value-type="float">
            <text:p>0,3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11]*[.$E$2]" office:value-type="float" office:value="550.71" calcext:value-type="float">
            <text:p>550,71</text:p>
          </table:table-cell>
          <table:table-cell table:style-name="ce14" office:value-type="float" office:value="20" calcext:value-type="float">
            <text:p>20</text:p>
          </table:table-cell>
          <table:table-cell table:style-name="ce25" table:formula="of:=[.E11]/[.F11]" office:value-type="float" office:value="27.5355" calcext:value-type="float">
            <text:p>27,54</text:p>
          </table:table-cell>
          <table:table-cell table:style-name="ce25" office:value-type="string" calcext:value-type="string">
            <text:p>tn</text:p>
          </table:table-cell>
          <table:table-cell table:style-name="ce55" office:value-type="float" office:value="100" calcext:value-type="float">
            <text:p>100,00</text:p>
          </table:table-cell>
          <table:table-cell table:style-name="ce25" table:formula="of:=[.I11]*[.G11]" office:value-type="float" office:value="2753.55" calcext:value-type="float">
            <text:p>2.753,55</text:p>
          </table:table-cell>
          <table:table-cell table:style-name="ce2" office:value-type="string" calcext:value-type="string">
            <text:p>M2</text:p>
          </table:table-cell>
          <table:table-cell table:number-columns-repeated="1013"/>
        </table:table-row>
        <table:table-row table:style-name="ro7">
          <table:table-cell/>
          <table:table-cell table:style-name="ce16" office:value-type="string" calcext:value-type="string">
            <text:p>dc boya</text:p>
          </table:table-cell>
          <table:table-cell table:style-name="ce22" office:value-type="float" office:value="0.3" calcext:value-type="float">
            <text:p>0,30</text:p>
          </table:table-cell>
          <table:table-cell table:style-name="ce16"/>
          <table:table-cell table:style-name="ce29" table:formula="of:=[.C12]*[.$E$2]" office:value-type="float" office:value="550.71" calcext:value-type="float">
            <text:p>550,71</text:p>
          </table:table-cell>
          <table:table-cell table:style-name="ce16" office:value-type="float" office:value="20" calcext:value-type="float">
            <text:p>20</text:p>
          </table:table-cell>
          <table:table-cell table:style-name="ce44" table:formula="of:=[.E12]/[.F12]" office:value-type="float" office:value="27.5355" calcext:value-type="float">
            <text:p>27,54</text:p>
          </table:table-cell>
          <table:table-cell table:style-name="ce44" office:value-type="string" calcext:value-type="string">
            <text:p>tn</text:p>
          </table:table-cell>
          <table:table-cell table:style-name="ce56" office:value-type="float" office:value="180" calcext:value-type="float">
            <text:p>180,00</text:p>
          </table:table-cell>
          <table:table-cell table:style-name="ce44" table:formula="of:=[.I12]*[.G12]" office:value-type="float" office:value="4956.39" calcext:value-type="float">
            <text:p>4.956,39</text:p>
          </table:table-cell>
          <table:table-cell table:style-name="ce2" office:value-type="string" calcext:value-type="string">
            <text:p>BR FY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36" table:formula="of:=SUM([.J5:.J12])" office:value-type="float" office:value="40462.4994" calcext:value-type="float">
            <text:p>40.462,50</text:p>
          </table:table-cell>
          <table:table-cell table:style-name="ce2" table:formula="of:=[.J13]/[.E2]" office:value-type="float" office:value="22.042" calcext:value-type="float">
            <text:p>22,042</text:p>
          </table:table-cell>
          <table:table-cell table:number-columns-repeated="1013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rmer" table:style-name="ta4">
        <office:forms form:automatic-focus="false" form:apply-design-mode="false"/>
        <table:table-column table:style-name="co37" table:default-cell-style-name="ce2"/>
        <table:table-column table:style-name="co38" table:default-cell-style-name="ce2"/>
        <table:table-column table:style-name="co22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18" table:number-columns-repeated="251" table:default-cell-style-name="ce2"/>
        <table:table-column table:style-name="co18" table:number-columns-repeated="767" table:default-cell-style-name="Default"/>
        <table:table-row table:style-name="ro5">
          <table:table-cell table:number-columns-repeated="1024"/>
        </table:table-row>
        <table:table-row table:style-name="ro5">
          <table:table-cell table:style-name="ce32" office:value-type="string" calcext:value-type="string">
            <text:p>basam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bo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tutar</text:p>
          </table:table-cell>
          <table:table-cell table:number-columns-repeated="1018"/>
        </table:table-row>
        <table:table-row table:style-name="ro5">
          <table:table-cell table:style-name="ce57" office:value-type="float" office:value="1.15" calcext:value-type="float">
            <text:p>1,15</text:p>
          </table:table-cell>
          <table:table-cell table:style-name="ce1" office:value-type="float" office:value="0.32" calcext:value-type="float">
            <text:p>0,32</text:p>
          </table:table-cell>
          <table:table-cell table:style-name="ce59" office:value-type="float" office:value="0" calcext:value-type="float">
            <text:p>0</text:p>
          </table:table-cell>
          <table:table-cell table:style-name="ce1" table:formula="of:=[.A4]*[.B4]*[.C4]"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style-name="ce36" table:formula="of:=[.E4]*[.D4]" office:value-type="float" office:value="0" calcext:value-type="float">
            <text:p>0,00</text:p>
          </table:table-cell>
          <table:table-cell table:style-name="ce36" table:formula="of:=[.G3]+[.F4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57" office:value-type="float" office:value="1.5" calcext:value-type="float">
            <text:p>1,50</text:p>
          </table:table-cell>
          <table:table-cell table:style-name="ce1" office:value-type="float" office:value="0.32" calcext:value-type="float">
            <text:p>0,32</text:p>
          </table:table-cell>
          <table:table-cell table:style-name="ce59" office:value-type="float" office:value="0" calcext:value-type="float">
            <text:p>0</text:p>
          </table:table-cell>
          <table:table-cell table:style-name="ce1" table:formula="of:=[.A5]*[.B5]*[.C5]"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style-name="ce36" table:formula="of:=[.E5]*[.D5]" office:value-type="float" office:value="0" calcext:value-type="float">
            <text:p>0,00</text:p>
          </table:table-cell>
          <table:table-cell table:style-name="ce36" table:formula="of:=[.G4]+[.F5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rıht</text:p>
          </table:table-cell>
          <table:table-cell table:style-name="ce1"/>
          <table:table-cell/>
          <table:table-cell table:style-name="ce1"/>
          <table:table-cell/>
          <table:table-cell table:style-name="ce36"/>
          <table:table-cell table:style-name="ce36" table:formula="of:=[.G5]+[.F6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57" office:value-type="float" office:value="1.15" calcext:value-type="float">
            <text:p>1,15</text:p>
          </table:table-cell>
          <table:table-cell table:style-name="ce1" office:value-type="float" office:value="0.18" calcext:value-type="float">
            <text:p>0,18</text:p>
          </table:table-cell>
          <table:table-cell table:style-name="ce59" office:value-type="float" office:value="0" calcext:value-type="float">
            <text:p>0</text:p>
          </table:table-cell>
          <table:table-cell table:style-name="ce1" table:formula="of:=[.A7]*[.B7]*[.C7]"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style-name="ce36" table:formula="of:=[.E7]*[.D7]" office:value-type="float" office:value="0" calcext:value-type="float">
            <text:p>0,00</text:p>
          </table:table-cell>
          <table:table-cell table:style-name="ce36" table:formula="of:=[.G6]+[.F7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57" office:value-type="float" office:value="1.5" calcext:value-type="float">
            <text:p>1,50</text:p>
          </table:table-cell>
          <table:table-cell table:style-name="ce1" office:value-type="float" office:value="0.18" calcext:value-type="float">
            <text:p>0,18</text:p>
          </table:table-cell>
          <table:table-cell table:style-name="ce59" office:value-type="float" office:value="0" calcext:value-type="float">
            <text:p>0</text:p>
          </table:table-cell>
          <table:table-cell table:style-name="ce1" table:formula="of:=[.A8]*[.B8]*[.C8]"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style-name="ce36" table:formula="of:=[.E8]*[.D8]" office:value-type="float" office:value="0" calcext:value-type="float">
            <text:p>0,00</text:p>
          </table:table-cell>
          <table:table-cell table:style-name="ce36" table:formula="of:=[.G7]+[.F8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32" office:value-type="string" calcext:value-type="string">
            <text:p>döşeme</text:p>
          </table:table-cell>
          <table:table-cell table:number-columns-repeated="2"/>
          <table:table-cell table:style-name="ce5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36" table:formula="of:=[.E9]*[.D9]" office:value-type="float" office:value="0" calcext:value-type="float">
            <text:p>0,00</text:p>
          </table:table-cell>
          <table:table-cell table:style-name="ce36" table:formula="of:=[.G8]+[.F9]" office:value-type="float" office:value="0" calcext:value-type="float">
            <text:p>0,00</text:p>
          </table:table-cell>
          <table:table-cell table:number-columns-repeated="1017"/>
        </table:table-row>
        <table:table-row table:style-name="ro9">
          <table:table-cell table:style-name="ce32" office:value-type="string" calcext:value-type="string">
            <text:p>süpürgelik</text:p>
          </table:table-cell>
          <table:table-cell table:number-columns-repeated="2"/>
          <table:table-cell table:style-name="ce5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6" table:formula="of:=[.E10]*[.D10]" office:value-type="float" office:value="0" calcext:value-type="float">
            <text:p>0,00</text:p>
          </table:table-cell>
          <table:table-cell table:style-name="ce36" table:formula="of:=[.G9]+[.F10]" office:value-type="float" office:value="0" calcext:value-type="float">
            <text:p>0,00</text:p>
          </table:table-cell>
          <table:table-cell table:style-name="ce63" table:formula="of:=[.H9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9">
          <table:table-cell table:style-name="ce32"/>
          <table:table-cell table:number-columns-repeated="2"/>
          <table:table-cell table:style-name="ce60"/>
          <table:table-cell/>
          <table:table-cell table:style-name="ce36" table:number-columns-repeated="2"/>
          <table:table-cell table:style-name="ce63"/>
          <table:table-cell table:number-columns-repeated="1016"/>
        </table:table-row>
        <table:table-row table:style-name="ro9">
          <table:table-cell table:style-name="ce32" office:value-type="string" calcext:value-type="string">
            <text:p>işçilik</text:p>
          </table:table-cell>
          <table:table-cell table:number-columns-repeated="4"/>
          <table:table-cell table:style-name="ce36" table:formula="of:=[.E12]*[.D12]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63"/>
          <table:table-cell table:number-columns-repeated="1016"/>
        </table:table-row>
        <table:table-row table:style-name="ro9">
          <table:table-cell office:value-type="string" calcext:value-type="string">
            <text:p>basamak</text:p>
          </table:table-cell>
          <table:table-cell table:number-columns-repeated="2"/>
          <table:table-cell table:formula="of:=([.A4]*[.C4])+([.A5]*[.C5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6" table:formula="of:=[.E13]*[.D13]" office:value-type="float" office:value="0" calcext:value-type="float">
            <text:p>0,00</text:p>
          </table:table-cell>
          <table:table-cell table:style-name="ce36" table:formula="of:=[.G12]+[.F13]" office:value-type="float" office:value="0" calcext:value-type="float">
            <text:p>0,00</text:p>
          </table:table-cell>
          <table:table-cell table:style-name="ce63"/>
          <table:table-cell table:number-columns-repeated="1016"/>
        </table:table-row>
        <table:table-row table:style-name="ro9">
          <table:table-cell office:value-type="string" calcext:value-type="string">
            <text:p>döşeme</text:p>
          </table:table-cell>
          <table:table-cell table:number-columns-repeated="2"/>
          <table:table-cell table:formula="of:=[.D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6" table:formula="of:=[.E14]*[.D14]" office:value-type="float" office:value="0" calcext:value-type="float">
            <text:p>0,00</text:p>
          </table:table-cell>
          <table:table-cell table:style-name="ce36" table:formula="of:=[.G13]+[.F14]" office:value-type="float" office:value="0" calcext:value-type="float">
            <text:p>0,00</text:p>
          </table:table-cell>
          <table:table-cell table:style-name="ce63"/>
          <table:table-cell table:number-columns-repeated="1016"/>
        </table:table-row>
        <table:table-row table:style-name="ro9">
          <table:table-cell office:value-type="string" calcext:value-type="string">
            <text:p>süpürgelik</text:p>
          </table:table-cell>
          <table:table-cell table:number-columns-repeated="2"/>
          <table:table-cell table:formula="of:=[.D1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6" table:formula="of:=[.E15]*[.D15]" office:value-type="float" office:value="0" calcext:value-type="float">
            <text:p>0,00</text:p>
          </table:table-cell>
          <table:table-cell table:style-name="ce36" table:formula="of:=[.G14]+[.F15]" office:value-type="float" office:value="0" calcext:value-type="float">
            <text:p>0,00</text:p>
          </table:table-cell>
          <table:table-cell table:style-name="ce63"/>
          <table:table-cell table:number-columns-repeated="1016"/>
        </table:table-row>
        <table:table-row table:style-name="ro9">
          <table:table-cell table:style-name="ce32" office:value-type="string" calcext:value-type="string">
            <text:p>mlzm</text:p>
          </table:table-cell>
          <table:table-cell table:number-columns-repeated="2"/>
          <table:table-cell table:style-name="ce60"/>
          <table:table-cell/>
          <table:table-cell table:style-name="ce36" table:formula="of:=([.G15]+[.H10])*0.05" office:value-type="float" office:value="0" calcext:value-type="float">
            <text:p>0,00</text:p>
          </table:table-cell>
          <table:table-cell table:style-name="ce36" table:formula="of:=[.G15]+[.F16]" office:value-type="float" office:value="0" calcext:value-type="float">
            <text:p>0,00</text:p>
          </table:table-cell>
          <table:table-cell table:style-name="ce63" table:formula="of:=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9">
          <table:table-cell table:style-name="ce32"/>
          <table:table-cell table:number-columns-repeated="2"/>
          <table:table-cell table:style-name="ce60"/>
          <table:table-cell/>
          <table:table-cell table:style-name="ce36"/>
          <table:table-cell table:style-name="ce36" office:value-type="float" office:value="0" calcext:value-type="float">
            <text:p>0,00</text:p>
          </table:table-cell>
          <table:table-cell table:style-name="ce63"/>
          <table:table-cell table:number-columns-repeated="1016"/>
        </table:table-row>
        <table:table-row table:style-name="ro9">
          <table:table-cell table:style-name="ce32" office:value-type="string" calcext:value-type="string">
            <text:p>Lambri</text:p>
          </table:table-cell>
          <table:table-cell table:number-columns-repeated="2"/>
          <table:table-cell table:style-name="ce59"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style-name="ce36" table:formula="of:=[.E18]*[.D18]" office:value-type="float" office:value="3150" calcext:value-type="float">
            <text:p>3.150,00</text:p>
          </table:table-cell>
          <table:table-cell table:style-name="ce36" table:formula="of:=[.G17]+[.F18]" office:value-type="float" office:value="3150" calcext:value-type="float">
            <text:p>3.150,00</text:p>
          </table:table-cell>
          <table:table-cell table:style-name="ce63" table:formula="of:=[.G18]+[.G17]" office:value-type="float" office:value="3150" calcext:value-type="float">
            <text:p>3.150,00</text:p>
          </table:table-cell>
          <table:table-cell table:number-columns-repeated="1016"/>
        </table:table-row>
        <table:table-row table:style-name="ro9">
          <table:table-cell table:style-name="ce32"/>
          <table:table-cell table:number-columns-repeated="2"/>
          <table:table-cell table:style-name="ce59"/>
          <table:table-cell/>
          <table:table-cell table:style-name="ce36" table:number-columns-repeated="2"/>
          <table:table-cell table:style-name="ce63"/>
          <table:table-cell table:number-columns-repeated="1016"/>
        </table:table-row>
        <table:table-row table:style-name="ro9">
          <table:table-cell office:value-type="string" calcext:value-type="string">
            <text:p>Lambri ;İşçilik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36" table:formula="of:=[.E20]*[.D20]" office:value-type="float" office:value="1350" calcext:value-type="float">
            <text:p>1.350,00</text:p>
          </table:table-cell>
          <table:table-cell table:style-name="ce61" table:formula="of:=[.F20]" office:value-type="float" office:value="1350" calcext:value-type="float">
            <text:p>1.350,00</text:p>
          </table:table-cell>
          <table:table-cell table:style-name="ce63"/>
          <table:table-cell table:number-columns-repeated="1016"/>
        </table:table-row>
        <table:table-row table:style-name="ro9">
          <table:table-cell table:style-name="ce32" office:value-type="string" calcext:value-type="string">
            <text:p>Mlzm</text:p>
          </table:table-cell>
          <table:table-cell table:number-columns-repeated="4"/>
          <table:table-cell table:style-name="ce36" table:formula="of:=([.G20]+[.H18])*0.1" office:value-type="float" office:value="450" calcext:value-type="float">
            <text:p>450,00</text:p>
          </table:table-cell>
          <table:table-cell table:style-name="ce36" table:formula="of:=[.G20]+[.F21]" office:value-type="float" office:value="1800" calcext:value-type="float">
            <text:p>1.800,00</text:p>
          </table:table-cell>
          <table:table-cell table:style-name="ce63" table:formula="of:=[.G21]" office:value-type="float" office:value="1800" calcext:value-type="float">
            <text:p>1.800,00</text:p>
          </table:table-cell>
          <table:table-cell table:number-columns-repeated="1016"/>
        </table:table-row>
        <table:table-row table:style-name="ro5">
          <table:table-cell/>
          <table:table-cell table:style-name="ce58"/>
          <table:table-cell table:style-name="ce38"/>
          <table:table-cell table:number-columns-repeated="1021"/>
        </table:table-row>
        <table:table-row table:style-name="ro5">
          <table:table-cell table:number-columns-repeated="7"/>
          <table:table-cell table:style-name="ce36" table:formula="of:=SUM([.H10:.H22])" office:value-type="float" office:value="4950" calcext:value-type="float">
            <text:p>4.950,00</text:p>
          </table:table-cell>
          <table:table-cell table:number-columns-repeated="1016"/>
        </table:table-row>
        <table:table-row table:style-name="ro5">
          <table:table-cell/>
          <table:table-cell table:style-name="ce58"/>
          <table:table-cell table:style-name="ce38"/>
          <table:table-cell table:number-columns-repeated="4"/>
          <table:table-cell table:style-name="ce36" table:formula="of:=[.H23]+[.F24]" office:value-type="float" office:value="4950" calcext:value-type="float">
            <text:p>4.950,00</text:p>
          </table:table-cell>
          <table:table-cell office:value-type="float" office:value="15310" calcext:value-type="float">
            <text:p>15310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5"/>
          <table:table-cell table:style-name="ce36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36" table:number-columns-repeated="2"/>
          <table:table-cell table:style-name="ce39"/>
          <table:table-cell table:number-columns-repeated="1016"/>
        </table:table-row>
        <table:table-row table:style-name="ro5">
          <table:table-cell/>
          <table:table-cell table:style-name="ce58"/>
          <table:table-cell table:number-columns-repeated="1022"/>
        </table:table-row>
        <table:table-row table:style-name="ro5" table:number-rows-repeated="3">
          <table:table-cell table:number-columns-repeated="6"/>
          <table:table-cell table:style-name="ce62"/>
          <table:table-cell table:number-columns-repeated="1017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  <number:text> ₺</number:text>
    </number:number-style>
    <number:number-style style:name="N111"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₺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₺</number:text>
    </number:number-style>
    <number:number-style style:name="N113"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₺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20P2" style:volatile="true">
      <loext:text> </loext:text>
      <loext:fill-character> </loext:fill-character>
      <number:text>- ₺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cale-to="100%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7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DIŞ_20_CEPHE_20_" style:display-name="PageStyle_DIŞ CEPHE 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LZM" style:display-name="PageStyle_MLZ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ayfa1" style:display-name="PageStyle_Sayfa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rmer" style:display-name="PageStyle_merm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</meta:initial-creator>
    <meta:creation-date>2015-10-15T22:51:12</meta:creation-date>
    <dc:date>2019-09-07T16:26:25.603819950</dc:date>
    <meta:editing-duration>PT14M36S</meta:editing-duration>
    <meta:editing-cycles>3</meta:editing-cycles>
    <meta:generator>LibreOffice/5.2.7.2$Linux_X86_64 LibreOffice_project/20m0$Build-2</meta:generator>
    <meta:print-date>2019-09-07T15:50:06.280318138</meta:print-date>
    <meta:document-statistic meta:table-count="4" meta:cell-count="1209" meta:object-count="0"/>
  </office:meta>
</office:document-meta>
</file>